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72mm"/>
    </style:style>
    <style:style style:name="co3" style:family="table-column">
      <style:table-column-properties fo:break-before="auto" style:column-width="1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4"/>
    <style:style style:name="ce3" style:family="table-cell" style:parent-style-name="Default" style:data-style-name="N111"/>
    <style:style style:name="ce4" style:family="table-cell" style:parent-style-name="Default" style:data-style-name="N11">
      <style:table-cell-properties fo:background-color="#ccff00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 style:data-style-name="N11">
      <style:table-cell-properties fo:background-color="#ffff00"/>
    </style:style>
    <style:style style:name="ce7" style:family="table-cell" style:parent-style-name="Default" style:data-style-name="N112">
      <style:table-cell-properties fo:background-color="#ccff00"/>
    </style:style>
    <style:style style:name="ce8" style:family="table-cell" style:parent-style-name="Default" style:data-style-name="N11">
      <style:table-cell-properties fo:border-bottom="none" fo:border-left="0.06pt solid #000000" fo:border-right="none" fo:border-top="0.06pt solid #000000"/>
    </style:style>
    <style:style style:name="ce9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11">
      <style:table-cell-properties fo:border-bottom="none" fo:background-color="#ccff00" fo:border-left="0.06pt solid #000000" fo:border-right="none" fo:border-top="0.06pt solid #000000"/>
    </style:style>
    <style:style style:name="ce12" style:family="table-cell" style:parent-style-name="Default" style:data-style-name="N11">
      <style:table-cell-properties fo:border-bottom="none" fo:background-color="#ccff00" fo:border-left="0.06pt solid #000000" fo:border-right="none" fo:border-top="none"/>
    </style:style>
    <style:style style:name="ce13" style:family="table-cell" style:parent-style-name="Default" style:data-style-name="N11">
      <style:table-cell-properties fo:border-bottom="0.06pt solid #000000" fo:background-color="#ff3333" fo:border-left="0.06pt solid #000000" fo:border-right="none" fo:border-top="none"/>
    </style:style>
    <style:style style:name="ce14" style:family="table-cell" style:parent-style-name="Default" style:data-style-name="N11">
      <style:table-cell-properties fo:border-bottom="none" fo:background-color="#ff3333" fo:border-left="0.06pt solid #000000" fo:border-right="none" fo:border-top="0.06pt solid #000000"/>
    </style:style>
    <style:style style:name="ce15" style:family="table-cell" style:parent-style-name="Default" style:data-style-name="N11">
      <style:table-cell-properties fo:border-bottom="none" fo:background-color="#ffff00" fo:border-left="0.06pt solid #000000" fo:border-right="none" fo:border-top="none"/>
    </style:style>
    <style:style style:name="ce16" style:family="table-cell" style:parent-style-name="Default" style:data-style-name="N112">
      <style:table-cell-properties fo:border-bottom="0.06pt solid #000000" fo:background-color="#ccff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11">
      <style:table-cell-properties fo:border-bottom="none" fo:background-color="#ccff00" fo:border-left="none" fo:border-right="none" fo:border-top="0.06pt solid #000000"/>
    </style:style>
    <style:style style:name="ce20" style:family="table-cell" style:parent-style-name="Default" style:data-style-name="N11">
      <style:table-cell-properties fo:border-bottom="0.06pt solid #000000" fo:background-color="#ff3333" fo:border-left="none" fo:border-right="none" fo:border-top="none"/>
    </style:style>
    <style:style style:name="ce21" style:family="table-cell" style:parent-style-name="Default" style:data-style-name="N11">
      <style:table-cell-properties fo:border-bottom="none" fo:background-color="#ff3333" fo:border-left="none" fo:border-right="none" fo:border-top="0.06pt solid #000000"/>
    </style:style>
    <style:style style:name="ce22" style:family="table-cell" style:parent-style-name="Default" style:data-style-name="N11">
      <style:table-cell-properties fo:border-bottom="0.06pt solid #000000" fo:background-color="#ccff00" fo:border-left="none" fo:border-right="none" fo:border-top="none"/>
    </style:style>
    <style:style style:name="ce6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1">
      <style:table-cell-properties fo:border-bottom="none" fo:background-color="#ff3333" fo:border-left="none" fo:border-right="0.06pt solid #000000" fo:border-top="0.06pt solid #000000"/>
    </style:style>
    <style:style style:name="ce27" style:family="table-cell" style:parent-style-name="Default" style:data-style-name="N11">
      <style:table-cell-properties fo:border-bottom="none" fo:background-color="#ff3333" fo:border-left="none" fo:border-right="0.06pt solid #000000" fo:border-top="none"/>
    </style:style>
    <style:style style:name="ce28" style:family="table-cell" style:parent-style-name="Default" style:data-style-name="N11">
      <style:table-cell-properties fo:border-bottom="0.06pt solid #000000" fo:background-color="#ff3333" fo:border-left="none" fo:border-right="0.06pt solid #000000" fo:border-top="none"/>
    </style:style>
    <style:style style:name="ce29" style:family="table-cell" style:parent-style-name="Default" style:data-style-name="N11">
      <style:table-cell-properties fo:border-bottom="none" fo:background-color="#ffff00" fo:border-left="none" fo:border-right="0.06pt solid #000000" fo:border-top="0.06pt solid #000000"/>
    </style:style>
    <style:style style:name="ce30" style:family="table-cell" style:parent-style-name="Default" style:data-style-name="N11">
      <style:table-cell-properties fo:border-bottom="none" fo:background-color="#ffff00" fo:border-left="none" fo:border-right="0.06pt solid #000000" fo:border-top="none"/>
    </style:style>
    <style:style style:name="ce31" style:family="table-cell" style:parent-style-name="Default" style:data-style-name="N11">
      <style:table-cell-properties fo:border-bottom="0.06pt solid #000000" fo:background-color="#ccff00" fo:border-left="none" fo:border-right="0.06pt solid #000000" fo:border-top="none"/>
    </style:style>
    <style:style style:name="ce32" style:family="table-cell" style:parent-style-name="Default" style:data-style-name="N11">
      <style:table-cell-properties fo:border-bottom="none" fo:background-color="#ff3333" fo:border-left="0.06pt solid #000000" fo:border-right="none" fo:border-top="none"/>
    </style:style>
    <style:style style:name="ce33" style:family="table-cell" style:parent-style-name="Default" style:data-style-name="N11">
      <style:table-cell-properties fo:border-bottom="0.06pt solid #000000" fo:background-color="#ffff00" fo:border-left="0.06pt solid #000000" fo:border-right="none" fo:border-top="none"/>
    </style:style>
    <style:style style:name="ce34" style:family="table-cell" style:parent-style-name="Default" style:data-style-name="N11">
      <style:table-cell-properties fo:border-bottom="none" fo:background-color="#ffff00" fo:border-left="0.06pt solid #000000" fo:border-right="none" fo:border-top="0.06pt solid #000000"/>
    </style:style>
    <style:style style:name="ce35" style:family="table-cell" style:parent-style-name="Default" style:data-style-name="N11">
      <style:table-cell-properties fo:border-bottom="none" fo:background-color="#ffff00" fo:border-left="none" fo:border-right="none" fo:border-top="0.06pt solid #000000"/>
    </style:style>
    <style:style style:name="ce36" style:family="table-cell" style:parent-style-name="Default" style:data-style-name="N11">
      <style:table-cell-properties fo:border-bottom="0.06pt solid #000000" fo:background-color="#ffff00" fo:border-left="none" fo:border-right="none" fo:border-top="none"/>
    </style:style>
    <style:style style:name="ce8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4" style:family="table-cell" style:parent-style-name="Default">
      <style:table-cell-properties fo:border-bottom="none" fo:border-left="0.06pt solid #000000" fo:border-right="0.06pt solid #000000" fo:border-top="none"/>
    </style:style>
    <style:style style:name="ce8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 style:data-style-name="N11">
      <style:table-cell-properties fo:border-bottom="0.06pt solid #000000" fo:background-color="#ffff00" fo:border-left="none" fo:border-right="0.06pt solid #000000" fo:border-top="none"/>
    </style:style>
    <style:style style:name="ce38" style:family="table-cell" style:parent-style-name="Default" style:data-style-name="N11">
      <style:table-cell-properties fo:border-bottom="0.06pt solid #000000" fo:background-color="#ccff00" fo:border-left="0.06pt solid #000000" fo:border-right="none" fo:border-top="none"/>
    </style:style>
    <style:style style:name="ce39" style:family="table-cell" style:parent-style-name="Default" style:data-style-name="N11">
      <style:table-cell-properties fo:border-bottom="none" fo:background-color="#ccff00" fo:border-left="none" fo:border-right="0.06pt solid #000000" fo:border-top="0.06pt solid #000000"/>
    </style:style>
    <style:style style:name="ce40" style:family="table-cell" style:parent-style-name="Default" style:data-style-name="N11">
      <style:table-cell-properties fo:border-bottom="none" fo:background-color="#ccff00" fo:border-left="none" fo:border-right="0.06pt solid #000000" fo:border-top="none"/>
    </style:style>
    <style:style style:name="ce41" style:family="table-cell" style:parent-style-name="Default" style:data-style-name="N112">
      <style:table-cell-properties fo:border-bottom="0.06pt solid #000000" fo:background-color="#ccff00" fo:border-left="none" fo:border-right="0.06pt solid #000000" fo:border-top="none"/>
    </style:style>
    <style:style style:name="ce91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none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1">
      <style:table-cell-properties fo:background-color="#00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ce5"/>
        <table:table-row table:style-name="ro1" table:number-rows-repeated="4"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2" table:formula="of:=MAX([.C5:.K5])*MAX([.B6:.B14])" office:value-type="float" office:value="33.63" calcext:value-type="float">
            <text:p>33.6300</text:p>
          </table:table-cell>
          <table:table-cell office:value-type="float" office:value="5.7" calcext:value-type="float">
            <text:p>5.7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table:style-name="Default"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style-name="ce3" table:formula="of:=[.$B$5]-[.C$5]*[.$B6]" office:value-type="float" office:value="4.56" calcext:value-type="float">
            <text:p>4.6</text:p>
          </table:table-cell>
          <table:table-cell table:style-name="ce3" table:formula="of:=[.$B$5]-[.D$5]*[.$B6]" office:value-type="float" office:value="9.66" calcext:value-type="float">
            <text:p>9.7</text:p>
          </table:table-cell>
          <table:table-cell table:style-name="ce3" table:formula="of:=[.$B$5]-[.E$5]*[.$B6]" office:value-type="float" office:value="14.76" calcext:value-type="float">
            <text:p>14.8</text:p>
          </table:table-cell>
          <table:table-cell table:style-name="ce3" table:formula="of:=[.$B$5]-[.F$5]*[.$B6]" office:value-type="float" office:value="19.86" calcext:value-type="float">
            <text:p>19.9</text:p>
          </table:table-cell>
          <table:table-cell table:style-name="ce3" table:formula="of:=[.$B$5]-[.G$5]*[.$B6]" office:value-type="float" office:value="27" calcext:value-type="float">
            <text:p>27.0</text:p>
          </table:table-cell>
          <table:table-cell table:style-name="ce3" table:formula="of:=[.$B$5]-[.H$5]*[.$B6]" office:value-type="float" office:value="21.9" calcext:value-type="float">
            <text:p>21.9</text:p>
          </table:table-cell>
          <table:table-cell table:style-name="ce3" table:formula="of:=[.$B$5]-[.I$5]*[.$B6]" office:value-type="float" office:value="16.8" calcext:value-type="float">
            <text:p>16.8</text:p>
          </table:table-cell>
          <table:table-cell table:style-name="ce3" table:formula="of:=[.$B$5]-[.J$5]*[.$B6]" office:value-type="float" office:value="11.7" calcext:value-type="float">
            <text:p>11.7</text:p>
          </table:table-cell>
          <table:table-cell table:style-name="ce3" table:formula="of:=[.$B$5]-[.K$5]*[.$B6]" office:value-type="float" office:value="6.60000000000001" calcext:value-type="float">
            <text:p>6.6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style-name="ce3" table:formula="of:=[.$B$5]-[.C$5]*[.$B7]" office:value-type="float" office:value="10.26" calcext:value-type="float">
            <text:p>10.3</text:p>
          </table:table-cell>
          <table:table-cell table:style-name="ce3" table:formula="of:=[.$B$5]-[.D$5]*[.$B7]" office:value-type="float" office:value="14.36" calcext:value-type="float">
            <text:p>14.4</text:p>
          </table:table-cell>
          <table:table-cell table:style-name="ce3" table:formula="of:=[.$B$5]-[.E$5]*[.$B7]" office:value-type="float" office:value="18.46" calcext:value-type="float">
            <text:p>18.5</text:p>
          </table:table-cell>
          <table:table-cell table:style-name="ce3" table:formula="of:=[.$B$5]-[.F$5]*[.$B7]" office:value-type="float" office:value="22.56" calcext:value-type="float">
            <text:p>22.6</text:p>
          </table:table-cell>
          <table:table-cell table:style-name="ce3" table:formula="of:=[.$B$5]-[.G$5]*[.$B7]" office:value-type="float" office:value="28.3" calcext:value-type="float">
            <text:p>28.3</text:p>
          </table:table-cell>
          <table:table-cell table:style-name="ce3" table:formula="of:=[.$B$5]-[.H$5]*[.$B7]" office:value-type="float" office:value="24.2" calcext:value-type="float">
            <text:p>24.2</text:p>
          </table:table-cell>
          <table:table-cell table:style-name="ce3" table:formula="of:=[.$B$5]-[.I$5]*[.$B7]" office:value-type="float" office:value="20.1" calcext:value-type="float">
            <text:p>20.1</text:p>
          </table:table-cell>
          <table:table-cell table:style-name="ce3" table:formula="of:=[.$B$5]-[.J$5]*[.$B7]" office:value-type="float" office:value="16" calcext:value-type="float">
            <text:p>16.0</text:p>
          </table:table-cell>
          <table:table-cell table:style-name="ce3" table:formula="of:=[.$B$5]-[.K$5]*[.$B7]" office:value-type="float" office:value="11.9" calcext:value-type="float">
            <text:p>11.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style-name="ce3" table:formula="of:=[.$B$5]-[.C$5]*[.$B8]" office:value-type="float" office:value="15.96" calcext:value-type="float">
            <text:p>16.0</text:p>
          </table:table-cell>
          <table:table-cell table:style-name="ce3" table:formula="of:=[.$B$5]-[.D$5]*[.$B8]" office:value-type="float" office:value="19.06" calcext:value-type="float">
            <text:p>19.1</text:p>
          </table:table-cell>
          <table:table-cell table:style-name="ce3" table:formula="of:=[.$B$5]-[.E$5]*[.$B8]" office:value-type="float" office:value="22.16" calcext:value-type="float">
            <text:p>22.2</text:p>
          </table:table-cell>
          <table:table-cell table:style-name="ce3" table:formula="of:=[.$B$5]-[.F$5]*[.$B8]" office:value-type="float" office:value="25.26" calcext:value-type="float">
            <text:p>25.3</text:p>
          </table:table-cell>
          <table:table-cell table:style-name="ce3" table:formula="of:=[.$B$5]-[.G$5]*[.$B8]" office:value-type="float" office:value="29.6" calcext:value-type="float">
            <text:p>29.6</text:p>
          </table:table-cell>
          <table:table-cell table:style-name="ce3" table:formula="of:=[.$B$5]-[.H$5]*[.$B8]" office:value-type="float" office:value="26.5" calcext:value-type="float">
            <text:p>26.5</text:p>
          </table:table-cell>
          <table:table-cell table:style-name="ce3" table:formula="of:=[.$B$5]-[.I$5]*[.$B8]" office:value-type="float" office:value="23.4" calcext:value-type="float">
            <text:p>23.4</text:p>
          </table:table-cell>
          <table:table-cell table:style-name="ce3" table:formula="of:=[.$B$5]-[.J$5]*[.$B8]" office:value-type="float" office:value="20.3" calcext:value-type="float">
            <text:p>20.3</text:p>
          </table:table-cell>
          <table:table-cell table:style-name="ce3" table:formula="of:=[.$B$5]-[.K$5]*[.$B8]" office:value-type="float" office:value="17.2" calcext:value-type="float">
            <text:p>17.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style-name="ce3" table:formula="of:=[.$B$5]-[.C$5]*[.$B9]" office:value-type="float" office:value="21.66" calcext:value-type="float">
            <text:p>21.7</text:p>
          </table:table-cell>
          <table:table-cell table:style-name="ce3" table:formula="of:=[.$B$5]-[.D$5]*[.$B9]" office:value-type="float" office:value="23.76" calcext:value-type="float">
            <text:p>23.8</text:p>
          </table:table-cell>
          <table:table-cell table:style-name="ce3" table:formula="of:=[.$B$5]-[.E$5]*[.$B9]" office:value-type="float" office:value="25.86" calcext:value-type="float">
            <text:p>25.9</text:p>
          </table:table-cell>
          <table:table-cell table:style-name="ce3" table:formula="of:=[.$B$5]-[.F$5]*[.$B9]" office:value-type="float" office:value="27.96" calcext:value-type="float">
            <text:p>28.0</text:p>
          </table:table-cell>
          <table:table-cell table:style-name="ce3" table:formula="of:=[.$B$5]-[.G$5]*[.$B9]" office:value-type="float" office:value="30.9" calcext:value-type="float">
            <text:p>30.9</text:p>
          </table:table-cell>
          <table:table-cell table:style-name="ce3" table:formula="of:=[.$B$5]-[.H$5]*[.$B9]" office:value-type="float" office:value="28.8" calcext:value-type="float">
            <text:p>28.8</text:p>
          </table:table-cell>
          <table:table-cell table:style-name="ce3" table:formula="of:=[.$B$5]-[.I$5]*[.$B9]" office:value-type="float" office:value="26.7" calcext:value-type="float">
            <text:p>26.7</text:p>
          </table:table-cell>
          <table:table-cell table:style-name="ce3" table:formula="of:=[.$B$5]-[.J$5]*[.$B9]" office:value-type="float" office:value="24.6" calcext:value-type="float">
            <text:p>24.6</text:p>
          </table:table-cell>
          <table:table-cell table:style-name="ce3" table:formula="of:=[.$B$5]-[.K$5]*[.$B9]" office:value-type="float" office:value="22.5" calcext:value-type="float">
            <text:p>22.5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style-name="ce3" table:formula="of:=[.$B$5]-[.C$5]*[.$B10]" office:value-type="float" office:value="27.36" calcext:value-type="float">
            <text:p>27.4</text:p>
          </table:table-cell>
          <table:table-cell table:style-name="ce3" table:formula="of:=[.$B$5]-[.D$5]*[.$B10]" office:value-type="float" office:value="28.46" calcext:value-type="float">
            <text:p>28.5</text:p>
          </table:table-cell>
          <table:table-cell table:style-name="ce3" table:formula="of:=[.$B$5]-[.E$5]*[.$B10]" office:value-type="float" office:value="29.56" calcext:value-type="float">
            <text:p>29.6</text:p>
          </table:table-cell>
          <table:table-cell table:style-name="ce3" table:formula="of:=[.$B$5]-[.F$5]*[.$B10]" office:value-type="float" office:value="30.66" calcext:value-type="float">
            <text:p>30.7</text:p>
          </table:table-cell>
          <table:table-cell table:style-name="ce3" table:formula="of:=[.$B$5]-[.G$5]*[.$B10]" office:value-type="float" office:value="32.2" calcext:value-type="float">
            <text:p>32.2</text:p>
          </table:table-cell>
          <table:table-cell table:style-name="ce3" table:formula="of:=[.$B$5]-[.H$5]*[.$B10]" office:value-type="float" office:value="31.1" calcext:value-type="float">
            <text:p>31.1</text:p>
          </table:table-cell>
          <table:table-cell table:style-name="ce3" table:formula="of:=[.$B$5]-[.I$5]*[.$B10]" office:value-type="float" office:value="30" calcext:value-type="float">
            <text:p>30.0</text:p>
          </table:table-cell>
          <table:table-cell table:style-name="ce3" table:formula="of:=[.$B$5]-[.J$5]*[.$B10]" office:value-type="float" office:value="28.9" calcext:value-type="float">
            <text:p>28.9</text:p>
          </table:table-cell>
          <table:table-cell table:style-name="ce3" table:formula="of:=[.$B$5]-[.K$5]*[.$B10]" office:value-type="float" office:value="27.8" calcext:value-type="float">
            <text:p>27.8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style-name="ce3" table:formula="of:=[.$B$5]-[.C$5]*[.$B11]" office:value-type="float" office:value="17.1" calcext:value-type="float">
            <text:p>17.1</text:p>
          </table:table-cell>
          <table:table-cell table:style-name="ce3" table:formula="of:=[.$B$5]-[.D$5]*[.$B11]" office:value-type="float" office:value="20" calcext:value-type="float">
            <text:p>20.0</text:p>
          </table:table-cell>
          <table:table-cell table:style-name="ce3" table:formula="of:=[.$B$5]-[.E$5]*[.$B11]" office:value-type="float" office:value="22.9" calcext:value-type="float">
            <text:p>22.9</text:p>
          </table:table-cell>
          <table:table-cell table:style-name="ce3" table:formula="of:=[.$B$5]-[.F$5]*[.$B11]" office:value-type="float" office:value="25.8" calcext:value-type="float">
            <text:p>25.8</text:p>
          </table:table-cell>
          <table:table-cell table:style-name="ce3" table:formula="of:=[.$B$5]-[.G$5]*[.$B11]" office:value-type="float" office:value="29.86" calcext:value-type="float">
            <text:p>29.9</text:p>
          </table:table-cell>
          <table:table-cell table:style-name="ce3" table:formula="of:=[.$B$5]-[.H$5]*[.$B11]" office:value-type="float" office:value="26.96" calcext:value-type="float">
            <text:p>27.0</text:p>
          </table:table-cell>
          <table:table-cell table:style-name="ce3" table:formula="of:=[.$B$5]-[.I$5]*[.$B11]" office:value-type="float" office:value="24.06" calcext:value-type="float">
            <text:p>24.1</text:p>
          </table:table-cell>
          <table:table-cell table:style-name="ce3" table:formula="of:=[.$B$5]-[.J$5]*[.$B11]" office:value-type="float" office:value="21.16" calcext:value-type="float">
            <text:p>21.2</text:p>
          </table:table-cell>
          <table:table-cell table:style-name="ce3" table:formula="of:=[.$B$5]-[.K$5]*[.$B11]" office:value-type="float" office:value="18.26" calcext:value-type="float">
            <text:p>18.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style-name="ce3" table:formula="of:=[.$B$5]-[.C$5]*[.$B12]" office:value-type="float" office:value="11.4" calcext:value-type="float">
            <text:p>11.4</text:p>
          </table:table-cell>
          <table:table-cell table:style-name="ce3" table:formula="of:=[.$B$5]-[.D$5]*[.$B12]" office:value-type="float" office:value="15.3" calcext:value-type="float">
            <text:p>15.3</text:p>
          </table:table-cell>
          <table:table-cell table:style-name="ce3" table:formula="of:=[.$B$5]-[.E$5]*[.$B12]" office:value-type="float" office:value="19.2" calcext:value-type="float">
            <text:p>19.2</text:p>
          </table:table-cell>
          <table:table-cell table:style-name="ce3" table:formula="of:=[.$B$5]-[.F$5]*[.$B12]" office:value-type="float" office:value="23.1" calcext:value-type="float">
            <text:p>23.1</text:p>
          </table:table-cell>
          <table:table-cell table:style-name="ce3" table:formula="of:=[.$B$5]-[.G$5]*[.$B12]" office:value-type="float" office:value="28.56" calcext:value-type="float">
            <text:p>28.6</text:p>
          </table:table-cell>
          <table:table-cell table:style-name="ce3" table:formula="of:=[.$B$5]-[.H$5]*[.$B12]" office:value-type="float" office:value="24.66" calcext:value-type="float">
            <text:p>24.7</text:p>
          </table:table-cell>
          <table:table-cell table:style-name="ce3" table:formula="of:=[.$B$5]-[.I$5]*[.$B12]" office:value-type="float" office:value="20.76" calcext:value-type="float">
            <text:p>20.8</text:p>
          </table:table-cell>
          <table:table-cell table:style-name="ce3" table:formula="of:=[.$B$5]-[.J$5]*[.$B12]" office:value-type="float" office:value="16.86" calcext:value-type="float">
            <text:p>16.9</text:p>
          </table:table-cell>
          <table:table-cell table:style-name="ce3" table:formula="of:=[.$B$5]-[.K$5]*[.$B12]" office:value-type="float" office:value="12.96" calcext:value-type="float">
            <text:p>13.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style-name="ce3" table:formula="of:=[.$B$5]-[.C$5]*[.$B13]" office:value-type="float" office:value="5.7" calcext:value-type="float">
            <text:p>5.7</text:p>
          </table:table-cell>
          <table:table-cell table:style-name="ce3" table:formula="of:=[.$B$5]-[.D$5]*[.$B13]" office:value-type="float" office:value="10.6" calcext:value-type="float">
            <text:p>10.6</text:p>
          </table:table-cell>
          <table:table-cell table:style-name="ce3" table:formula="of:=[.$B$5]-[.E$5]*[.$B13]" office:value-type="float" office:value="15.5" calcext:value-type="float">
            <text:p>15.5</text:p>
          </table:table-cell>
          <table:table-cell table:style-name="ce3" table:formula="of:=[.$B$5]-[.F$5]*[.$B13]" office:value-type="float" office:value="20.4" calcext:value-type="float">
            <text:p>20.4</text:p>
          </table:table-cell>
          <table:table-cell table:style-name="ce3" table:formula="of:=[.$B$5]-[.G$5]*[.$B13]" office:value-type="float" office:value="27.26" calcext:value-type="float">
            <text:p>27.3</text:p>
          </table:table-cell>
          <table:table-cell table:style-name="ce3" table:formula="of:=[.$B$5]-[.H$5]*[.$B13]" office:value-type="float" office:value="22.36" calcext:value-type="float">
            <text:p>22.4</text:p>
          </table:table-cell>
          <table:table-cell table:style-name="ce3" table:formula="of:=[.$B$5]-[.I$5]*[.$B13]" office:value-type="float" office:value="17.46" calcext:value-type="float">
            <text:p>17.5</text:p>
          </table:table-cell>
          <table:table-cell table:style-name="ce3" table:formula="of:=[.$B$5]-[.J$5]*[.$B13]" office:value-type="float" office:value="12.56" calcext:value-type="float">
            <text:p>12.6</text:p>
          </table:table-cell>
          <table:table-cell table:style-name="ce3" table:formula="of:=[.$B$5]-[.K$5]*[.$B13]" office:value-type="float" office:value="7.66" calcext:value-type="float">
            <text:p>7.7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table:style-name="ce3" table:formula="of:=[.$B$5]-[.C$5]*[.$B14]" office:value-type="float" office:value="0" calcext:value-type="float">
            <text:p>0.0</text:p>
          </table:table-cell>
          <table:table-cell table:style-name="ce3" table:formula="of:=[.$B$5]-[.D$5]*[.$B14]" office:value-type="float" office:value="5.9" calcext:value-type="float">
            <text:p>5.9</text:p>
          </table:table-cell>
          <table:table-cell table:style-name="ce3" table:formula="of:=[.$B$5]-[.E$5]*[.$B14]" office:value-type="float" office:value="11.8" calcext:value-type="float">
            <text:p>11.8</text:p>
          </table:table-cell>
          <table:table-cell table:style-name="ce3" table:formula="of:=[.$B$5]-[.F$5]*[.$B14]" office:value-type="float" office:value="17.7" calcext:value-type="float">
            <text:p>17.7</text:p>
          </table:table-cell>
          <table:table-cell table:style-name="ce3" table:formula="of:=[.$B$5]-[.G$5]*[.$B14]" office:value-type="float" office:value="25.96" calcext:value-type="float">
            <text:p>26.0</text:p>
          </table:table-cell>
          <table:table-cell table:style-name="ce3" table:formula="of:=[.$B$5]-[.H$5]*[.$B14]" office:value-type="float" office:value="20.06" calcext:value-type="float">
            <text:p>20.1</text:p>
          </table:table-cell>
          <table:table-cell table:style-name="ce3" table:formula="of:=[.$B$5]-[.I$5]*[.$B14]" office:value-type="float" office:value="14.16" calcext:value-type="float">
            <text:p>14.2</text:p>
          </table:table-cell>
          <table:table-cell table:style-name="ce3" table:formula="of:=[.$B$5]-[.J$5]*[.$B14]" office:value-type="float" office:value="8.26" calcext:value-type="float">
            <text:p>8.3</text:p>
          </table:table-cell>
          <table:table-cell table:style-name="ce3" table:formula="of:=[.$B$5]-[.K$5]*[.$B14]" office:value-type="float" office:value="2.36" calcext:value-type="float">
            <text:p>2.4</text:p>
          </table:table-cell>
          <table:table-cell table:formula="of:=SUM([.C6:.K14])" office:value-type="float" office:value="1621.8" calcext:value-type="float">
            <text:p>1621.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table:formula="of:=[.C6]/[.$L$14]" office:value-type="percentage" office:value="0.00281169071402146" calcext:value-type="percentage">
            <text:p>0.28%</text:p>
          </table:table-cell>
          <table:table-cell table:style-name="ce4" table:formula="of:=[.D6]/[.$L$14]" office:value-type="percentage" office:value="0.00595634480207177" calcext:value-type="percentage">
            <text:p>0.60%</text:p>
          </table:table-cell>
          <table:table-cell table:style-name="ce5" table:formula="of:=[.E6]/[.$L$14]" office:value-type="percentage" office:value="0.00910099889012209" calcext:value-type="percentage">
            <text:p>0.91%</text:p>
          </table:table-cell>
          <table:table-cell table:style-name="ce5" table:formula="of:=[.F6]/[.$L$14]" office:value-type="percentage" office:value="0.0122456529781724" calcext:value-type="percentage">
            <text:p>1.22%</text:p>
          </table:table-cell>
          <table:table-cell table:formula="of:=[.G6]/[.$L$14]" office:value-type="percentage" office:value="0.0166481687014428" calcext:value-type="percentage">
            <text:p>1.66%</text:p>
          </table:table-cell>
          <table:table-cell table:style-name="ce5" table:formula="of:=[.H6]/[.$L$14]" office:value-type="percentage" office:value="0.0135035146133925" calcext:value-type="percentage">
            <text:p>1.35%</text:p>
          </table:table-cell>
          <table:table-cell table:style-name="ce5" table:formula="of:=[.I6]/[.$L$14]" office:value-type="percentage" office:value="0.0103588605253422" calcext:value-type="percentage">
            <text:p>1.04%</text:p>
          </table:table-cell>
          <table:table-cell table:style-name="ce4" table:formula="of:=[.J6]/[.$L$14]" office:value-type="percentage" office:value="0.0072142064372919" calcext:value-type="percentage">
            <text:p>0.72%</text:p>
          </table:table-cell>
          <table:table-cell table:style-name="ce4" table:formula="of:=[.K6]/[.$L$14]" office:value-type="percentage" office:value="0.00406955234924159" calcext:value-type="percentage">
            <text:p>0.41%</text:p>
          </table:table-cell>
          <table:table-cell/>
          <table:table-cell table:style-name="ce6" office:value-type="percentage" office:value="0.0198544826735726" calcext:value-type="percentage">
            <text:p>1.99%</text:p>
          </table:table-cell>
          <table:table-cell table:style-name="ce6" table:formula="of:=[.M16]" office:value-type="percentage" office:value="0.0198544826735726" calcext:value-type="percentage">
            <text:p>1.99%</text:p>
          </table:table-cell>
        </table:table-row>
        <table:table-row table:style-name="ro1">
          <table:table-cell table:number-columns-repeated="2"/>
          <table:table-cell table:style-name="ce4" table:formula="of:=[.C7]/[.$L$14]" office:value-type="percentage" office:value="0.00632630410654828" calcext:value-type="percentage">
            <text:p>0.63%</text:p>
          </table:table-cell>
          <table:table-cell table:style-name="ce4" table:formula="of:=[.D7]/[.$L$14]" office:value-type="percentage" office:value="0.00885435935380442" calcext:value-type="percentage">
            <text:p>0.89%</text:p>
          </table:table-cell>
          <table:table-cell table:style-name="ce5" table:formula="of:=[.E7]/[.$L$14]" office:value-type="percentage" office:value="0.0113824146010606" calcext:value-type="percentage">
            <text:p>1.14%</text:p>
          </table:table-cell>
          <table:table-cell table:style-name="ce5" table:formula="of:=[.F7]/[.$L$14]" office:value-type="percentage" office:value="0.0139104698483167" calcext:value-type="percentage">
            <text:p>1.39%</text:p>
          </table:table-cell>
          <table:table-cell table:formula="of:=[.G7]/[.$L$14]" office:value-type="percentage" office:value="0.0174497471944753" calcext:value-type="percentage">
            <text:p>1.74%</text:p>
          </table:table-cell>
          <table:table-cell table:style-name="ce6" table:formula="of:=[.H7]/[.$L$14]" office:value-type="percentage" office:value="0.0149216919472191" calcext:value-type="percentage">
            <text:p>1.49%</text:p>
          </table:table-cell>
          <table:table-cell table:style-name="ce5" table:formula="of:=[.I7]/[.$L$14]" office:value-type="percentage" office:value="0.012393636699963" calcext:value-type="percentage">
            <text:p>1.24%</text:p>
          </table:table-cell>
          <table:table-cell table:style-name="ce5" table:formula="of:=[.J7]/[.$L$14]" office:value-type="percentage" office:value="0.00986558145270687" calcext:value-type="percentage">
            <text:p>0.99%</text:p>
          </table:table-cell>
          <table:table-cell table:style-name="ce4" table:formula="of:=[.K7]/[.$L$14]" office:value-type="percentage" office:value="0.00733752620545074" calcext:value-type="percentage">
            <text:p>0.73%</text:p>
          </table:table-cell>
          <table:table-cell/>
          <table:table-cell table:style-name="ce6" office:value-type="percentage" office:value="0.019176223948699" calcext:value-type="percentage">
            <text:p>1.92%</text:p>
          </table:table-cell>
          <table:table-cell table:style-name="ce6" table:formula="of:=[.N16]+[.M17]" office:value-type="percentage" office:value="0.0390307066222716" calcext:value-type="percentage">
            <text:p>3.90%</text:p>
          </table:table-cell>
        </table:table-row>
        <table:table-row table:style-name="ro1">
          <table:table-cell table:number-columns-repeated="2"/>
          <table:table-cell table:style-name="ce5" table:formula="of:=[.C8]/[.$L$14]" office:value-type="percentage" office:value="0.0098409174990751" calcext:value-type="percentage">
            <text:p>0.98%</text:p>
          </table:table-cell>
          <table:table-cell table:style-name="ce5" table:formula="of:=[.D8]/[.$L$14]" office:value-type="percentage" office:value="0.0117523739055371" calcext:value-type="percentage">
            <text:p>1.18%</text:p>
          </table:table-cell>
          <table:table-cell table:style-name="ce5" table:formula="of:=[.E8]/[.$L$14]" office:value-type="percentage" office:value="0.013663830311999" calcext:value-type="percentage">
            <text:p>1.37%</text:p>
          </table:table-cell>
          <table:table-cell table:style-name="ce6" table:formula="of:=[.F8]/[.$L$14]" office:value-type="percentage" office:value="0.015575286718461" calcext:value-type="percentage">
            <text:p>1.56%</text:p>
          </table:table-cell>
          <table:table-cell table:formula="of:=[.G8]/[.$L$14]" office:value-type="percentage" office:value="0.0182513256875077" calcext:value-type="percentage">
            <text:p>1.83%</text:p>
          </table:table-cell>
          <table:table-cell table:style-name="ce6" table:formula="of:=[.H8]/[.$L$14]" office:value-type="percentage" office:value="0.0163398692810458" calcext:value-type="percentage">
            <text:p>1.63%</text:p>
          </table:table-cell>
          <table:table-cell table:style-name="ce5" table:formula="of:=[.I8]/[.$L$14]" office:value-type="percentage" office:value="0.0144284128745838" calcext:value-type="percentage">
            <text:p>1.44%</text:p>
          </table:table-cell>
          <table:table-cell table:style-name="ce5" table:formula="of:=[.J8]/[.$L$14]" office:value-type="percentage" office:value="0.0125169564681218" calcext:value-type="percentage">
            <text:p>1.25%</text:p>
          </table:table-cell>
          <table:table-cell table:style-name="ce5" table:formula="of:=[.K8]/[.$L$14]" office:value-type="percentage" office:value="0.0106055000616599" calcext:value-type="percentage">
            <text:p>1.06%</text:p>
          </table:table-cell>
          <table:table-cell/>
          <table:table-cell table:style-name="ce6" office:value-type="percentage" office:value="0.0190529041805401" calcext:value-type="percentage">
            <text:p>1.91%</text:p>
          </table:table-cell>
          <table:table-cell table:style-name="ce6" table:formula="of:=[.N17]+[.M18]" office:value-type="percentage" office:value="0.0580836108028117" calcext:value-type="percentage">
            <text:p>5.81%</text:p>
          </table:table-cell>
        </table:table-row>
        <table:table-row table:style-name="ro1">
          <table:table-cell table:number-columns-repeated="2"/>
          <table:table-cell table:style-name="ce5" table:formula="of:=[.C9]/[.$L$14]" office:value-type="percentage" office:value="0.0133555308916019" calcext:value-type="percentage">
            <text:p>1.34%</text:p>
          </table:table-cell>
          <table:table-cell table:style-name="ce5" table:formula="of:=[.D9]/[.$L$14]" office:value-type="percentage" office:value="0.0146503884572697" calcext:value-type="percentage">
            <text:p>1.47%</text:p>
          </table:table-cell>
          <table:table-cell table:style-name="ce6" table:formula="of:=[.E9]/[.$L$14]" office:value-type="percentage" office:value="0.0159452460229375" calcext:value-type="percentage">
            <text:p>1.59%</text:p>
          </table:table-cell>
          <table:table-cell table:style-name="ce6" table:formula="of:=[.F9]/[.$L$14]" office:value-type="percentage" office:value="0.0172401035886053" calcext:value-type="percentage">
            <text:p>1.72%</text:p>
          </table:table-cell>
          <table:table-cell table:formula="of:=[.G9]/[.$L$14]" office:value-type="percentage" office:value="0.0190529041805401" calcext:value-type="percentage">
            <text:p>1.91%</text:p>
          </table:table-cell>
          <table:table-cell table:style-name="ce6" table:formula="of:=[.H9]/[.$L$14]" office:value-type="percentage" office:value="0.0177580466148724" calcext:value-type="percentage">
            <text:p>1.78%</text:p>
          </table:table-cell>
          <table:table-cell table:style-name="ce6" table:formula="of:=[.I9]/[.$L$14]" office:value-type="percentage" office:value="0.0164631890492046" calcext:value-type="percentage">
            <text:p>1.65%</text:p>
          </table:table-cell>
          <table:table-cell table:style-name="ce6" table:formula="of:=[.J9]/[.$L$14]" office:value-type="percentage" office:value="0.0151683314835368" calcext:value-type="percentage">
            <text:p>1.52%</text:p>
          </table:table-cell>
          <table:table-cell table:style-name="ce5" table:formula="of:=[.K9]/[.$L$14]" office:value-type="percentage" office:value="0.013873473917869" calcext:value-type="percentage">
            <text:p>1.39%</text:p>
          </table:table-cell>
          <table:table-cell/>
          <table:table-cell table:style-name="ce6" office:value-type="percentage" office:value="0.0189049204587495" calcext:value-type="percentage">
            <text:p>1.89%</text:p>
          </table:table-cell>
          <table:table-cell table:style-name="ce6" table:formula="of:=[.N18]+[.M19]" office:value-type="percentage" office:value="0.0769885312615612" calcext:value-type="percentage">
            <text:p>7.70%</text:p>
          </table:table-cell>
        </table:table-row>
        <table:table-row table:style-name="ro1">
          <table:table-cell table:number-columns-repeated="2"/>
          <table:table-cell table:style-name="ce6" table:formula="of:=[.C10]/[.$L$14]" office:value-type="percentage" office:value="0.0168701442841287" calcext:value-type="percentage">
            <text:p>1.69%</text:p>
          </table:table-cell>
          <table:table-cell table:style-name="ce6" table:formula="of:=[.D10]/[.$L$14]" office:value-type="percentage" office:value="0.0175484030090023" calcext:value-type="percentage">
            <text:p>1.75%</text:p>
          </table:table-cell>
          <table:table-cell table:style-name="ce6" table:formula="of:=[.E10]/[.$L$14]" office:value-type="percentage" office:value="0.0182266617338759" calcext:value-type="percentage">
            <text:p>1.82%</text:p>
          </table:table-cell>
          <table:table-cell table:style-name="ce6" table:formula="of:=[.F10]/[.$L$14]" office:value-type="percentage" office:value="0.0189049204587495" calcext:value-type="percentage">
            <text:p>1.89%</text:p>
          </table:table-cell>
          <table:table-cell table:formula="of:=[.G10]/[.$L$14]" office:value-type="percentage" office:value="0.0198544826735726" calcext:value-type="percentage">
            <text:p>1.99%</text:p>
          </table:table-cell>
          <table:table-cell table:style-name="ce6" table:formula="of:=[.H10]/[.$L$14]" office:value-type="percentage" office:value="0.019176223948699" calcext:value-type="percentage">
            <text:p>1.92%</text:p>
          </table:table-cell>
          <table:table-cell table:style-name="ce6" table:formula="of:=[.I10]/[.$L$14]" office:value-type="percentage" office:value="0.0184979652238254" calcext:value-type="percentage">
            <text:p>1.85%</text:p>
          </table:table-cell>
          <table:table-cell table:style-name="ce6" table:formula="of:=[.J10]/[.$L$14]" office:value-type="percentage" office:value="0.0178197064989518" calcext:value-type="percentage">
            <text:p>1.78%</text:p>
          </table:table-cell>
          <table:table-cell table:style-name="ce6" table:formula="of:=[.K10]/[.$L$14]" office:value-type="percentage" office:value="0.0171414477740782" calcext:value-type="percentage">
            <text:p>1.71%</text:p>
          </table:table-cell>
          <table:table-cell/>
          <table:table-cell table:style-name="ce6" office:value-type="percentage" office:value="0.0184979652238254" calcext:value-type="percentage">
            <text:p>1.85%</text:p>
          </table:table-cell>
          <table:table-cell table:style-name="ce6" table:formula="of:=[.N19]+[.M20]" office:value-type="percentage" office:value="0.0954864964853866" calcext:value-type="percentage">
            <text:p>9.55%</text:p>
          </table:table-cell>
        </table:table-row>
        <table:table-row table:style-name="ro1">
          <table:table-cell table:number-columns-repeated="2"/>
          <table:table-cell table:style-name="ce5" table:formula="of:=[.C11]/[.$L$14]" office:value-type="percentage" office:value="0.0105438401775805" calcext:value-type="percentage">
            <text:p>1.05%</text:p>
          </table:table-cell>
          <table:table-cell table:style-name="ce5" table:formula="of:=[.D11]/[.$L$14]" office:value-type="percentage" office:value="0.0123319768158836" calcext:value-type="percentage">
            <text:p>1.23%</text:p>
          </table:table-cell>
          <table:table-cell table:style-name="ce5" table:formula="of:=[.E11]/[.$L$14]" office:value-type="percentage" office:value="0.0141201134541867" calcext:value-type="percentage">
            <text:p>1.41%</text:p>
          </table:table-cell>
          <table:table-cell table:style-name="ce6" table:formula="of:=[.F11]/[.$L$14]" office:value-type="percentage" office:value="0.0159082500924898" calcext:value-type="percentage">
            <text:p>1.59%</text:p>
          </table:table-cell>
          <table:table-cell table:formula="of:=[.G11]/[.$L$14]" office:value-type="percentage" office:value="0.0184116413861142" calcext:value-type="percentage">
            <text:p>1.84%</text:p>
          </table:table-cell>
          <table:table-cell table:style-name="ce6" table:formula="of:=[.H11]/[.$L$14]" office:value-type="percentage" office:value="0.0166235047478111" calcext:value-type="percentage">
            <text:p>1.66%</text:p>
          </table:table-cell>
          <table:table-cell table:style-name="ce6" table:formula="of:=[.I11]/[.$L$14]" office:value-type="percentage" office:value="0.014835368109508" calcext:value-type="percentage">
            <text:p>1.48%</text:p>
          </table:table-cell>
          <table:table-cell table:style-name="ce5" table:formula="of:=[.J11]/[.$L$14]" office:value-type="percentage" office:value="0.0130472314712048" calcext:value-type="percentage">
            <text:p>1.30%</text:p>
          </table:table-cell>
          <table:table-cell table:style-name="ce5" table:formula="of:=[.K11]/[.$L$14]" office:value-type="percentage" office:value="0.0112590948329017" calcext:value-type="percentage">
            <text:p>1.13%</text:p>
          </table:table-cell>
          <table:table-cell/>
          <table:table-cell table:style-name="ce6" office:value-type="percentage" office:value="0.0184116413861142" calcext:value-type="percentage">
            <text:p>1.84%</text:p>
          </table:table-cell>
          <table:table-cell table:style-name="ce6" table:formula="of:=[.N20]+[.M21]" office:value-type="percentage" office:value="0.113898137871501" calcext:value-type="percentage">
            <text:p>11.39%</text:p>
          </table:table-cell>
        </table:table-row>
        <table:table-row table:style-name="ro1">
          <table:table-cell table:number-columns-repeated="2"/>
          <table:table-cell table:style-name="ce4" table:formula="of:=[.C12]/[.$L$14]" office:value-type="percentage" office:value="0.00702922678505365" calcext:value-type="percentage">
            <text:p>0.70%</text:p>
          </table:table-cell>
          <table:table-cell table:style-name="ce5" table:formula="of:=[.D12]/[.$L$14]" office:value-type="percentage" office:value="0.00943396226415094" calcext:value-type="percentage">
            <text:p>0.94%</text:p>
          </table:table-cell>
          <table:table-cell table:style-name="ce5" table:formula="of:=[.E12]/[.$L$14]" office:value-type="percentage" office:value="0.0118386977432482" calcext:value-type="percentage">
            <text:p>1.18%</text:p>
          </table:table-cell>
          <table:table-cell table:style-name="ce5" table:formula="of:=[.F12]/[.$L$14]" office:value-type="percentage" office:value="0.0142434332223455" calcext:value-type="percentage">
            <text:p>1.42%</text:p>
          </table:table-cell>
          <table:table-cell table:formula="of:=[.G12]/[.$L$14]" office:value-type="percentage" office:value="0.0176100628930818" calcext:value-type="percentage">
            <text:p>1.76%</text:p>
          </table:table-cell>
          <table:table-cell table:style-name="ce6" table:formula="of:=[.H12]/[.$L$14]" office:value-type="percentage" office:value="0.0152053274139845" calcext:value-type="percentage">
            <text:p>1.52%</text:p>
          </table:table-cell>
          <table:table-cell table:style-name="ce5" table:formula="of:=[.I12]/[.$L$14]" office:value-type="percentage" office:value="0.0128005919348872" calcext:value-type="percentage">
            <text:p>1.28%</text:p>
          </table:table-cell>
          <table:table-cell table:style-name="ce5" table:formula="of:=[.J12]/[.$L$14]" office:value-type="percentage" office:value="0.0103958564557899" calcext:value-type="percentage">
            <text:p>1.04%</text:p>
          </table:table-cell>
          <table:table-cell table:style-name="ce4" table:formula="of:=[.K12]/[.$L$14]" office:value-type="percentage" office:value="0.00799112097669257" calcext:value-type="percentage">
            <text:p>0.80%</text:p>
          </table:table-cell>
          <table:table-cell/>
          <table:table-cell table:style-name="ce6" office:value-type="percentage" office:value="0.0182513256875077" calcext:value-type="percentage">
            <text:p>1.83%</text:p>
          </table:table-cell>
          <table:table-cell table:style-name="ce6" table:formula="of:=[.N21]+[.M22]" office:value-type="percentage" office:value="0.132149463559009" calcext:value-type="percentage">
            <text:p>13.21%</text:p>
          </table:table-cell>
        </table:table-row>
        <table:table-row table:style-name="ro1">
          <table:table-cell table:number-columns-repeated="2"/>
          <table:table-cell table:style-name="ce4" table:formula="of:=[.C13]/[.$L$14]" office:value-type="percentage" office:value="0.00351461339252682" calcext:value-type="percentage">
            <text:p>0.35%</text:p>
          </table:table-cell>
          <table:table-cell table:style-name="ce4" table:formula="of:=[.D13]/[.$L$14]" office:value-type="percentage" office:value="0.0065359477124183" calcext:value-type="percentage">
            <text:p>0.65%</text:p>
          </table:table-cell>
          <table:table-cell table:style-name="ce5" table:formula="of:=[.E13]/[.$L$14]" office:value-type="percentage" office:value="0.00955728203230978" calcext:value-type="percentage">
            <text:p>0.96%</text:p>
          </table:table-cell>
          <table:table-cell table:style-name="ce5" table:formula="of:=[.F13]/[.$L$14]" office:value-type="percentage" office:value="0.0125786163522013" calcext:value-type="percentage">
            <text:p>1.26%</text:p>
          </table:table-cell>
          <table:table-cell table:formula="of:=[.G13]/[.$L$14]" office:value-type="percentage" office:value="0.0168084844000493" calcext:value-type="percentage">
            <text:p>1.68%</text:p>
          </table:table-cell>
          <table:table-cell table:style-name="ce5" table:formula="of:=[.H13]/[.$L$14]" office:value-type="percentage" office:value="0.0137871500801579" calcext:value-type="percentage">
            <text:p>1.38%</text:p>
          </table:table-cell>
          <table:table-cell table:style-name="ce5" table:formula="of:=[.I13]/[.$L$14]" office:value-type="percentage" office:value="0.0107658157602664" calcext:value-type="percentage">
            <text:p>1.08%</text:p>
          </table:table-cell>
          <table:table-cell table:style-name="ce4" table:formula="of:=[.J13]/[.$L$14]" office:value-type="percentage" office:value="0.00774448144037489" calcext:value-type="percentage">
            <text:p>0.77%</text:p>
          </table:table-cell>
          <table:table-cell table:style-name="ce4" table:formula="of:=[.K13]/[.$L$14]" office:value-type="percentage" office:value="0.00472314712048341" calcext:value-type="percentage">
            <text:p>0.47%</text:p>
          </table:table-cell>
          <table:table-cell/>
          <table:table-cell table:style-name="ce6" office:value-type="percentage" office:value="0.0182266617338759" calcext:value-type="percentage">
            <text:p>1.82%</text:p>
          </table:table-cell>
          <table:table-cell table:style-name="ce6" table:formula="of:=[.N22]+[.M23]" office:value-type="percentage" office:value="0.150376125292884" calcext:value-type="percentage">
            <text:p>15.04%</text:p>
          </table:table-cell>
        </table:table-row>
        <table:table-row table:style-name="ro1">
          <table:table-cell table:number-columns-repeated="2"/>
          <table:table-cell table:style-name="ce4" table:formula="of:=[.C14]/[.$L$14]" office:value-type="percentage" office:value="0" calcext:value-type="percentage">
            <text:p>0.00%</text:p>
          </table:table-cell>
          <table:table-cell table:style-name="ce4" table:formula="of:=[.D14]/[.$L$14]" office:value-type="percentage" office:value="0.00363793316068566" calcext:value-type="percentage">
            <text:p>0.36%</text:p>
          </table:table-cell>
          <table:table-cell table:style-name="ce4" table:formula="of:=[.E14]/[.$L$14]" office:value-type="percentage" office:value="0.00727586632137132" calcext:value-type="percentage">
            <text:p>0.73%</text:p>
          </table:table-cell>
          <table:table-cell table:style-name="ce5" table:formula="of:=[.F14]/[.$L$14]" office:value-type="percentage" office:value="0.010913799482057" calcext:value-type="percentage">
            <text:p>1.09%</text:p>
          </table:table-cell>
          <table:table-cell table:formula="of:=[.G14]/[.$L$14]" office:value-type="percentage" office:value="0.0160069059070169" calcext:value-type="percentage">
            <text:p>1.60%</text:p>
          </table:table-cell>
          <table:table-cell table:style-name="ce5" table:formula="of:=[.H14]/[.$L$14]" office:value-type="percentage" office:value="0.0123689727463312" calcext:value-type="percentage">
            <text:p>1.24%</text:p>
          </table:table-cell>
          <table:table-cell table:style-name="ce4" table:formula="of:=[.I14]/[.$L$14]" office:value-type="percentage" office:value="0.00873103958564558" calcext:value-type="percentage">
            <text:p>0.87%</text:p>
          </table:table-cell>
          <table:table-cell table:style-name="ce4" table:formula="of:=[.J14]/[.$L$14]" office:value-type="percentage" office:value="0.00509310642495992" calcext:value-type="percentage">
            <text:p>0.51%</text:p>
          </table:table-cell>
          <table:table-cell table:style-name="ce4" table:formula="of:=[.K14]/[.$L$14]" office:value-type="percentage" office:value="0.00145517326427427" calcext:value-type="percentage">
            <text:p>0.15%</text:p>
          </table:table-cell>
          <table:table-cell table:style-name="ce1" table:formula="of:=SUM([.C16:.K24])" office:value-type="percentage" office:value="1" calcext:value-type="percentage">
            <text:p>100.00%</text:p>
          </table:table-cell>
          <table:table-cell table:style-name="ce6" office:value-type="percentage" office:value="0.0178197064989518" calcext:value-type="percentage">
            <text:p>1.78%</text:p>
          </table:table-cell>
          <table:table-cell table:style-name="ce6" table:formula="of:=[.N23]+[.M24]" office:value-type="percentage" office:value="0.168195831791836" calcext:value-type="percentage">
            <text:p>16.82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6" office:value-type="percentage" office:value="0.0177580466148724" calcext:value-type="percentage">
            <text:p>1.78%</text:p>
          </table:table-cell>
          <table:table-cell table:style-name="ce6" table:formula="of:=[.N24]+[.M25]" office:value-type="percentage" office:value="0.185953878406709" calcext:value-type="percentage">
            <text:p>18.60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98544826735725" calcext:value-type="percentage">
            <text:p>99.85%</text:p>
          </table:table-cell>
          <table:table-cell table:style-name="ce4" office:value-type="percentage" office:value="0.974694783573807" calcext:value-type="percentage">
            <text:p>97.47%</text:p>
          </table:table-cell>
          <table:table-cell table:style-name="ce5" office:value-type="percentage" office:value="0.893698359847083" calcext:value-type="percentage">
            <text:p>89.37%</text:p>
          </table:table-cell>
          <table:table-cell table:style-name="ce5" office:value-type="percentage" office:value="0.736083364163275" calcext:value-type="percentage">
            <text:p>73.61%</text:p>
          </table:table-cell>
          <table:table-cell office:value-type="percentage" office:value="0.323270440251572" calcext:value-type="percentage">
            <text:p>32.33%</text:p>
          </table:table-cell>
          <table:table-cell table:style-name="ce5" office:value-type="percentage" office:value="0.622444197804908" calcext:value-type="percentage">
            <text:p>62.24%</text:p>
          </table:table-cell>
          <table:table-cell table:style-name="ce5" office:value-type="percentage" office:value="0.845899617708719" calcext:value-type="percentage">
            <text:p>84.59%</text:p>
          </table:table-cell>
          <table:table-cell table:style-name="ce4" office:value-type="percentage" office:value="0.948846960167715" calcext:value-type="percentage">
            <text:p>94.88%</text:p>
          </table:table-cell>
          <table:table-cell table:style-name="ce4" office:value-type="percentage" office:value="0.988580589468492" calcext:value-type="percentage">
            <text:p>98.86%</text:p>
          </table:table-cell>
          <table:table-cell/>
          <table:table-cell table:style-name="ce6" office:value-type="percentage" office:value="0.0176100628930818" calcext:value-type="percentage">
            <text:p>1.76%</text:p>
          </table:table-cell>
          <table:table-cell table:style-name="ce6" table:formula="of:=[.N25]+[.M26]" office:value-type="percentage" office:value="0.20356394129979" calcext:value-type="percentage">
            <text:p>20.36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68738438771735" calcext:value-type="percentage">
            <text:p>96.87%</text:p>
          </table:table-cell>
          <table:table-cell table:style-name="ce4" office:value-type="percentage" office:value="0.902552719200888" calcext:value-type="percentage">
            <text:p>90.26%</text:p>
          </table:table-cell>
          <table:table-cell table:style-name="ce5" office:value-type="percentage" office:value="0.771056850413121" calcext:value-type="percentage">
            <text:p>77.11%</text:p>
          </table:table-cell>
          <table:table-cell table:style-name="ce5" office:value-type="percentage" office:value="0.56761622888149" calcext:value-type="percentage">
            <text:p>56.76%</text:p>
          </table:table-cell>
          <table:table-cell office:value-type="percentage" office:value="0.238562091503268" calcext:value-type="percentage">
            <text:p>23.86%</text:p>
          </table:table-cell>
          <table:table-cell table:style-name="ce6" office:value-type="percentage" office:value="0.481428042915279" calcext:value-type="percentage">
            <text:p>48.14%</text:p>
          </table:table-cell>
          <table:table-cell table:style-name="ce5" office:value-type="percentage" office:value="0.699136761622888" calcext:value-type="percentage">
            <text:p>69.91%</text:p>
          </table:table-cell>
          <table:table-cell table:style-name="ce5" office:value-type="percentage" office:value="0.855765199161425" calcext:value-type="percentage">
            <text:p>85.58%</text:p>
          </table:table-cell>
          <table:table-cell table:style-name="ce4" office:value-type="percentage" office:value="0.934356887409051" calcext:value-type="percentage">
            <text:p>93.44%</text:p>
          </table:table-cell>
          <table:table-cell/>
          <table:table-cell table:style-name="ce6" office:value-type="percentage" office:value="0.0175484030090023" calcext:value-type="percentage">
            <text:p>1.75%</text:p>
          </table:table-cell>
          <table:table-cell table:style-name="ce6" table:formula="of:=[.N26]+[.M27]" office:value-type="percentage" office:value="0.221112344308793" calcext:value-type="percentage">
            <text:p>22.11%</text:p>
          </table:table-cell>
        </table:table-row>
        <table:table-row table:style-name="ro1">
          <table:table-cell table:number-columns-repeated="2"/>
          <table:table-cell table:style-name="ce5" office:value-type="percentage" office:value="0.865606116660501" calcext:value-type="percentage">
            <text:p>86.56%</text:p>
          </table:table-cell>
          <table:table-cell table:style-name="ce5" office:value-type="percentage" office:value="0.759674435812061" calcext:value-type="percentage">
            <text:p>75.97%</text:p>
          </table:table-cell>
          <table:table-cell table:style-name="ce5" office:value-type="percentage" office:value="0.608940683191516" calcext:value-type="percentage">
            <text:p>60.89%</text:p>
          </table:table-cell>
          <table:table-cell table:style-name="ce6" office:value-type="percentage" office:value="0.436132692070539" calcext:value-type="percentage">
            <text:p>43.61%</text:p>
          </table:table-cell>
          <table:table-cell office:value-type="percentage" office:value="0.132149463559009" calcext:value-type="percentage">
            <text:p>13.21%</text:p>
          </table:table-cell>
          <table:table-cell table:style-name="ce6" office:value-type="percentage" office:value="0.372697003329634" calcext:value-type="percentage">
            <text:p>37.27%</text:p>
          </table:table-cell>
          <table:table-cell table:style-name="ce5" office:value-type="percentage" office:value="0.525342212356641" calcext:value-type="percentage">
            <text:p>52.53%</text:p>
          </table:table-cell>
          <table:table-cell table:style-name="ce5" office:value-type="percentage" office:value="0.686743124922925" calcext:value-type="percentage">
            <text:p>68.67%</text:p>
          </table:table-cell>
          <table:table-cell table:style-name="ce5" office:value-type="percentage" office:value="0.814601060550006" calcext:value-type="percentage">
            <text:p>81.46%</text:p>
          </table:table-cell>
          <table:table-cell/>
          <table:table-cell table:style-name="ce6" office:value-type="percentage" office:value="0.0174497471944753" calcext:value-type="percentage">
            <text:p>1.74%</text:p>
          </table:table-cell>
          <table:table-cell table:style-name="ce6" table:formula="of:=[.N27]+[.M28]" office:value-type="percentage" office:value="0.238562091503268" calcext:value-type="percentage">
            <text:p>23.86%</text:p>
          </table:table-cell>
        </table:table-row>
        <table:table-row table:style-name="ro1">
          <table:table-cell table:number-columns-repeated="2"/>
          <table:table-cell table:style-name="ce5" office:value-type="percentage" office:value="0.63579972869651" calcext:value-type="percentage">
            <text:p>63.58%</text:p>
          </table:table-cell>
          <table:table-cell table:style-name="ce5" office:value-type="percentage" office:value="0.510913799482057" calcext:value-type="percentage">
            <text:p>51.09%</text:p>
          </table:table-cell>
          <table:table-cell table:style-name="ce6" office:value-type="percentage" office:value="0.404649155259588" calcext:value-type="percentage">
            <text:p>40.46%</text:p>
          </table:table-cell>
          <table:table-cell table:style-name="ce6" office:value-type="percentage" office:value="0.255802195091873" calcext:value-type="percentage">
            <text:p>25.58%</text:p>
          </table:table-cell>
          <table:table-cell office:value-type="percentage" office:value="0.0580836108028117" calcext:value-type="percentage">
            <text:p>5.81%</text:p>
          </table:table-cell>
          <table:table-cell table:style-name="ce6" office:value-type="percentage" office:value="0.185953878406709" calcext:value-type="percentage">
            <text:p>18.60%</text:p>
          </table:table-cell>
          <table:table-cell table:style-name="ce6" office:value-type="percentage" office:value="0.356357134048588" calcext:value-type="percentage">
            <text:p>35.64%</text:p>
          </table:table-cell>
          <table:table-cell table:style-name="ce6" office:value-type="percentage" office:value="0.46650635096806" calcext:value-type="percentage">
            <text:p>46.65%</text:p>
          </table:table-cell>
          <table:table-cell table:style-name="ce5" office:value-type="percentage" office:value="0.581489702799359" calcext:value-type="percentage">
            <text:p>58.15%</text:p>
          </table:table-cell>
          <table:table-cell/>
          <table:table-cell table:style-name="ce6" office:value-type="percentage" office:value="0.0172401035886053" calcext:value-type="percentage">
            <text:p>1.72%</text:p>
          </table:table-cell>
          <table:table-cell table:style-name="ce6" table:formula="of:=[.N28]+[.M29]" office:value-type="percentage" office:value="0.255802195091873" calcext:value-type="percentage">
            <text:p>25.58%</text:p>
          </table:table-cell>
        </table:table-row>
        <table:table-row table:style-name="ro1">
          <table:table-cell table:number-columns-repeated="2"/>
          <table:table-cell table:style-name="ce6" office:value-type="percentage" office:value="0.28981378715008" calcext:value-type="percentage">
            <text:p>28.98%</text:p>
          </table:table-cell>
          <table:table-cell table:style-name="ce6" office:value-type="percentage" office:value="0.221112344308793" calcext:value-type="percentage">
            <text:p>22.11%</text:p>
          </table:table-cell>
          <table:table-cell table:style-name="ce6" office:value-type="percentage" office:value="0.150376125292884" calcext:value-type="percentage">
            <text:p>15.04%</text:p>
          </table:table-cell>
          <table:table-cell table:style-name="ce6" office:value-type="percentage" office:value="0.0769885312615612" calcext:value-type="percentage">
            <text:p>7.70%</text:p>
          </table:table-cell>
          <table:table-cell office:value-type="percentage" office:value="0.0198544826735726" calcext:value-type="percentage">
            <text:p>1.99%</text:p>
          </table:table-cell>
          <table:table-cell table:style-name="ce6" office:value-type="percentage" office:value="0.0390307066222715" calcext:value-type="percentage">
            <text:p>3.90%</text:p>
          </table:table-cell>
          <table:table-cell table:style-name="ce6" office:value-type="percentage" office:value="0.0954864964853866" calcext:value-type="percentage">
            <text:p>9.55%</text:p>
          </table:table-cell>
          <table:table-cell table:style-name="ce6" office:value-type="percentage" office:value="0.168195831791836" calcext:value-type="percentage">
            <text:p>16.82%</text:p>
          </table:table-cell>
          <table:table-cell table:style-name="ce6" office:value-type="percentage" office:value="0.272943642865951" calcext:value-type="percentage">
            <text:p>27.29%</text:p>
          </table:table-cell>
          <table:table-cell/>
          <table:table-cell table:style-name="ce6" office:value-type="percentage" office:value="0.0171414477740782" calcext:value-type="percentage">
            <text:p>1.71%</text:p>
          </table:table-cell>
          <table:table-cell table:style-name="ce6" table:formula="of:=[.N29]+[.M30]" office:value-type="percentage" office:value="0.272943642865952" calcext:value-type="percentage">
            <text:p>27.29%</text:p>
          </table:table-cell>
        </table:table-row>
        <table:table-row table:style-name="ro1">
          <table:table-cell table:number-columns-repeated="2"/>
          <table:table-cell table:style-name="ce5" office:value-type="percentage" office:value="0.825144900727586" calcext:value-type="percentage">
            <text:p>82.51%</text:p>
          </table:table-cell>
          <table:table-cell table:style-name="ce5" office:value-type="percentage" office:value="0.723837711185103" calcext:value-type="percentage">
            <text:p>72.38%</text:p>
          </table:table-cell>
          <table:table-cell table:style-name="ce5" office:value-type="percentage" office:value="0.553705759033173" calcext:value-type="percentage">
            <text:p>55.37%</text:p>
          </table:table-cell>
          <table:table-cell table:style-name="ce6" office:value-type="percentage" office:value="0.420557405352078" calcext:value-type="percentage">
            <text:p>42.06%</text:p>
          </table:table-cell>
          <table:table-cell office:value-type="percentage" office:value="0.113898137871501" calcext:value-type="percentage">
            <text:p>11.39%</text:p>
          </table:table-cell>
          <table:table-cell table:style-name="ce6" office:value-type="percentage" office:value="0.339893944999383" calcext:value-type="percentage">
            <text:p>33.99%</text:p>
          </table:table-cell>
          <table:table-cell table:style-name="ce6" office:value-type="percentage" office:value="0.496263411024787" calcext:value-type="percentage">
            <text:p>49.63%</text:p>
          </table:table-cell>
          <table:table-cell table:style-name="ce5" office:value-type="percentage" office:value="0.648846960167715" calcext:value-type="percentage">
            <text:p>64.88%</text:p>
          </table:table-cell>
          <table:table-cell table:style-name="ce5" office:value-type="percentage" office:value="0.782315945246023" calcext:value-type="percentage">
            <text:p>78.23%</text:p>
          </table:table-cell>
          <table:table-cell/>
          <table:table-cell table:style-name="ce6" office:value-type="percentage" office:value="0.0168701442841287" calcext:value-type="percentage">
            <text:p>1.69%</text:p>
          </table:table-cell>
          <table:table-cell table:style-name="ce6" table:formula="of:=[.N30]+[.M31]" office:value-type="percentage" office:value="0.28981378715008" calcext:value-type="percentage">
            <text:p>28.98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55876186952768" calcext:value-type="percentage">
            <text:p>95.59%</text:p>
          </table:table-cell>
          <table:table-cell table:style-name="ce5" office:value-type="percentage" office:value="0.884597360956961" calcext:value-type="percentage">
            <text:p>88.46%</text:p>
          </table:table-cell>
          <table:table-cell table:style-name="ce5" office:value-type="percentage" office:value="0.747922061906524" calcext:value-type="percentage">
            <text:p>74.79%</text:p>
          </table:table-cell>
          <table:table-cell table:style-name="ce5" office:value-type="percentage" office:value="0.539585645578987" calcext:value-type="percentage">
            <text:p>53.96%</text:p>
          </table:table-cell>
          <table:table-cell office:value-type="percentage" office:value="0.20356394129979" calcext:value-type="percentage">
            <text:p>20.36%</text:p>
          </table:table-cell>
          <table:table-cell table:style-name="ce6" office:value-type="percentage" office:value="0.451338019484523" calcext:value-type="percentage">
            <text:p>45.13%</text:p>
          </table:table-cell>
          <table:table-cell table:style-name="ce5" office:value-type="percentage" office:value="0.661647552102602" calcext:value-type="percentage">
            <text:p>66.16%</text:p>
          </table:table-cell>
          <table:table-cell table:style-name="ce5" office:value-type="percentage" office:value="0.835540757183376" calcext:value-type="percentage">
            <text:p>83.55%</text:p>
          </table:table-cell>
          <table:table-cell table:style-name="ce4" office:value-type="percentage" office:value="0.919274879763226" calcext:value-type="percentage">
            <text:p>91.93%</text:p>
          </table:table-cell>
          <table:table-cell/>
          <table:table-cell table:style-name="ce6" office:value-type="percentage" office:value="0.0168084844000493" calcext:value-type="percentage">
            <text:p>1.68%</text:p>
          </table:table-cell>
          <table:table-cell table:style-name="ce6" table:formula="of:=[.N31]+[.M32]" office:value-type="percentage" office:value="0.306622271550129" calcext:value-type="percentage">
            <text:p>30.66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95733136021704" calcext:value-type="percentage">
            <text:p>99.57%</text:p>
          </table:table-cell>
          <table:table-cell table:style-name="ce4" office:value-type="percentage" office:value="0.962412134665187" calcext:value-type="percentage">
            <text:p>96.24%</text:p>
          </table:table-cell>
          <table:table-cell table:style-name="ce5" office:value-type="percentage" office:value="0.87516339869281" calcext:value-type="percentage">
            <text:p>87.52%</text:p>
          </table:table-cell>
          <table:table-cell table:style-name="ce5" office:value-type="percentage" office:value="0.674226168454803" calcext:value-type="percentage">
            <text:p>67.42%</text:p>
          </table:table-cell>
          <table:table-cell office:value-type="percentage" office:value="0.306622271550129" calcext:value-type="percentage">
            <text:p>30.66%</text:p>
          </table:table-cell>
          <table:table-cell table:style-name="ce5" office:value-type="percentage" office:value="0.595276852879517" calcext:value-type="percentage">
            <text:p>59.53%</text:p>
          </table:table-cell>
          <table:table-cell table:style-name="ce5" office:value-type="percentage" office:value="0.803995560488346" calcext:value-type="percentage">
            <text:p>80.40%</text:p>
          </table:table-cell>
          <table:table-cell table:style-name="ce4" office:value-type="percentage" office:value="0.927019361203601" calcext:value-type="percentage">
            <text:p>92.70%</text:p>
          </table:table-cell>
          <table:table-cell table:style-name="ce4" office:value-type="percentage" office:value="0.98451103711925" calcext:value-type="percentage">
            <text:p>98.45%</text:p>
          </table:table-cell>
          <table:table-cell/>
          <table:table-cell table:style-name="ce6" office:value-type="percentage" office:value="0.0166481687014428" calcext:value-type="percentage">
            <text:p>1.66%</text:p>
          </table:table-cell>
          <table:table-cell table:style-name="ce6" table:formula="of:=[.N32]+[.M33]" office:value-type="percentage" office:value="0.323270440251572" calcext:value-type="percentage">
            <text:p>32.33%</text:p>
          </table:table-cell>
        </table:table-row>
        <table:table-row table:style-name="ro1">
          <table:table-cell table:number-columns-repeated="2"/>
          <table:table-cell table:style-name="ce7" office:value-type="percentage" office:value="1" calcext:value-type="percentage">
            <text:p>100.0%</text:p>
          </table:table-cell>
          <table:table-cell table:style-name="ce4" office:value-type="percentage" office:value="0.992218522629177" calcext:value-type="percentage">
            <text:p>99.22%</text:p>
          </table:table-cell>
          <table:table-cell table:style-name="ce4" office:value-type="percentage" office:value="0.941632753730423" calcext:value-type="percentage">
            <text:p>94.16%</text:p>
          </table:table-cell>
          <table:table-cell table:style-name="ce5" office:value-type="percentage" office:value="0.79322974472808" calcext:value-type="percentage">
            <text:p>79.32%</text:p>
          </table:table-cell>
          <table:table-cell office:value-type="percentage" office:value="0.388703909236651" calcext:value-type="percentage">
            <text:p>38.87%</text:p>
          </table:table-cell>
          <table:table-cell table:style-name="ce5" office:value-type="percentage" office:value="0.711505734369219" calcext:value-type="percentage">
            <text:p>71.15%</text:p>
          </table:table-cell>
          <table:table-cell table:style-name="ce4" office:value-type="percentage" office:value="0.911283758786533" calcext:value-type="percentage">
            <text:p>91.13%</text:p>
          </table:table-cell>
          <table:table-cell table:style-name="ce4" office:value-type="percentage" office:value="0.979787889998767" calcext:value-type="percentage">
            <text:p>97.98%</text:p>
          </table:table-cell>
          <table:table-cell table:style-name="ce7" office:value-type="percentage" office:value="1" calcext:value-type="percentage">
            <text:p>100.0%</text:p>
          </table:table-cell>
          <table:table-cell/>
          <table:table-cell table:style-name="ce6" office:value-type="percentage" office:value="0.0166235047478111" calcext:value-type="percentage">
            <text:p>1.66%</text:p>
          </table:table-cell>
          <table:table-cell table:style-name="ce6" table:formula="of:=[.N33]+[.M34]" office:value-type="percentage" office:value="0.339893944999383" calcext:value-type="percentage">
            <text:p>33.99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6" office:value-type="percentage" office:value="0.0164631890492046" calcext:value-type="percentage">
            <text:p>1.65%</text:p>
          </table:table-cell>
          <table:table-cell table:style-name="ce6" table:formula="of:=[.N34]+[.M35]" office:value-type="percentage" office:value="0.356357134048588" calcext:value-type="percentage">
            <text:p>35.64%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/>
          <table:table-cell table:style-name="ce6" office:value-type="percentage" office:value="0.0163398692810458" calcext:value-type="percentage">
            <text:p>1.63%</text:p>
          </table:table-cell>
          <table:table-cell table:style-name="ce6" table:formula="of:=[.N35]+[.M36]" office:value-type="percentage" office:value="0.372697003329634" calcext:value-type="percentage">
            <text:p>37.27%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" table:formula="of:=SUM([.C16:.E18])" office:value-type="percentage" office:value="0.0796892341842398" calcext:value-type="percentage">
            <text:p>7.97%</text:p>
          </table:table-cell>
          <table:table-cell table:style-name="ce24"/>
          <table:table-cell table:style-name="ce9"/>
          <table:table-cell table:style-name="ce1" table:formula="of:=SUM([.F16:.H18])" office:value-type="percentage" office:value="0.138845726970033" calcext:value-type="percentage">
            <text:p>13.88%</text:p>
          </table:table-cell>
          <table:table-cell table:style-name="ce24"/>
          <table:table-cell table:style-name="ce9"/>
          <table:table-cell table:style-name="ce1" table:formula="of:=SUM([.I16:.K18])" office:value-type="percentage" office:value="0.0887902330743619" calcext:value-type="percentage">
            <text:p>8.88%</text:p>
          </table:table-cell>
          <table:table-cell table:style-name="ce24"/>
          <table:table-cell/>
          <table:table-cell table:style-name="ce6" office:value-type="percentage" office:value="0.0160069059070169" calcext:value-type="percentage">
            <text:p>1.60%</text:p>
          </table:table-cell>
          <table:table-cell table:style-name="ce6" table:formula="of:=[.N36]+[.M37]" office:value-type="percentage" office:value="0.388703909236651" calcext:value-type="percentage">
            <text:p>38.87%</text:p>
          </table:table-cell>
        </table:table-row>
        <table:table-row table:style-name="ro1">
          <table:table-cell table:style-name="ce1" table:formula="of:=1-[.D43]" office:value-type="percentage" office:value="0.941176470588235" calcext:value-type="percentage">
            <text:p>94.12%</text:p>
          </table:table-cell>
          <table:table-cell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/>
          <table:table-cell table:style-name="ce6" office:value-type="percentage" office:value="0.0159452460229375" calcext:value-type="percentage">
            <text:p>1.59%</text:p>
          </table:table-cell>
          <table:table-cell table:style-name="ce6" table:formula="of:=[.N37]+[.M38]" office:value-type="percentage" office:value="0.404649155259588" calcext:value-type="percentage">
            <text:p>40.46%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/>
          <table:table-cell table:style-name="ce6" office:value-type="percentage" office:value="0.0159082500924898" calcext:value-type="percentage">
            <text:p>1.59%</text:p>
          </table:table-cell>
          <table:table-cell table:style-name="ce6" table:formula="of:=[.N38]+[.M39]" office:value-type="percentage" office:value="0.420557405352078" calcext:value-type="percentage">
            <text:p>42.06%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" table:formula="of:=SUM([.C19:.E21])" office:value-type="percentage" office:value="0.133592304846467" calcext:value-type="percentage">
            <text:p>13.36%</text:p>
          </table:table-cell>
          <table:table-cell table:style-name="ce24"/>
          <table:table-cell table:style-name="ce9"/>
          <table:table-cell table:style-name="ce1" table:formula="of:=SUM([.F19:.H21])" office:value-type="percentage" office:value="0.162930077691454" calcext:value-type="percentage">
            <text:p>16.29%</text:p>
          </table:table-cell>
          <table:table-cell table:style-name="ce24"/>
          <table:table-cell table:style-name="ce9"/>
          <table:table-cell table:style-name="ce1" table:formula="of:=SUM([.I19:.K21])" office:value-type="percentage" office:value="0.13810580836108" calcext:value-type="percentage">
            <text:p>13.81%</text:p>
          </table:table-cell>
          <table:table-cell table:style-name="ce24"/>
          <table:table-cell/>
          <table:table-cell table:style-name="ce6" office:value-type="percentage" office:value="0.015575286718461" calcext:value-type="percentage">
            <text:p>1.56%</text:p>
          </table:table-cell>
          <table:table-cell table:style-name="ce6" table:formula="of:=[.N39]+[.M40]" office:value-type="percentage" office:value="0.436132692070539" calcext:value-type="percentage">
            <text:p>43.61%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/>
          <table:table-cell table:style-name="ce6" office:value-type="percentage" office:value="0.0152053274139845" calcext:value-type="percentage">
            <text:p>1.52%</text:p>
          </table:table-cell>
          <table:table-cell table:style-name="ce6" table:formula="of:=[.N40]+[.M41]" office:value-type="percentage" office:value="0.451338019484524" calcext:value-type="percentage">
            <text:p>45.13%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/>
          <table:table-cell table:style-name="ce6" office:value-type="percentage" office:value="0.0151683314835368" calcext:value-type="percentage">
            <text:p>1.52%</text:p>
          </table:table-cell>
          <table:table-cell table:style-name="ce6" table:formula="of:=[.N41]+[.M42]" office:value-type="percentage" office:value="0.46650635096806" calcext:value-type="percentage">
            <text:p>46.65%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" table:formula="of:=SUM([.C22:.E24])" office:value-type="percentage" office:value="0.0588235294117647" calcext:value-type="percentage">
            <text:p>5.88%</text:p>
          </table:table-cell>
          <table:table-cell table:style-name="ce24"/>
          <table:table-cell table:style-name="ce9"/>
          <table:table-cell table:style-name="ce1" table:formula="of:=SUM([.F22:.H24])" office:value-type="percentage" office:value="0.129522752497225" calcext:value-type="percentage">
            <text:p>12.95%</text:p>
          </table:table-cell>
          <table:table-cell table:style-name="ce24"/>
          <table:table-cell table:style-name="ce9"/>
          <table:table-cell table:style-name="ce1" table:formula="of:=SUM([.I22:.K24])" office:value-type="percentage" office:value="0.069700332963374" calcext:value-type="percentage">
            <text:p>6.97%</text:p>
          </table:table-cell>
          <table:table-cell table:style-name="ce24"/>
          <table:table-cell/>
          <table:table-cell table:style-name="ce6" office:value-type="percentage" office:value="0.0149216919472191" calcext:value-type="percentage">
            <text:p>1.49%</text:p>
          </table:table-cell>
          <table:table-cell table:style-name="ce6" table:formula="of:=[.N42]+[.M43]" office:value-type="percentage" office:value="0.481428042915279" calcext:value-type="percentage">
            <text:p>48.14%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" table:formula="of:=SUM([.C36:.K44])" office:value-type="percentage" office:value="1" calcext:value-type="percentage">
            <text:p>100.00%</text:p>
          </table:table-cell>
          <table:table-cell table:style-name="ce6" office:value-type="percentage" office:value="0.014835368109508" calcext:value-type="percentage">
            <text:p>1.48%</text:p>
          </table:table-cell>
          <table:table-cell table:style-name="ce6" table:formula="of:=[.N43]+[.M44]" office:value-type="percentage" office:value="0.496263411024787" calcext:value-type="percentage">
            <text:p>49.63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percentage" office:value="0.0146503884572697" calcext:value-type="percentage">
            <text:p>1.47%</text:p>
          </table:table-cell>
          <table:table-cell table:formula="of:=[.N44]+[.M45]" office:value-type="percentage" office:value="0.510913799482057" calcext:value-type="percentage">
            <text:p>51.09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9"/>
          <table:table-cell table:style-name="ce26"/>
          <table:table-cell table:style-name="ce14"/>
          <table:table-cell table:style-name="ce35"/>
          <table:table-cell table:style-name="ce26"/>
          <table:table-cell table:style-name="ce14"/>
          <table:table-cell table:style-name="ce19"/>
          <table:table-cell table:style-name="ce39"/>
          <table:table-cell/>
          <table:table-cell office:value-type="percentage" office:value="0.0144284128745838" calcext:value-type="percentage">
            <text:p>1.44%</text:p>
          </table:table-cell>
          <table:table-cell table:formula="of:=[.N45]+[.M46]" office:value-type="percentage" office:value="0.525342212356641" calcext:value-type="percentage">
            <text:p>52.53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MIN([.C26:.E28])" office:value-type="percentage" office:value="0.608940683191516" calcext:value-type="percentage">
            <text:p>60.89%</text:p>
          </table:table-cell>
          <table:table-cell table:style-name="ce27"/>
          <table:table-cell table:style-name="ce32"/>
          <table:table-cell table:formula="of:=MIN([.F26:.H28])" office:value-type="percentage" office:value="0.132149463559009" calcext:value-type="percentage">
            <text:p>13.21%</text:p>
          </table:table-cell>
          <table:table-cell table:style-name="ce30"/>
          <table:table-cell table:style-name="ce32"/>
          <table:table-cell table:style-name="ce5" table:formula="of:=MIN([.I26:.K28])" office:value-type="percentage" office:value="0.525342212356641" calcext:value-type="percentage">
            <text:p>52.53%</text:p>
          </table:table-cell>
          <table:table-cell table:style-name="ce40"/>
          <table:table-cell/>
          <table:table-cell office:value-type="percentage" office:value="0.0142434332223455" calcext:value-type="percentage">
            <text:p>1.42%</text:p>
          </table:table-cell>
          <table:table-cell table:formula="of:=[.N46]+[.M47]" office:value-type="percentage" office:value="0.539585645578987" calcext:value-type="percentage">
            <text:p>53.96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13"/>
          <table:table-cell table:style-name="ce20"/>
          <table:table-cell table:style-name="ce28"/>
          <table:table-cell/>
          <table:table-cell office:value-type="percentage" office:value="0.0141201134541867" calcext:value-type="percentage">
            <text:p>1.41%</text:p>
          </table:table-cell>
          <table:table-cell table:formula="of:=[.N47]+[.M48]" office:value-type="percentage" office:value="0.553705759033173" calcext:value-type="percentage">
            <text:p>55.37%</text:p>
          </table:table-cell>
        </table:table-row>
        <table:table-row table:style-name="ro1">
          <table:table-cell table:number-columns-repeated="2"/>
          <table:table-cell table:style-name="ce14"/>
          <table:table-cell table:style-name="ce21"/>
          <table:table-cell table:style-name="ce29"/>
          <table:table-cell table:style-name="ce34"/>
          <table:table-cell table:style-name="ce35"/>
          <table:table-cell table:style-name="ce29"/>
          <table:table-cell table:style-name="ce34"/>
          <table:table-cell table:style-name="ce35"/>
          <table:table-cell table:style-name="ce26"/>
          <table:table-cell/>
          <table:table-cell office:value-type="percentage" office:value="0.0139104698483167" calcext:value-type="percentage">
            <text:p>1.39%</text:p>
          </table:table-cell>
          <table:table-cell table:formula="of:=[.N48]+[.M49]" office:value-type="percentage" office:value="0.56761622888149" calcext:value-type="percentage">
            <text:p>56.76%</text:p>
          </table:table-cell>
        </table:table-row>
        <table:table-row table:style-name="ro1">
          <table:table-cell table:number-columns-repeated="2"/>
          <table:table-cell table:style-name="ce15"/>
          <table:table-cell table:style-name="ce6" table:formula="of:=MIN([.C29:.E31])" office:value-type="percentage" office:value="0.150376125292884" calcext:value-type="percentage">
            <text:p>15.04%</text:p>
          </table:table-cell>
          <table:table-cell table:style-name="ce30"/>
          <table:table-cell table:style-name="ce15"/>
          <table:table-cell table:formula="of:=MIN([.F29:.H31])" office:value-type="percentage" office:value="0.0198544826735726" calcext:value-type="percentage">
            <text:p>1.99%</text:p>
          </table:table-cell>
          <table:table-cell table:style-name="ce30"/>
          <table:table-cell table:style-name="ce15"/>
          <table:table-cell table:style-name="ce6" table:formula="of:=MIN([.I29:.K31])" office:value-type="percentage" office:value="0.0954864964853866" calcext:value-type="percentage">
            <text:p>9.55%</text:p>
          </table:table-cell>
          <table:table-cell table:style-name="ce30"/>
          <table:table-cell/>
          <table:table-cell office:value-type="percentage" office:value="0.013873473917869" calcext:value-type="percentage">
            <text:p>1.39%</text:p>
          </table:table-cell>
          <table:table-cell table:formula="of:=[.N49]+[.M50]" office:value-type="percentage" office:value="0.581489702799359" calcext:value-type="percentage">
            <text:p>58.15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33"/>
          <table:table-cell table:style-name="ce20"/>
          <table:table-cell table:style-name="ce28"/>
          <table:table-cell/>
          <table:table-cell office:value-type="percentage" office:value="0.0137871500801579" calcext:value-type="percentage">
            <text:p>1.38%</text:p>
          </table:table-cell>
          <table:table-cell table:formula="of:=[.N50]+[.M51]" office:value-type="percentage" office:value="0.595276852879517" calcext:value-type="percentage">
            <text:p>59.53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21"/>
          <table:table-cell table:style-name="ce26"/>
          <table:table-cell table:style-name="ce14"/>
          <table:table-cell table:style-name="ce35"/>
          <table:table-cell table:style-name="ce29"/>
          <table:table-cell table:style-name="ce14"/>
          <table:table-cell table:style-name="ce21"/>
          <table:table-cell table:style-name="ce39"/>
          <table:table-cell/>
          <table:table-cell office:value-type="percentage" office:value="0.013663830311999" calcext:value-type="percentage">
            <text:p>1.37%</text:p>
          </table:table-cell>
          <table:table-cell table:formula="of:=[.N51]+[.M52]" office:value-type="percentage" office:value="0.608940683191516" calcext:value-type="percentage">
            <text:p>60.89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MIN([.C32:.E34])" office:value-type="percentage" office:value="0.747922061906524" calcext:value-type="percentage">
            <text:p>74.79%</text:p>
          </table:table-cell>
          <table:table-cell table:style-name="ce27"/>
          <table:table-cell table:style-name="ce32"/>
          <table:table-cell table:formula="of:=MIN([.F32:.H34])" office:value-type="percentage" office:value="0.20356394129979" calcext:value-type="percentage">
            <text:p>20.36%</text:p>
          </table:table-cell>
          <table:table-cell table:style-name="ce27"/>
          <table:table-cell table:style-name="ce32"/>
          <table:table-cell table:style-name="ce4" table:formula="of:=MIN([.I32:.K34])" office:value-type="percentage" office:value="0.661647552102602" calcext:value-type="percentage">
            <text:p>66.16%</text:p>
          </table:table-cell>
          <table:table-cell table:style-name="ce40"/>
          <table:table-cell/>
          <table:table-cell office:value-type="percentage" office:value="0.0135035146133925" calcext:value-type="percentage">
            <text:p>1.35%</text:p>
          </table:table-cell>
          <table:table-cell table:formula="of:=[.N52]+[.M53]" office:value-type="percentage" office:value="0.622444197804908" calcext:value-type="percentage">
            <text:p>62.24%</text:p>
          </table:table-cell>
        </table:table-row>
        <table:table-row table:style-name="ro1">
          <table:table-cell table:number-columns-repeated="2"/>
          <table:table-cell table:style-name="ce16"/>
          <table:table-cell table:style-name="ce22"/>
          <table:table-cell table:style-name="ce31"/>
          <table:table-cell table:style-name="ce13"/>
          <table:table-cell table:style-name="ce36"/>
          <table:table-cell table:style-name="ce28"/>
          <table:table-cell table:style-name="ce38"/>
          <table:table-cell table:style-name="ce22"/>
          <table:table-cell table:style-name="ce41"/>
          <table:table-cell/>
          <table:table-cell office:value-type="percentage" office:value="0.0133555308916019" calcext:value-type="percentage">
            <text:p>1.34%</text:p>
          </table:table-cell>
          <table:table-cell table:formula="of:=[.N53]+[.M54]" office:value-type="percentage" office:value="0.63579972869651" calcext:value-type="percentage">
            <text:p>63.58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percentage" office:value="0.0130472314712048" calcext:value-type="percentage">
            <text:p>1.30%</text:p>
          </table:table-cell>
          <table:table-cell table:formula="of:=[.N54]+[.M55]" office:value-type="percentage" office:value="0.648846960167715" calcext:value-type="percentage">
            <text:p>64.88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9"/>
          <table:table-cell table:style-name="ce26"/>
          <table:table-cell table:style-name="ce14"/>
          <table:table-cell table:style-name="ce35"/>
          <table:table-cell table:style-name="ce26"/>
          <table:table-cell table:style-name="ce14"/>
          <table:table-cell table:style-name="ce19"/>
          <table:table-cell table:style-name="ce39"/>
          <table:table-cell/>
          <table:table-cell office:value-type="percentage" office:value="0.0128005919348872" calcext:value-type="percentage">
            <text:p>1.28%</text:p>
          </table:table-cell>
          <table:table-cell table:formula="of:=[.N55]+[.M56]" office:value-type="percentage" office:value="0.661647552102602" calcext:value-type="percentage">
            <text:p>66.16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AVERAGE([.C26:.E28])" office:value-type="percentage" office:value="0.860389690467382" calcext:value-type="percentage">
            <text:p>86.04%</text:p>
          </table:table-cell>
          <table:table-cell table:style-name="ce27"/>
          <table:table-cell table:style-name="ce32"/>
          <table:table-cell table:formula="of:=AVERAGE([.F26:.H28])" office:value-type="percentage" office:value="0.434487058275442" calcext:value-type="percentage">
            <text:p>43.45%</text:p>
          </table:table-cell>
          <table:table-cell table:style-name="ce30"/>
          <table:table-cell table:style-name="ce32"/>
          <table:table-cell table:style-name="ce5" table:formula="of:=AVERAGE([.I26:.K28])" office:value-type="percentage" office:value="0.811030268151985" calcext:value-type="percentage">
            <text:p>81.10%</text:p>
          </table:table-cell>
          <table:table-cell table:style-name="ce40"/>
          <table:table-cell/>
          <table:table-cell office:value-type="percentage" office:value="0.0125786163522013" calcext:value-type="percentage">
            <text:p>1.26%</text:p>
          </table:table-cell>
          <table:table-cell table:formula="of:=[.N56]+[.M57]" office:value-type="percentage" office:value="0.674226168454803" calcext:value-type="percentage">
            <text:p>67.42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13"/>
          <table:table-cell table:style-name="ce20"/>
          <table:table-cell table:style-name="ce28"/>
          <table:table-cell/>
          <table:table-cell office:value-type="percentage" office:value="0.0125169564681218" calcext:value-type="percentage">
            <text:p>1.25%</text:p>
          </table:table-cell>
          <table:table-cell table:formula="of:=[.N57]+[.M58]" office:value-type="percentage" office:value="0.686743124922925" calcext:value-type="percentage">
            <text:p>68.67%</text:p>
          </table:table-cell>
        </table:table-row>
        <table:table-row table:style-name="ro1">
          <table:table-cell table:number-columns-repeated="2"/>
          <table:table-cell table:style-name="ce14"/>
          <table:table-cell table:style-name="ce21"/>
          <table:table-cell table:style-name="ce29"/>
          <table:table-cell table:style-name="ce34"/>
          <table:table-cell table:style-name="ce35"/>
          <table:table-cell table:style-name="ce29"/>
          <table:table-cell table:style-name="ce34"/>
          <table:table-cell table:style-name="ce35"/>
          <table:table-cell table:style-name="ce26"/>
          <table:table-cell/>
          <table:table-cell office:value-type="percentage" office:value="0.012393636699963" calcext:value-type="percentage">
            <text:p>1.24%</text:p>
          </table:table-cell>
          <table:table-cell table:formula="of:=[.N58]+[.M59]" office:value-type="percentage" office:value="0.699136761622888" calcext:value-type="percentage">
            <text:p>69.91%</text:p>
          </table:table-cell>
        </table:table-row>
        <table:table-row table:style-name="ro1">
          <table:table-cell table:number-columns-repeated="2"/>
          <table:table-cell table:style-name="ce15"/>
          <table:table-cell table:style-name="ce6" table:formula="of:=AVERAGE([.C29:.E31])" office:value-type="percentage" office:value="0.479483701237308" calcext:value-type="percentage">
            <text:p>47.95%</text:p>
          </table:table-cell>
          <table:table-cell table:style-name="ce30"/>
          <table:table-cell table:style-name="ce15"/>
          <table:table-cell table:formula="of:=AVERAGE([.F29:.H31])" office:value-type="percentage" office:value="0.167784765897973" calcext:value-type="percentage">
            <text:p>16.78%</text:p>
          </table:table-cell>
          <table:table-cell table:style-name="ce30"/>
          <table:table-cell table:style-name="ce15"/>
          <table:table-cell table:style-name="ce6" table:formula="of:=AVERAGE([.I29:.K31])" office:value-type="percentage" office:value="0.429822830599745" calcext:value-type="percentage">
            <text:p>42.98%</text:p>
          </table:table-cell>
          <table:table-cell table:style-name="ce30"/>
          <table:table-cell/>
          <table:table-cell office:value-type="percentage" office:value="0.0123689727463312" calcext:value-type="percentage">
            <text:p>1.24%</text:p>
          </table:table-cell>
          <table:table-cell table:formula="of:=[.N59]+[.M60]" office:value-type="percentage" office:value="0.711505734369219" calcext:value-type="percentage">
            <text:p>71.15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33"/>
          <table:table-cell table:style-name="ce20"/>
          <table:table-cell table:style-name="ce28"/>
          <table:table-cell/>
          <table:table-cell office:value-type="percentage" office:value="0.0123319768158836" calcext:value-type="percentage">
            <text:p>1.23%</text:p>
          </table:table-cell>
          <table:table-cell table:formula="of:=[.N60]+[.M61]" office:value-type="percentage" office:value="0.723837711185103" calcext:value-type="percentage">
            <text:p>72.38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21"/>
          <table:table-cell table:style-name="ce26"/>
          <table:table-cell table:style-name="ce14"/>
          <table:table-cell table:style-name="ce35"/>
          <table:table-cell table:style-name="ce29"/>
          <table:table-cell table:style-name="ce14"/>
          <table:table-cell table:style-name="ce21"/>
          <table:table-cell table:style-name="ce39"/>
          <table:table-cell/>
          <table:table-cell office:value-type="percentage" office:value="0.0122456529781724" calcext:value-type="percentage">
            <text:p>1.22%</text:p>
          </table:table-cell>
          <table:table-cell table:formula="of:=[.N61]+[.M62]" office:value-type="percentage" office:value="0.736083364163275" calcext:value-type="percentage">
            <text:p>73.61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AVERAGE([.C32:.E34])" office:value-type="percentage" office:value="0.928395061728395" calcext:value-type="percentage">
            <text:p>92.84%</text:p>
          </table:table-cell>
          <table:table-cell table:style-name="ce27"/>
          <table:table-cell table:style-name="ce32"/>
          <table:table-cell table:formula="of:=AVERAGE([.F32:.H34])" office:value-type="percentage" office:value="0.518228031953522" calcext:value-type="percentage">
            <text:p>51.82%</text:p>
          </table:table-cell>
          <table:table-cell table:style-name="ce27"/>
          <table:table-cell table:style-name="ce32"/>
          <table:table-cell table:style-name="ce4" table:formula="of:=AVERAGE([.I32:.K34])" office:value-type="percentage" office:value="0.8914511996273" calcext:value-type="percentage">
            <text:p>89.15%</text:p>
          </table:table-cell>
          <table:table-cell table:style-name="ce40"/>
          <table:table-cell/>
          <table:table-cell office:value-type="percentage" office:value="0.0118386977432482" calcext:value-type="percentage">
            <text:p>1.18%</text:p>
          </table:table-cell>
          <table:table-cell table:formula="of:=[.N62]+[.M63]" office:value-type="percentage" office:value="0.747922061906524" calcext:value-type="percentage">
            <text:p>74.79%</text:p>
          </table:table-cell>
        </table:table-row>
        <table:table-row table:style-name="ro1">
          <table:table-cell table:number-columns-repeated="2"/>
          <table:table-cell table:style-name="ce16"/>
          <table:table-cell table:style-name="ce22"/>
          <table:table-cell table:style-name="ce31"/>
          <table:table-cell table:style-name="ce13"/>
          <table:table-cell table:style-name="ce36"/>
          <table:table-cell table:style-name="ce28"/>
          <table:table-cell table:style-name="ce38"/>
          <table:table-cell table:style-name="ce22"/>
          <table:table-cell table:style-name="ce41"/>
          <table:table-cell/>
          <table:table-cell office:value-type="percentage" office:value="0.0117523739055371" calcext:value-type="percentage">
            <text:p>1.18%</text:p>
          </table:table-cell>
          <table:table-cell table:formula="of:=[.N63]+[.M64]" office:value-type="percentage" office:value="0.759674435812061" calcext:value-type="percentage">
            <text:p>75.97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percentage" office:value="0.0113824146010606" calcext:value-type="percentage">
            <text:p>1.14%</text:p>
          </table:table-cell>
          <table:table-cell table:formula="of:=[.N64]+[.M65]" office:value-type="percentage" office:value="0.771056850413121" calcext:value-type="percentage">
            <text:p>77.11%</text:p>
          </table:table-cell>
        </table:table-row>
        <table:table-row table:style-name="ro1">
          <table:table-cell table:number-columns-repeated="2"/>
          <table:table-cell table:style-name="ce58"/>
          <table:table-cell table:style-name="ce67" table:number-columns-repeated="3"/>
          <table:table-cell table:style-name="ce83"/>
          <table:table-cell table:style-name="ce67" table:number-columns-repeated="3"/>
          <table:table-cell table:style-name="ce91"/>
          <table:table-cell/>
          <table:table-cell office:value-type="percentage" office:value="0.0112590948329017" calcext:value-type="percentage">
            <text:p>1.13%</text:p>
          </table:table-cell>
          <table:table-cell table:formula="of:=[.N65]+[.M66]" office:value-type="percentage" office:value="0.782315945246023" calcext:value-type="percentage">
            <text:p>78.23%</text:p>
          </table:table-cell>
        </table:table-row>
        <table:table-row table:style-name="ro1">
          <table:table-cell table:number-columns-repeated="2"/>
          <table:table-cell table:style-name="ce59"/>
          <table:table-cell/>
          <table:table-cell table:style-name="ce1" table:formula="of:=SUM([.C16:.G18])" office:value-type="percentage" office:value="0.173769885312616" calcext:value-type="percentage">
            <text:p>17.38%</text:p>
          </table:table-cell>
          <table:table-cell/>
          <table:table-cell table:style-name="ce84"/>
          <table:table-cell/>
          <table:table-cell table:style-name="ce1" table:formula="of:=SUM([.G16:.K18])" office:value-type="percentage" office:value="0.185904550499445" calcext:value-type="percentage">
            <text:p>18.59%</text:p>
          </table:table-cell>
          <table:table-cell/>
          <table:table-cell table:style-name="ce92"/>
          <table:table-cell/>
          <table:table-cell office:value-type="percentage" office:value="0.010913799482057" calcext:value-type="percentage">
            <text:p>1.09%</text:p>
          </table:table-cell>
          <table:table-cell table:formula="of:=[.N66]+[.M67]" office:value-type="percentage" office:value="0.79322974472808" calcext:value-type="percentage">
            <text:p>79.32%</text:p>
          </table:table-cell>
        </table:table-row>
        <table:table-row table:style-name="ro1">
          <table:table-cell table:number-columns-repeated="2"/>
          <table:table-cell table:style-name="ce60"/>
          <table:table-cell table:style-name="ce68" table:number-columns-repeated="3"/>
          <table:table-cell table:style-name="ce85"/>
          <table:table-cell table:style-name="ce68" table:number-columns-repeated="3"/>
          <table:table-cell table:style-name="ce93"/>
          <table:table-cell/>
          <table:table-cell office:value-type="percentage" office:value="0.0107658157602664" calcext:value-type="percentage">
            <text:p>1.08%</text:p>
          </table:table-cell>
          <table:table-cell table:formula="of:=[.N67]+[.M68]" office:value-type="percentage" office:value="0.803995560488346" calcext:value-type="percentage">
            <text:p>80.40%</text:p>
          </table:table-cell>
        </table:table-row>
        <table:table-row table:style-name="ro1">
          <table:table-cell table:number-columns-repeated="2"/>
          <table:table-cell table:style-name="ce58"/>
          <table:table-cell table:style-name="ce67" table:number-columns-repeated="3"/>
          <table:table-cell table:style-name="ce83"/>
          <table:table-cell table:style-name="ce67" table:number-columns-repeated="3"/>
          <table:table-cell table:style-name="ce91"/>
          <table:table-cell/>
          <table:table-cell office:value-type="percentage" office:value="0.0106055000616599" calcext:value-type="percentage">
            <text:p>1.06%</text:p>
          </table:table-cell>
          <table:table-cell table:formula="of:=[.N68]+[.M69]" office:value-type="percentage" office:value="0.814601060550006" calcext:value-type="percentage">
            <text:p>81.46%</text:p>
          </table:table-cell>
        </table:table-row>
        <table:table-row table:style-name="ro1">
          <table:table-cell table:number-columns-repeated="2"/>
          <table:table-cell table:style-name="ce59"/>
          <table:table-cell/>
          <table:table-cell table:style-name="ce1" table:formula="of:=SUM([.C19:.G21])" office:value-type="percentage" office:value="0.242964607226538" calcext:value-type="percentage">
            <text:p>24.30%</text:p>
          </table:table-cell>
          <table:table-cell/>
          <table:table-cell table:style-name="ce84"/>
          <table:table-cell/>
          <table:table-cell table:style-name="ce1" table:formula="of:=SUM([.G19:.K21])" office:value-type="percentage" office:value="0.24898261191269" calcext:value-type="percentage">
            <text:p>24.90%</text:p>
          </table:table-cell>
          <table:table-cell/>
          <table:table-cell table:style-name="ce92"/>
          <table:table-cell/>
          <table:table-cell office:value-type="percentage" office:value="0.0105438401775805" calcext:value-type="percentage">
            <text:p>1.05%</text:p>
          </table:table-cell>
          <table:table-cell table:formula="of:=[.N69]+[.M70]" office:value-type="percentage" office:value="0.825144900727587" calcext:value-type="percentage">
            <text:p>82.51%</text:p>
          </table:table-cell>
        </table:table-row>
        <table:table-row table:style-name="ro1">
          <table:table-cell table:number-columns-repeated="2"/>
          <table:table-cell table:style-name="ce60"/>
          <table:table-cell table:style-name="ce68" table:number-columns-repeated="3"/>
          <table:table-cell table:style-name="ce85"/>
          <table:table-cell table:style-name="ce68" table:number-columns-repeated="3"/>
          <table:table-cell table:style-name="ce93"/>
          <table:table-cell/>
          <table:table-cell office:value-type="percentage" office:value="0.0103958564557899" calcext:value-type="percentage">
            <text:p>1.04%</text:p>
          </table:table-cell>
          <table:table-cell table:formula="of:=[.N70]+[.M71]" office:value-type="percentage" office:value="0.835540757183376" calcext:value-type="percentage">
            <text:p>83.55%</text:p>
          </table:table-cell>
        </table:table-row>
        <table:table-row table:style-name="ro1">
          <table:table-cell table:number-columns-repeated="2"/>
          <table:table-cell table:style-name="ce58"/>
          <table:table-cell table:style-name="ce67" table:number-columns-repeated="3"/>
          <table:table-cell table:style-name="ce83"/>
          <table:table-cell table:style-name="ce67" table:number-columns-repeated="3"/>
          <table:table-cell table:style-name="ce91"/>
          <table:table-cell/>
          <table:table-cell office:value-type="percentage" office:value="0.0103588605253422" calcext:value-type="percentage">
            <text:p>1.04%</text:p>
          </table:table-cell>
          <table:table-cell table:formula="of:=[.N71]+[.M72]" office:value-type="percentage" office:value="0.845899617708719" calcext:value-type="percentage">
            <text:p>84.59%</text:p>
          </table:table-cell>
        </table:table-row>
        <table:table-row table:style-name="ro1">
          <table:table-cell table:number-columns-repeated="2"/>
          <table:table-cell table:style-name="ce59"/>
          <table:table-cell/>
          <table:table-cell table:style-name="ce1" table:formula="of:=SUM([.C22:.G24])" office:value-type="percentage" office:value="0.146984831668516" calcext:value-type="percentage">
            <text:p>14.70%</text:p>
          </table:table-cell>
          <table:table-cell/>
          <table:table-cell table:style-name="ce84"/>
          <table:table-cell/>
          <table:table-cell table:style-name="ce1" table:formula="of:=SUM([.G22:.K24])" office:value-type="percentage" office:value="0.161487236403996" calcext:value-type="percentage">
            <text:p>16.15%</text:p>
          </table:table-cell>
          <table:table-cell/>
          <table:table-cell table:style-name="ce92"/>
          <table:table-cell/>
          <table:table-cell office:value-type="percentage" office:value="0.00986558145270687" calcext:value-type="percentage">
            <text:p>0.99%</text:p>
          </table:table-cell>
          <table:table-cell table:formula="of:=[.N72]+[.M73]" office:value-type="percentage" office:value="0.855765199161426" calcext:value-type="percentage">
            <text:p>85.58%</text:p>
          </table:table-cell>
        </table:table-row>
        <table:table-row table:style-name="ro1">
          <table:table-cell table:number-columns-repeated="2"/>
          <table:table-cell table:style-name="ce60"/>
          <table:table-cell table:style-name="ce68" table:number-columns-repeated="3"/>
          <table:table-cell table:style-name="ce85"/>
          <table:table-cell table:style-name="ce68" table:number-columns-repeated="3"/>
          <table:table-cell table:style-name="ce93"/>
          <table:table-cell table:style-name="ce1" table:formula="of:=SUM([.C66:.K74])" office:value-type="percentage" office:value="1.1600937230238" calcext:value-type="percentage">
            <text:p>116.01%</text:p>
          </table:table-cell>
          <table:table-cell office:value-type="percentage" office:value="0.0098409174990751" calcext:value-type="percentage">
            <text:p>0.98%</text:p>
          </table:table-cell>
          <table:table-cell table:formula="of:=[.N73]+[.M74]" office:value-type="percentage" office:value="0.865606116660501" calcext:value-type="percentage">
            <text:p>86.56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percentage" office:value="0.00955728203230978" calcext:value-type="percentage">
            <text:p>0.96%</text:p>
          </table:table-cell>
          <table:table-cell table:formula="of:=[.N74]+[.M75]" office:value-type="percentage" office:value="0.87516339869281" calcext:value-type="percentage">
            <text:p>87.52%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table:number-columns-repeated="2"/>
          <table:table-cell/>
          <table:table-cell table:style-name="ce5" table:number-columns-repeated="2"/>
          <table:table-cell table:style-name="ce4" table:number-columns-repeated="2"/>
          <table:table-cell/>
          <table:table-cell office:value-type="percentage" office:value="0.00943396226415094" calcext:value-type="percentage">
            <text:p>0.94%</text:p>
          </table:table-cell>
          <table:table-cell table:formula="of:=[.N75]+[.M76]" office:value-type="percentage" office:value="0.884597360956961" calcext:value-type="percentage">
            <text:p>88.46%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table:formula="of:=MIN([.C26:.G28])" office:value-type="percentage" office:value="0.132149463559009" calcext:value-type="percentage">
            <text:p>13.21%</text:p>
          </table:table-cell>
          <table:table-cell table:style-name="ce5"/>
          <table:table-cell/>
          <table:table-cell table:style-name="ce6"/>
          <table:table-cell table:style-name="ce5" table:formula="of:=MIN([.G26:.K28])" office:value-type="percentage" office:value="0.132149463559009" calcext:value-type="percentage">
            <text:p>13.21%</text:p>
          </table:table-cell>
          <table:table-cell table:style-name="ce5"/>
          <table:table-cell table:style-name="ce4"/>
          <table:table-cell/>
          <table:table-cell office:value-type="percentage" office:value="0.00910099889012209" calcext:value-type="percentage">
            <text:p>0.91%</text:p>
          </table:table-cell>
          <table:table-cell table:formula="of:=[.N76]+[.M77]" office:value-type="percentage" office:value="0.893698359847083" calcext:value-type="percentage">
            <text:p>89.37%</text:p>
          </table:table-cell>
        </table:table-row>
        <table:table-row table:style-name="ro1">
          <table:table-cell table:number-columns-repeated="2"/>
          <table:table-cell table:style-name="ce5" table:number-columns-repeated="3"/>
          <table:table-cell table:style-name="ce6"/>
          <table:table-cell/>
          <table:table-cell table:style-name="ce6"/>
          <table:table-cell table:style-name="ce5" table:number-columns-repeated="3"/>
          <table:table-cell/>
          <table:table-cell table:style-name="ce4" office:value-type="percentage" office:value="0.00885435935380442" calcext:value-type="percentage">
            <text:p>0.89%</text:p>
          </table:table-cell>
          <table:table-cell table:style-name="ce4" table:formula="of:=[.N77]+[.M78]" office:value-type="percentage" office:value="0.902552719200888" calcext:value-type="percentage">
            <text:p>90.26%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style-name="ce6" table:number-columns-repeated="2"/>
          <table:table-cell/>
          <table:table-cell table:style-name="ce6" table:number-columns-repeated="3"/>
          <table:table-cell table:style-name="ce5"/>
          <table:table-cell/>
          <table:table-cell table:style-name="ce4" office:value-type="percentage" office:value="0.00873103958564558" calcext:value-type="percentage">
            <text:p>0.87%</text:p>
          </table:table-cell>
          <table:table-cell table:style-name="ce4" table:formula="of:=[.N78]+[.M79]" office:value-type="percentage" office:value="0.911283758786533" calcext:value-type="percentage">
            <text:p>91.13%</text:p>
          </table:table-cell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table:formula="of:=MIN([.C29:.G31])" office:value-type="percentage" office:value="0.0198544826735726" calcext:value-type="percentage">
            <text:p>1.99%</text:p>
          </table:table-cell>
          <table:table-cell table:style-name="ce6"/>
          <table:table-cell/>
          <table:table-cell table:style-name="ce6"/>
          <table:table-cell table:style-name="ce6" table:formula="of:=MIN([.G29:.K31])" office:value-type="percentage" office:value="0.0198544826735726" calcext:value-type="percentage">
            <text:p>1.99%</text:p>
          </table:table-cell>
          <table:table-cell table:style-name="ce6" table:number-columns-repeated="2"/>
          <table:table-cell/>
          <table:table-cell table:style-name="ce4" office:value-type="percentage" office:value="0.00799112097669257" calcext:value-type="percentage">
            <text:p>0.80%</text:p>
          </table:table-cell>
          <table:table-cell table:style-name="ce4" table:formula="of:=[.N79]+[.M80]" office:value-type="percentage" office:value="0.919274879763226" calcext:value-type="percentage">
            <text:p>91.93%</text:p>
          </table:table-cell>
        </table:table-row>
        <table:table-row table:style-name="ro1">
          <table:table-cell table:number-columns-repeated="2"/>
          <table:table-cell table:style-name="ce5" table:number-columns-repeated="3"/>
          <table:table-cell table:style-name="ce6"/>
          <table:table-cell/>
          <table:table-cell table:style-name="ce6" table:number-columns-repeated="2"/>
          <table:table-cell table:style-name="ce5" table:number-columns-repeated="2"/>
          <table:table-cell/>
          <table:table-cell table:style-name="ce4" office:value-type="percentage" office:value="0.00774448144037489" calcext:value-type="percentage">
            <text:p>0.77%</text:p>
          </table:table-cell>
          <table:table-cell table:style-name="ce4" table:formula="of:=[.N80]+[.M81]" office:value-type="percentage" office:value="0.927019361203601" calcext:value-type="percentage">
            <text:p>92.70%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/>
          <table:table-cell table:style-name="ce6"/>
          <table:table-cell table:style-name="ce5" table:number-columns-repeated="2"/>
          <table:table-cell table:style-name="ce4"/>
          <table:table-cell/>
          <table:table-cell table:style-name="ce4" office:value-type="percentage" office:value="0.00733752620545074" calcext:value-type="percentage">
            <text:p>0.73%</text:p>
          </table:table-cell>
          <table:table-cell table:style-name="ce4" table:formula="of:=[.N81]+[.M82]" office:value-type="percentage" office:value="0.934356887409052" calcext:value-type="percentage">
            <text:p>93.44%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table:formula="of:=MIN([.C32:.G34])" office:value-type="percentage" office:value="0.20356394129979" calcext:value-type="percentage">
            <text:p>20.36%</text:p>
          </table:table-cell>
          <table:table-cell table:style-name="ce5"/>
          <table:table-cell/>
          <table:table-cell table:style-name="ce5"/>
          <table:table-cell table:style-name="ce5" table:formula="of:=MIN([.G32:.K34])" office:value-type="percentage" office:value="0.20356394129979" calcext:value-type="percentage">
            <text:p>20.36%</text:p>
          </table:table-cell>
          <table:table-cell table:style-name="ce4" table:number-columns-repeated="2"/>
          <table:table-cell/>
          <table:table-cell table:style-name="ce4" office:value-type="percentage" office:value="0.00727586632137132" calcext:value-type="percentage">
            <text:p>0.73%</text:p>
          </table:table-cell>
          <table:table-cell table:style-name="ce4" table:formula="of:=[.N82]+[.M83]" office:value-type="percentage" office:value="0.941632753730423" calcext:value-type="percentage">
            <text:p>94.16%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4" table:number-columns-repeated="2"/>
          <table:table-cell table:style-name="ce5"/>
          <table:table-cell/>
          <table:table-cell table:style-name="ce5"/>
          <table:table-cell table:style-name="ce4" table:number-columns-repeated="2"/>
          <table:table-cell table:style-name="ce7"/>
          <table:table-cell/>
          <table:table-cell table:style-name="ce4" office:value-type="percentage" office:value="0.0072142064372919" calcext:value-type="percentage">
            <text:p>0.72%</text:p>
          </table:table-cell>
          <table:table-cell table:style-name="ce4" table:formula="of:=[.N83]+[.M84]" office:value-type="percentage" office:value="0.948846960167715" calcext:value-type="percentage">
            <text:p>94.88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702922678505365" calcext:value-type="percentage">
            <text:p>0.70%</text:p>
          </table:table-cell>
          <table:table-cell table:style-name="ce4" table:formula="of:=[.N84]+[.M85]" office:value-type="percentage" office:value="0.955876186952768" calcext:value-type="percentage">
            <text:p>95.59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65359477124183" calcext:value-type="percentage">
            <text:p>0.65%</text:p>
          </table:table-cell>
          <table:table-cell table:style-name="ce4" table:formula="of:=[.N85]+[.M86]" office:value-type="percentage" office:value="0.962412134665187" calcext:value-type="percentage">
            <text:p>96.24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632630410654828" calcext:value-type="percentage">
            <text:p>0.63%</text:p>
          </table:table-cell>
          <table:table-cell table:style-name="ce4" table:formula="of:=[.N86]+[.M87]" office:value-type="percentage" office:value="0.968738438771735" calcext:value-type="percentage">
            <text:p>96.87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595634480207177" calcext:value-type="percentage">
            <text:p>0.60%</text:p>
          </table:table-cell>
          <table:table-cell table:style-name="ce4" table:formula="of:=[.N87]+[.M88]" office:value-type="percentage" office:value="0.974694783573807" calcext:value-type="percentage">
            <text:p>97.47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509310642495992" calcext:value-type="percentage">
            <text:p>0.51%</text:p>
          </table:table-cell>
          <table:table-cell table:style-name="ce4" table:formula="of:=[.N88]+[.M89]" office:value-type="percentage" office:value="0.979787889998767" calcext:value-type="percentage">
            <text:p>97.98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472314712048341" calcext:value-type="percentage">
            <text:p>0.47%</text:p>
          </table:table-cell>
          <table:table-cell table:style-name="ce4" table:formula="of:=[.N89]+[.M90]" office:value-type="percentage" office:value="0.98451103711925" calcext:value-type="percentage">
            <text:p>98.45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406955234924159" calcext:value-type="percentage">
            <text:p>0.41%</text:p>
          </table:table-cell>
          <table:table-cell table:style-name="ce4" table:formula="of:=[.N90]+[.M91]" office:value-type="percentage" office:value="0.988580589468492" calcext:value-type="percentage">
            <text:p>98.86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363793316068566" calcext:value-type="percentage">
            <text:p>0.36%</text:p>
          </table:table-cell>
          <table:table-cell table:style-name="ce4" table:formula="of:=[.N91]+[.M92]" office:value-type="percentage" office:value="0.992218522629177" calcext:value-type="percentage">
            <text:p>99.22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351461339252682" calcext:value-type="percentage">
            <text:p>0.35%</text:p>
          </table:table-cell>
          <table:table-cell table:style-name="ce4" table:formula="of:=[.N92]+[.M93]" office:value-type="percentage" office:value="0.995733136021704" calcext:value-type="percentage">
            <text:p>99.57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281169071402146" calcext:value-type="percentage">
            <text:p>0.28%</text:p>
          </table:table-cell>
          <table:table-cell table:style-name="ce4" table:formula="of:=[.N93]+[.M94]" office:value-type="percentage" office:value="0.998544826735725" calcext:value-type="percentage">
            <text:p>99.85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145517326427427" calcext:value-type="percentage">
            <text:p>0.15%</text:p>
          </table:table-cell>
          <table:table-cell table:style-name="ce7" table:formula="of:=[.N94]+[.M95]" office:value-type="percentage" office:value="1" calcext:value-type="percentage">
            <text:p>100.0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" calcext:value-type="percentage">
            <text:p>0.00%</text:p>
          </table:table-cell>
          <table:table-cell table:style-name="ce7" table:formula="of:=[.N95]+[.M96]" office:value-type="percentage" office:value="1" calcext:value-type="percentage">
            <text:p>100.0%</text:p>
          </table:table-cell>
        </table:table-row>
      </table:table>
      <table:table table:name="Sheet1_2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ce5"/>
        <table:table-row table:style-name="ro1" table:number-rows-repeated="4"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2" table:formula="of:=MAX([.C5:.K5])*MAX([.B6:.B14])" office:value-type="float" office:value="33.63" calcext:value-type="float">
            <text:p>33.6300</text:p>
          </table:table-cell>
          <table:table-cell office:value-type="float" office:value="5.7" calcext:value-type="float">
            <text:p>5.7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table:style-name="Default"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style-name="ce3" table:formula="of:=[.$B$5]-[.C$5]*[.$B6]" office:value-type="float" office:value="4.56" calcext:value-type="float">
            <text:p>4.6</text:p>
          </table:table-cell>
          <table:table-cell table:style-name="ce3" table:formula="of:=[.$B$5]-[.D$5]*[.$B6]" office:value-type="float" office:value="9.66" calcext:value-type="float">
            <text:p>9.7</text:p>
          </table:table-cell>
          <table:table-cell table:style-name="ce3" table:formula="of:=[.$B$5]-[.E$5]*[.$B6]" office:value-type="float" office:value="14.76" calcext:value-type="float">
            <text:p>14.8</text:p>
          </table:table-cell>
          <table:table-cell table:style-name="ce3" table:formula="of:=[.$B$5]-[.F$5]*[.$B6]" office:value-type="float" office:value="19.86" calcext:value-type="float">
            <text:p>19.9</text:p>
          </table:table-cell>
          <table:table-cell table:style-name="ce3" table:formula="of:=[.$B$5]-[.G$5]*[.$B6]" office:value-type="float" office:value="27" calcext:value-type="float">
            <text:p>27.0</text:p>
          </table:table-cell>
          <table:table-cell table:style-name="ce3" table:formula="of:=[.$B$5]-[.H$5]*[.$B6]" office:value-type="float" office:value="21.9" calcext:value-type="float">
            <text:p>21.9</text:p>
          </table:table-cell>
          <table:table-cell table:style-name="ce3" table:formula="of:=[.$B$5]-[.I$5]*[.$B6]" office:value-type="float" office:value="16.8" calcext:value-type="float">
            <text:p>16.8</text:p>
          </table:table-cell>
          <table:table-cell table:style-name="ce3" table:formula="of:=[.$B$5]-[.J$5]*[.$B6]" office:value-type="float" office:value="11.7" calcext:value-type="float">
            <text:p>11.7</text:p>
          </table:table-cell>
          <table:table-cell table:style-name="ce3" table:formula="of:=[.$B$5]-[.K$5]*[.$B6]" office:value-type="float" office:value="6.60000000000001" calcext:value-type="float">
            <text:p>6.6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style-name="ce3" table:formula="of:=[.$B$5]-[.C$5]*[.$B7]" office:value-type="float" office:value="10.26" calcext:value-type="float">
            <text:p>10.3</text:p>
          </table:table-cell>
          <table:table-cell table:style-name="ce3" table:formula="of:=[.$B$5]-[.D$5]*[.$B7]" office:value-type="float" office:value="14.36" calcext:value-type="float">
            <text:p>14.4</text:p>
          </table:table-cell>
          <table:table-cell table:style-name="ce3" table:formula="of:=[.$B$5]-[.E$5]*[.$B7]" office:value-type="float" office:value="18.46" calcext:value-type="float">
            <text:p>18.5</text:p>
          </table:table-cell>
          <table:table-cell table:style-name="ce3" table:formula="of:=[.$B$5]-[.F$5]*[.$B7]" office:value-type="float" office:value="22.56" calcext:value-type="float">
            <text:p>22.6</text:p>
          </table:table-cell>
          <table:table-cell table:style-name="ce3" table:formula="of:=[.$B$5]-[.G$5]*[.$B7]" office:value-type="float" office:value="28.3" calcext:value-type="float">
            <text:p>28.3</text:p>
          </table:table-cell>
          <table:table-cell table:style-name="ce3" table:formula="of:=[.$B$5]-[.H$5]*[.$B7]" office:value-type="float" office:value="24.2" calcext:value-type="float">
            <text:p>24.2</text:p>
          </table:table-cell>
          <table:table-cell table:style-name="ce3" table:formula="of:=[.$B$5]-[.I$5]*[.$B7]" office:value-type="float" office:value="20.1" calcext:value-type="float">
            <text:p>20.1</text:p>
          </table:table-cell>
          <table:table-cell table:style-name="ce3" table:formula="of:=[.$B$5]-[.J$5]*[.$B7]" office:value-type="float" office:value="16" calcext:value-type="float">
            <text:p>16.0</text:p>
          </table:table-cell>
          <table:table-cell table:style-name="ce3" table:formula="of:=[.$B$5]-[.K$5]*[.$B7]" office:value-type="float" office:value="11.9" calcext:value-type="float">
            <text:p>11.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style-name="ce3" table:formula="of:=[.$B$5]-[.C$5]*[.$B8]" office:value-type="float" office:value="15.96" calcext:value-type="float">
            <text:p>16.0</text:p>
          </table:table-cell>
          <table:table-cell table:style-name="ce3" table:formula="of:=[.$B$5]-[.D$5]*[.$B8]" office:value-type="float" office:value="19.06" calcext:value-type="float">
            <text:p>19.1</text:p>
          </table:table-cell>
          <table:table-cell table:style-name="ce3" table:formula="of:=[.$B$5]-[.E$5]*[.$B8]" office:value-type="float" office:value="22.16" calcext:value-type="float">
            <text:p>22.2</text:p>
          </table:table-cell>
          <table:table-cell table:style-name="ce3" table:formula="of:=[.$B$5]-[.F$5]*[.$B8]" office:value-type="float" office:value="25.26" calcext:value-type="float">
            <text:p>25.3</text:p>
          </table:table-cell>
          <table:table-cell table:style-name="ce3" table:formula="of:=[.$B$5]-[.G$5]*[.$B8]" office:value-type="float" office:value="29.6" calcext:value-type="float">
            <text:p>29.6</text:p>
          </table:table-cell>
          <table:table-cell table:style-name="ce3" table:formula="of:=[.$B$5]-[.H$5]*[.$B8]" office:value-type="float" office:value="26.5" calcext:value-type="float">
            <text:p>26.5</text:p>
          </table:table-cell>
          <table:table-cell table:style-name="ce3" table:formula="of:=[.$B$5]-[.I$5]*[.$B8]" office:value-type="float" office:value="23.4" calcext:value-type="float">
            <text:p>23.4</text:p>
          </table:table-cell>
          <table:table-cell table:style-name="ce3" table:formula="of:=[.$B$5]-[.J$5]*[.$B8]" office:value-type="float" office:value="20.3" calcext:value-type="float">
            <text:p>20.3</text:p>
          </table:table-cell>
          <table:table-cell table:style-name="ce3" table:formula="of:=[.$B$5]-[.K$5]*[.$B8]" office:value-type="float" office:value="17.2" calcext:value-type="float">
            <text:p>17.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style-name="ce3" table:formula="of:=[.$B$5]-[.C$5]*[.$B9]" office:value-type="float" office:value="21.66" calcext:value-type="float">
            <text:p>21.7</text:p>
          </table:table-cell>
          <table:table-cell table:style-name="ce3" table:formula="of:=[.$B$5]-[.D$5]*[.$B9]" office:value-type="float" office:value="23.76" calcext:value-type="float">
            <text:p>23.8</text:p>
          </table:table-cell>
          <table:table-cell table:style-name="ce3" table:formula="of:=[.$B$5]-[.E$5]*[.$B9]" office:value-type="float" office:value="25.86" calcext:value-type="float">
            <text:p>25.9</text:p>
          </table:table-cell>
          <table:table-cell table:style-name="ce3" table:formula="of:=[.$B$5]-[.F$5]*[.$B9]" office:value-type="float" office:value="27.96" calcext:value-type="float">
            <text:p>28.0</text:p>
          </table:table-cell>
          <table:table-cell table:style-name="ce3" table:formula="of:=[.$B$5]-[.G$5]*[.$B9]" office:value-type="float" office:value="30.9" calcext:value-type="float">
            <text:p>30.9</text:p>
          </table:table-cell>
          <table:table-cell table:style-name="ce3" table:formula="of:=[.$B$5]-[.H$5]*[.$B9]" office:value-type="float" office:value="28.8" calcext:value-type="float">
            <text:p>28.8</text:p>
          </table:table-cell>
          <table:table-cell table:style-name="ce3" table:formula="of:=[.$B$5]-[.I$5]*[.$B9]" office:value-type="float" office:value="26.7" calcext:value-type="float">
            <text:p>26.7</text:p>
          </table:table-cell>
          <table:table-cell table:style-name="ce3" table:formula="of:=[.$B$5]-[.J$5]*[.$B9]" office:value-type="float" office:value="24.6" calcext:value-type="float">
            <text:p>24.6</text:p>
          </table:table-cell>
          <table:table-cell table:style-name="ce3" table:formula="of:=[.$B$5]-[.K$5]*[.$B9]" office:value-type="float" office:value="22.5" calcext:value-type="float">
            <text:p>22.5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style-name="ce3" table:formula="of:=[.$B$5]-[.C$5]*[.$B10]" office:value-type="float" office:value="27.36" calcext:value-type="float">
            <text:p>27.4</text:p>
          </table:table-cell>
          <table:table-cell table:style-name="ce3" table:formula="of:=[.$B$5]-[.D$5]*[.$B10]" office:value-type="float" office:value="28.46" calcext:value-type="float">
            <text:p>28.5</text:p>
          </table:table-cell>
          <table:table-cell table:style-name="ce3" table:formula="of:=[.$B$5]-[.E$5]*[.$B10]" office:value-type="float" office:value="29.56" calcext:value-type="float">
            <text:p>29.6</text:p>
          </table:table-cell>
          <table:table-cell table:style-name="ce3" table:formula="of:=[.$B$5]-[.F$5]*[.$B10]" office:value-type="float" office:value="30.66" calcext:value-type="float">
            <text:p>30.7</text:p>
          </table:table-cell>
          <table:table-cell table:style-name="ce3" table:formula="of:=[.$B$5]-[.G$5]*[.$B10]" office:value-type="float" office:value="32.2" calcext:value-type="float">
            <text:p>32.2</text:p>
          </table:table-cell>
          <table:table-cell table:style-name="ce3" table:formula="of:=[.$B$5]-[.H$5]*[.$B10]" office:value-type="float" office:value="31.1" calcext:value-type="float">
            <text:p>31.1</text:p>
          </table:table-cell>
          <table:table-cell table:style-name="ce3" table:formula="of:=[.$B$5]-[.I$5]*[.$B10]" office:value-type="float" office:value="30" calcext:value-type="float">
            <text:p>30.0</text:p>
          </table:table-cell>
          <table:table-cell table:style-name="ce3" table:formula="of:=[.$B$5]-[.J$5]*[.$B10]" office:value-type="float" office:value="28.9" calcext:value-type="float">
            <text:p>28.9</text:p>
          </table:table-cell>
          <table:table-cell table:style-name="ce3" table:formula="of:=[.$B$5]-[.K$5]*[.$B10]" office:value-type="float" office:value="27.8" calcext:value-type="float">
            <text:p>27.8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style-name="ce3" table:formula="of:=[.$B$5]-[.C$5]*[.$B11]" office:value-type="float" office:value="17.1" calcext:value-type="float">
            <text:p>17.1</text:p>
          </table:table-cell>
          <table:table-cell table:style-name="ce3" table:formula="of:=[.$B$5]-[.D$5]*[.$B11]" office:value-type="float" office:value="20" calcext:value-type="float">
            <text:p>20.0</text:p>
          </table:table-cell>
          <table:table-cell table:style-name="ce3" table:formula="of:=[.$B$5]-[.E$5]*[.$B11]" office:value-type="float" office:value="22.9" calcext:value-type="float">
            <text:p>22.9</text:p>
          </table:table-cell>
          <table:table-cell table:style-name="ce3" table:formula="of:=[.$B$5]-[.F$5]*[.$B11]" office:value-type="float" office:value="25.8" calcext:value-type="float">
            <text:p>25.8</text:p>
          </table:table-cell>
          <table:table-cell table:style-name="ce3" table:formula="of:=[.$B$5]-[.G$5]*[.$B11]" office:value-type="float" office:value="29.86" calcext:value-type="float">
            <text:p>29.9</text:p>
          </table:table-cell>
          <table:table-cell table:style-name="ce3" table:formula="of:=[.$B$5]-[.H$5]*[.$B11]" office:value-type="float" office:value="26.96" calcext:value-type="float">
            <text:p>27.0</text:p>
          </table:table-cell>
          <table:table-cell table:style-name="ce3" table:formula="of:=[.$B$5]-[.I$5]*[.$B11]" office:value-type="float" office:value="24.06" calcext:value-type="float">
            <text:p>24.1</text:p>
          </table:table-cell>
          <table:table-cell table:style-name="ce3" table:formula="of:=[.$B$5]-[.J$5]*[.$B11]" office:value-type="float" office:value="21.16" calcext:value-type="float">
            <text:p>21.2</text:p>
          </table:table-cell>
          <table:table-cell table:style-name="ce3" table:formula="of:=[.$B$5]-[.K$5]*[.$B11]" office:value-type="float" office:value="18.26" calcext:value-type="float">
            <text:p>18.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style-name="ce3" table:formula="of:=[.$B$5]-[.C$5]*[.$B12]" office:value-type="float" office:value="11.4" calcext:value-type="float">
            <text:p>11.4</text:p>
          </table:table-cell>
          <table:table-cell table:style-name="ce3" table:formula="of:=[.$B$5]-[.D$5]*[.$B12]" office:value-type="float" office:value="15.3" calcext:value-type="float">
            <text:p>15.3</text:p>
          </table:table-cell>
          <table:table-cell table:style-name="ce3" table:formula="of:=[.$B$5]-[.E$5]*[.$B12]" office:value-type="float" office:value="19.2" calcext:value-type="float">
            <text:p>19.2</text:p>
          </table:table-cell>
          <table:table-cell table:style-name="ce3" table:formula="of:=[.$B$5]-[.F$5]*[.$B12]" office:value-type="float" office:value="23.1" calcext:value-type="float">
            <text:p>23.1</text:p>
          </table:table-cell>
          <table:table-cell table:style-name="ce3" table:formula="of:=[.$B$5]-[.G$5]*[.$B12]" office:value-type="float" office:value="28.56" calcext:value-type="float">
            <text:p>28.6</text:p>
          </table:table-cell>
          <table:table-cell table:style-name="ce3" table:formula="of:=[.$B$5]-[.H$5]*[.$B12]" office:value-type="float" office:value="24.66" calcext:value-type="float">
            <text:p>24.7</text:p>
          </table:table-cell>
          <table:table-cell table:style-name="ce3" table:formula="of:=[.$B$5]-[.I$5]*[.$B12]" office:value-type="float" office:value="20.76" calcext:value-type="float">
            <text:p>20.8</text:p>
          </table:table-cell>
          <table:table-cell table:style-name="ce3" table:formula="of:=[.$B$5]-[.J$5]*[.$B12]" office:value-type="float" office:value="16.86" calcext:value-type="float">
            <text:p>16.9</text:p>
          </table:table-cell>
          <table:table-cell table:style-name="ce3" table:formula="of:=[.$B$5]-[.K$5]*[.$B12]" office:value-type="float" office:value="12.96" calcext:value-type="float">
            <text:p>13.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style-name="ce3" table:formula="of:=[.$B$5]-[.C$5]*[.$B13]" office:value-type="float" office:value="5.7" calcext:value-type="float">
            <text:p>5.7</text:p>
          </table:table-cell>
          <table:table-cell table:style-name="ce3" table:formula="of:=[.$B$5]-[.D$5]*[.$B13]" office:value-type="float" office:value="10.6" calcext:value-type="float">
            <text:p>10.6</text:p>
          </table:table-cell>
          <table:table-cell table:style-name="ce3" table:formula="of:=[.$B$5]-[.E$5]*[.$B13]" office:value-type="float" office:value="15.5" calcext:value-type="float">
            <text:p>15.5</text:p>
          </table:table-cell>
          <table:table-cell table:style-name="ce3" table:formula="of:=[.$B$5]-[.F$5]*[.$B13]" office:value-type="float" office:value="20.4" calcext:value-type="float">
            <text:p>20.4</text:p>
          </table:table-cell>
          <table:table-cell table:style-name="ce3" table:formula="of:=[.$B$5]-[.G$5]*[.$B13]" office:value-type="float" office:value="27.26" calcext:value-type="float">
            <text:p>27.3</text:p>
          </table:table-cell>
          <table:table-cell table:style-name="ce3" table:formula="of:=[.$B$5]-[.H$5]*[.$B13]" office:value-type="float" office:value="22.36" calcext:value-type="float">
            <text:p>22.4</text:p>
          </table:table-cell>
          <table:table-cell table:style-name="ce3" table:formula="of:=[.$B$5]-[.I$5]*[.$B13]" office:value-type="float" office:value="17.46" calcext:value-type="float">
            <text:p>17.5</text:p>
          </table:table-cell>
          <table:table-cell table:style-name="ce3" table:formula="of:=[.$B$5]-[.J$5]*[.$B13]" office:value-type="float" office:value="12.56" calcext:value-type="float">
            <text:p>12.6</text:p>
          </table:table-cell>
          <table:table-cell table:style-name="ce3" table:formula="of:=[.$B$5]-[.K$5]*[.$B13]" office:value-type="float" office:value="7.66" calcext:value-type="float">
            <text:p>7.7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table:style-name="ce3" table:formula="of:=[.$B$5]-[.C$5]*[.$B14]" office:value-type="float" office:value="0" calcext:value-type="float">
            <text:p>0.0</text:p>
          </table:table-cell>
          <table:table-cell table:style-name="ce3" table:formula="of:=[.$B$5]-[.D$5]*[.$B14]" office:value-type="float" office:value="5.9" calcext:value-type="float">
            <text:p>5.9</text:p>
          </table:table-cell>
          <table:table-cell table:style-name="ce3" table:formula="of:=[.$B$5]-[.E$5]*[.$B14]" office:value-type="float" office:value="11.8" calcext:value-type="float">
            <text:p>11.8</text:p>
          </table:table-cell>
          <table:table-cell table:style-name="ce3" table:formula="of:=[.$B$5]-[.F$5]*[.$B14]" office:value-type="float" office:value="17.7" calcext:value-type="float">
            <text:p>17.7</text:p>
          </table:table-cell>
          <table:table-cell table:style-name="ce3" table:formula="of:=[.$B$5]-[.G$5]*[.$B14]" office:value-type="float" office:value="25.96" calcext:value-type="float">
            <text:p>26.0</text:p>
          </table:table-cell>
          <table:table-cell table:style-name="ce3" table:formula="of:=[.$B$5]-[.H$5]*[.$B14]" office:value-type="float" office:value="20.06" calcext:value-type="float">
            <text:p>20.1</text:p>
          </table:table-cell>
          <table:table-cell table:style-name="ce3" table:formula="of:=[.$B$5]-[.I$5]*[.$B14]" office:value-type="float" office:value="14.16" calcext:value-type="float">
            <text:p>14.2</text:p>
          </table:table-cell>
          <table:table-cell table:style-name="ce3" table:formula="of:=[.$B$5]-[.J$5]*[.$B14]" office:value-type="float" office:value="8.26" calcext:value-type="float">
            <text:p>8.3</text:p>
          </table:table-cell>
          <table:table-cell table:style-name="ce3" table:formula="of:=[.$B$5]-[.K$5]*[.$B14]" office:value-type="float" office:value="2.36" calcext:value-type="float">
            <text:p>2.4</text:p>
          </table:table-cell>
          <table:table-cell table:formula="of:=SUM([.C6:.K14])" office:value-type="float" office:value="1621.8" calcext:value-type="float">
            <text:p>1621.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table:formula="of:=[.C6]/[.$L$14]" office:value-type="percentage" office:value="0.00281169071402146" calcext:value-type="percentage">
            <text:p>0.28%</text:p>
          </table:table-cell>
          <table:table-cell table:style-name="ce4" table:formula="of:=[.D6]/[.$L$14]" office:value-type="percentage" office:value="0.00595634480207177" calcext:value-type="percentage">
            <text:p>0.60%</text:p>
          </table:table-cell>
          <table:table-cell table:style-name="ce5" table:formula="of:=[.E6]/[.$L$14]" office:value-type="percentage" office:value="0.00910099889012209" calcext:value-type="percentage">
            <text:p>0.91%</text:p>
          </table:table-cell>
          <table:table-cell table:style-name="ce5" table:formula="of:=[.F6]/[.$L$14]" office:value-type="percentage" office:value="0.0122456529781724" calcext:value-type="percentage">
            <text:p>1.22%</text:p>
          </table:table-cell>
          <table:table-cell table:formula="of:=[.G6]/[.$L$14]" office:value-type="percentage" office:value="0.0166481687014428" calcext:value-type="percentage">
            <text:p>1.66%</text:p>
          </table:table-cell>
          <table:table-cell table:style-name="ce5" table:formula="of:=[.H6]/[.$L$14]" office:value-type="percentage" office:value="0.0135035146133925" calcext:value-type="percentage">
            <text:p>1.35%</text:p>
          </table:table-cell>
          <table:table-cell table:style-name="ce5" table:formula="of:=[.I6]/[.$L$14]" office:value-type="percentage" office:value="0.0103588605253422" calcext:value-type="percentage">
            <text:p>1.04%</text:p>
          </table:table-cell>
          <table:table-cell table:style-name="ce4" table:formula="of:=[.J6]/[.$L$14]" office:value-type="percentage" office:value="0.0072142064372919" calcext:value-type="percentage">
            <text:p>0.72%</text:p>
          </table:table-cell>
          <table:table-cell table:style-name="ce4" table:formula="of:=[.K6]/[.$L$14]" office:value-type="percentage" office:value="0.00406955234924159" calcext:value-type="percentage">
            <text:p>0.41%</text:p>
          </table:table-cell>
          <table:table-cell/>
          <table:table-cell table:style-name="ce6" office:value-type="percentage" office:value="0.0198544826735726" calcext:value-type="percentage">
            <text:p>1.99%</text:p>
          </table:table-cell>
          <table:table-cell table:style-name="ce6" table:formula="of:=[.M16]" office:value-type="percentage" office:value="0.0198544826735726" calcext:value-type="percentage">
            <text:p>1.99%</text:p>
          </table:table-cell>
        </table:table-row>
        <table:table-row table:style-name="ro1">
          <table:table-cell table:number-columns-repeated="2"/>
          <table:table-cell table:style-name="ce4" table:formula="of:=[.C7]/[.$L$14]" office:value-type="percentage" office:value="0.00632630410654828" calcext:value-type="percentage">
            <text:p>0.63%</text:p>
          </table:table-cell>
          <table:table-cell table:style-name="ce4" table:formula="of:=[.D7]/[.$L$14]" office:value-type="percentage" office:value="0.00885435935380442" calcext:value-type="percentage">
            <text:p>0.89%</text:p>
          </table:table-cell>
          <table:table-cell table:style-name="ce5" table:formula="of:=[.E7]/[.$L$14]" office:value-type="percentage" office:value="0.0113824146010606" calcext:value-type="percentage">
            <text:p>1.14%</text:p>
          </table:table-cell>
          <table:table-cell table:style-name="ce5" table:formula="of:=[.F7]/[.$L$14]" office:value-type="percentage" office:value="0.0139104698483167" calcext:value-type="percentage">
            <text:p>1.39%</text:p>
          </table:table-cell>
          <table:table-cell table:formula="of:=[.G7]/[.$L$14]" office:value-type="percentage" office:value="0.0174497471944753" calcext:value-type="percentage">
            <text:p>1.74%</text:p>
          </table:table-cell>
          <table:table-cell table:style-name="ce6" table:formula="of:=[.H7]/[.$L$14]" office:value-type="percentage" office:value="0.0149216919472191" calcext:value-type="percentage">
            <text:p>1.49%</text:p>
          </table:table-cell>
          <table:table-cell table:style-name="ce5" table:formula="of:=[.I7]/[.$L$14]" office:value-type="percentage" office:value="0.012393636699963" calcext:value-type="percentage">
            <text:p>1.24%</text:p>
          </table:table-cell>
          <table:table-cell table:style-name="ce5" table:formula="of:=[.J7]/[.$L$14]" office:value-type="percentage" office:value="0.00986558145270687" calcext:value-type="percentage">
            <text:p>0.99%</text:p>
          </table:table-cell>
          <table:table-cell table:style-name="ce4" table:formula="of:=[.K7]/[.$L$14]" office:value-type="percentage" office:value="0.00733752620545074" calcext:value-type="percentage">
            <text:p>0.73%</text:p>
          </table:table-cell>
          <table:table-cell/>
          <table:table-cell table:style-name="ce6" office:value-type="percentage" office:value="0.019176223948699" calcext:value-type="percentage">
            <text:p>1.92%</text:p>
          </table:table-cell>
          <table:table-cell table:style-name="ce6" table:formula="of:=[.N16]+[.M17]" office:value-type="percentage" office:value="0.0390307066222716" calcext:value-type="percentage">
            <text:p>3.90%</text:p>
          </table:table-cell>
        </table:table-row>
        <table:table-row table:style-name="ro1">
          <table:table-cell table:number-columns-repeated="2"/>
          <table:table-cell table:style-name="ce5" table:formula="of:=[.C8]/[.$L$14]" office:value-type="percentage" office:value="0.0098409174990751" calcext:value-type="percentage">
            <text:p>0.98%</text:p>
          </table:table-cell>
          <table:table-cell table:style-name="ce5" table:formula="of:=[.D8]/[.$L$14]" office:value-type="percentage" office:value="0.0117523739055371" calcext:value-type="percentage">
            <text:p>1.18%</text:p>
          </table:table-cell>
          <table:table-cell table:style-name="ce5" table:formula="of:=[.E8]/[.$L$14]" office:value-type="percentage" office:value="0.013663830311999" calcext:value-type="percentage">
            <text:p>1.37%</text:p>
          </table:table-cell>
          <table:table-cell table:style-name="ce6" table:formula="of:=[.F8]/[.$L$14]" office:value-type="percentage" office:value="0.015575286718461" calcext:value-type="percentage">
            <text:p>1.56%</text:p>
          </table:table-cell>
          <table:table-cell table:formula="of:=[.G8]/[.$L$14]" office:value-type="percentage" office:value="0.0182513256875077" calcext:value-type="percentage">
            <text:p>1.83%</text:p>
          </table:table-cell>
          <table:table-cell table:style-name="ce6" table:formula="of:=[.H8]/[.$L$14]" office:value-type="percentage" office:value="0.0163398692810458" calcext:value-type="percentage">
            <text:p>1.63%</text:p>
          </table:table-cell>
          <table:table-cell table:style-name="ce5" table:formula="of:=[.I8]/[.$L$14]" office:value-type="percentage" office:value="0.0144284128745838" calcext:value-type="percentage">
            <text:p>1.44%</text:p>
          </table:table-cell>
          <table:table-cell table:style-name="ce5" table:formula="of:=[.J8]/[.$L$14]" office:value-type="percentage" office:value="0.0125169564681218" calcext:value-type="percentage">
            <text:p>1.25%</text:p>
          </table:table-cell>
          <table:table-cell table:style-name="ce5" table:formula="of:=[.K8]/[.$L$14]" office:value-type="percentage" office:value="0.0106055000616599" calcext:value-type="percentage">
            <text:p>1.06%</text:p>
          </table:table-cell>
          <table:table-cell/>
          <table:table-cell table:style-name="ce6" office:value-type="percentage" office:value="0.0190529041805401" calcext:value-type="percentage">
            <text:p>1.91%</text:p>
          </table:table-cell>
          <table:table-cell table:style-name="ce6" table:formula="of:=[.N17]+[.M18]" office:value-type="percentage" office:value="0.0580836108028117" calcext:value-type="percentage">
            <text:p>5.81%</text:p>
          </table:table-cell>
        </table:table-row>
        <table:table-row table:style-name="ro1">
          <table:table-cell table:number-columns-repeated="2"/>
          <table:table-cell table:style-name="ce5" table:formula="of:=[.C9]/[.$L$14]" office:value-type="percentage" office:value="0.0133555308916019" calcext:value-type="percentage">
            <text:p>1.34%</text:p>
          </table:table-cell>
          <table:table-cell table:style-name="ce5" table:formula="of:=[.D9]/[.$L$14]" office:value-type="percentage" office:value="0.0146503884572697" calcext:value-type="percentage">
            <text:p>1.47%</text:p>
          </table:table-cell>
          <table:table-cell table:style-name="ce6" table:formula="of:=[.E9]/[.$L$14]" office:value-type="percentage" office:value="0.0159452460229375" calcext:value-type="percentage">
            <text:p>1.59%</text:p>
          </table:table-cell>
          <table:table-cell table:style-name="ce6" table:formula="of:=[.F9]/[.$L$14]" office:value-type="percentage" office:value="0.0172401035886053" calcext:value-type="percentage">
            <text:p>1.72%</text:p>
          </table:table-cell>
          <table:table-cell table:formula="of:=[.G9]/[.$L$14]" office:value-type="percentage" office:value="0.0190529041805401" calcext:value-type="percentage">
            <text:p>1.91%</text:p>
          </table:table-cell>
          <table:table-cell table:style-name="ce6" table:formula="of:=[.H9]/[.$L$14]" office:value-type="percentage" office:value="0.0177580466148724" calcext:value-type="percentage">
            <text:p>1.78%</text:p>
          </table:table-cell>
          <table:table-cell table:style-name="ce6" table:formula="of:=[.I9]/[.$L$14]" office:value-type="percentage" office:value="0.0164631890492046" calcext:value-type="percentage">
            <text:p>1.65%</text:p>
          </table:table-cell>
          <table:table-cell table:style-name="ce6" table:formula="of:=[.J9]/[.$L$14]" office:value-type="percentage" office:value="0.0151683314835368" calcext:value-type="percentage">
            <text:p>1.52%</text:p>
          </table:table-cell>
          <table:table-cell table:style-name="ce5" table:formula="of:=[.K9]/[.$L$14]" office:value-type="percentage" office:value="0.013873473917869" calcext:value-type="percentage">
            <text:p>1.39%</text:p>
          </table:table-cell>
          <table:table-cell/>
          <table:table-cell table:style-name="ce6" office:value-type="percentage" office:value="0.0189049204587495" calcext:value-type="percentage">
            <text:p>1.89%</text:p>
          </table:table-cell>
          <table:table-cell table:style-name="ce6" table:formula="of:=[.N18]+[.M19]" office:value-type="percentage" office:value="0.0769885312615612" calcext:value-type="percentage">
            <text:p>7.70%</text:p>
          </table:table-cell>
        </table:table-row>
        <table:table-row table:style-name="ro1">
          <table:table-cell table:number-columns-repeated="2"/>
          <table:table-cell table:style-name="ce6" table:formula="of:=[.C10]/[.$L$14]" office:value-type="percentage" office:value="0.0168701442841287" calcext:value-type="percentage">
            <text:p>1.69%</text:p>
          </table:table-cell>
          <table:table-cell table:style-name="ce6" table:formula="of:=[.D10]/[.$L$14]" office:value-type="percentage" office:value="0.0175484030090023" calcext:value-type="percentage">
            <text:p>1.75%</text:p>
          </table:table-cell>
          <table:table-cell table:style-name="ce6" table:formula="of:=[.E10]/[.$L$14]" office:value-type="percentage" office:value="0.0182266617338759" calcext:value-type="percentage">
            <text:p>1.82%</text:p>
          </table:table-cell>
          <table:table-cell table:style-name="ce6" table:formula="of:=[.F10]/[.$L$14]" office:value-type="percentage" office:value="0.0189049204587495" calcext:value-type="percentage">
            <text:p>1.89%</text:p>
          </table:table-cell>
          <table:table-cell table:formula="of:=[.G10]/[.$L$14]" office:value-type="percentage" office:value="0.0198544826735726" calcext:value-type="percentage">
            <text:p>1.99%</text:p>
          </table:table-cell>
          <table:table-cell table:style-name="ce6" table:formula="of:=[.H10]/[.$L$14]" office:value-type="percentage" office:value="0.019176223948699" calcext:value-type="percentage">
            <text:p>1.92%</text:p>
          </table:table-cell>
          <table:table-cell table:style-name="ce6" table:formula="of:=[.I10]/[.$L$14]" office:value-type="percentage" office:value="0.0184979652238254" calcext:value-type="percentage">
            <text:p>1.85%</text:p>
          </table:table-cell>
          <table:table-cell table:style-name="ce6" table:formula="of:=[.J10]/[.$L$14]" office:value-type="percentage" office:value="0.0178197064989518" calcext:value-type="percentage">
            <text:p>1.78%</text:p>
          </table:table-cell>
          <table:table-cell table:style-name="ce6" table:formula="of:=[.K10]/[.$L$14]" office:value-type="percentage" office:value="0.0171414477740782" calcext:value-type="percentage">
            <text:p>1.71%</text:p>
          </table:table-cell>
          <table:table-cell/>
          <table:table-cell table:style-name="ce6" office:value-type="percentage" office:value="0.0184979652238254" calcext:value-type="percentage">
            <text:p>1.85%</text:p>
          </table:table-cell>
          <table:table-cell table:style-name="ce6" table:formula="of:=[.N19]+[.M20]" office:value-type="percentage" office:value="0.0954864964853866" calcext:value-type="percentage">
            <text:p>9.55%</text:p>
          </table:table-cell>
        </table:table-row>
        <table:table-row table:style-name="ro1">
          <table:table-cell table:number-columns-repeated="2"/>
          <table:table-cell table:style-name="ce5" table:formula="of:=[.C11]/[.$L$14]" office:value-type="percentage" office:value="0.0105438401775805" calcext:value-type="percentage">
            <text:p>1.05%</text:p>
          </table:table-cell>
          <table:table-cell table:style-name="ce5" table:formula="of:=[.D11]/[.$L$14]" office:value-type="percentage" office:value="0.0123319768158836" calcext:value-type="percentage">
            <text:p>1.23%</text:p>
          </table:table-cell>
          <table:table-cell table:style-name="ce5" table:formula="of:=[.E11]/[.$L$14]" office:value-type="percentage" office:value="0.0141201134541867" calcext:value-type="percentage">
            <text:p>1.41%</text:p>
          </table:table-cell>
          <table:table-cell table:style-name="ce6" table:formula="of:=[.F11]/[.$L$14]" office:value-type="percentage" office:value="0.0159082500924898" calcext:value-type="percentage">
            <text:p>1.59%</text:p>
          </table:table-cell>
          <table:table-cell table:formula="of:=[.G11]/[.$L$14]" office:value-type="percentage" office:value="0.0184116413861142" calcext:value-type="percentage">
            <text:p>1.84%</text:p>
          </table:table-cell>
          <table:table-cell table:style-name="ce6" table:formula="of:=[.H11]/[.$L$14]" office:value-type="percentage" office:value="0.0166235047478111" calcext:value-type="percentage">
            <text:p>1.66%</text:p>
          </table:table-cell>
          <table:table-cell table:style-name="ce6" table:formula="of:=[.I11]/[.$L$14]" office:value-type="percentage" office:value="0.014835368109508" calcext:value-type="percentage">
            <text:p>1.48%</text:p>
          </table:table-cell>
          <table:table-cell table:style-name="ce5" table:formula="of:=[.J11]/[.$L$14]" office:value-type="percentage" office:value="0.0130472314712048" calcext:value-type="percentage">
            <text:p>1.30%</text:p>
          </table:table-cell>
          <table:table-cell table:style-name="ce5" table:formula="of:=[.K11]/[.$L$14]" office:value-type="percentage" office:value="0.0112590948329017" calcext:value-type="percentage">
            <text:p>1.13%</text:p>
          </table:table-cell>
          <table:table-cell/>
          <table:table-cell table:style-name="ce6" office:value-type="percentage" office:value="0.0184116413861142" calcext:value-type="percentage">
            <text:p>1.84%</text:p>
          </table:table-cell>
          <table:table-cell table:style-name="ce6" table:formula="of:=[.N20]+[.M21]" office:value-type="percentage" office:value="0.113898137871501" calcext:value-type="percentage">
            <text:p>11.39%</text:p>
          </table:table-cell>
        </table:table-row>
        <table:table-row table:style-name="ro1">
          <table:table-cell table:number-columns-repeated="2"/>
          <table:table-cell table:style-name="ce4" table:formula="of:=[.C12]/[.$L$14]" office:value-type="percentage" office:value="0.00702922678505365" calcext:value-type="percentage">
            <text:p>0.70%</text:p>
          </table:table-cell>
          <table:table-cell table:style-name="ce5" table:formula="of:=[.D12]/[.$L$14]" office:value-type="percentage" office:value="0.00943396226415094" calcext:value-type="percentage">
            <text:p>0.94%</text:p>
          </table:table-cell>
          <table:table-cell table:style-name="ce5" table:formula="of:=[.E12]/[.$L$14]" office:value-type="percentage" office:value="0.0118386977432482" calcext:value-type="percentage">
            <text:p>1.18%</text:p>
          </table:table-cell>
          <table:table-cell table:style-name="ce5" table:formula="of:=[.F12]/[.$L$14]" office:value-type="percentage" office:value="0.0142434332223455" calcext:value-type="percentage">
            <text:p>1.42%</text:p>
          </table:table-cell>
          <table:table-cell table:formula="of:=[.G12]/[.$L$14]" office:value-type="percentage" office:value="0.0176100628930818" calcext:value-type="percentage">
            <text:p>1.76%</text:p>
          </table:table-cell>
          <table:table-cell table:style-name="ce6" table:formula="of:=[.H12]/[.$L$14]" office:value-type="percentage" office:value="0.0152053274139845" calcext:value-type="percentage">
            <text:p>1.52%</text:p>
          </table:table-cell>
          <table:table-cell table:style-name="ce5" table:formula="of:=[.I12]/[.$L$14]" office:value-type="percentage" office:value="0.0128005919348872" calcext:value-type="percentage">
            <text:p>1.28%</text:p>
          </table:table-cell>
          <table:table-cell table:style-name="ce5" table:formula="of:=[.J12]/[.$L$14]" office:value-type="percentage" office:value="0.0103958564557899" calcext:value-type="percentage">
            <text:p>1.04%</text:p>
          </table:table-cell>
          <table:table-cell table:style-name="ce4" table:formula="of:=[.K12]/[.$L$14]" office:value-type="percentage" office:value="0.00799112097669257" calcext:value-type="percentage">
            <text:p>0.80%</text:p>
          </table:table-cell>
          <table:table-cell/>
          <table:table-cell table:style-name="ce6" office:value-type="percentage" office:value="0.0182513256875077" calcext:value-type="percentage">
            <text:p>1.83%</text:p>
          </table:table-cell>
          <table:table-cell table:style-name="ce6" table:formula="of:=[.N21]+[.M22]" office:value-type="percentage" office:value="0.132149463559009" calcext:value-type="percentage">
            <text:p>13.21%</text:p>
          </table:table-cell>
        </table:table-row>
        <table:table-row table:style-name="ro1">
          <table:table-cell table:number-columns-repeated="2"/>
          <table:table-cell table:style-name="ce4" table:formula="of:=[.C13]/[.$L$14]" office:value-type="percentage" office:value="0.00351461339252682" calcext:value-type="percentage">
            <text:p>0.35%</text:p>
          </table:table-cell>
          <table:table-cell table:style-name="ce4" table:formula="of:=[.D13]/[.$L$14]" office:value-type="percentage" office:value="0.0065359477124183" calcext:value-type="percentage">
            <text:p>0.65%</text:p>
          </table:table-cell>
          <table:table-cell table:style-name="ce5" table:formula="of:=[.E13]/[.$L$14]" office:value-type="percentage" office:value="0.00955728203230978" calcext:value-type="percentage">
            <text:p>0.96%</text:p>
          </table:table-cell>
          <table:table-cell table:style-name="ce5" table:formula="of:=[.F13]/[.$L$14]" office:value-type="percentage" office:value="0.0125786163522013" calcext:value-type="percentage">
            <text:p>1.26%</text:p>
          </table:table-cell>
          <table:table-cell table:formula="of:=[.G13]/[.$L$14]" office:value-type="percentage" office:value="0.0168084844000493" calcext:value-type="percentage">
            <text:p>1.68%</text:p>
          </table:table-cell>
          <table:table-cell table:style-name="ce5" table:formula="of:=[.H13]/[.$L$14]" office:value-type="percentage" office:value="0.0137871500801579" calcext:value-type="percentage">
            <text:p>1.38%</text:p>
          </table:table-cell>
          <table:table-cell table:style-name="ce5" table:formula="of:=[.I13]/[.$L$14]" office:value-type="percentage" office:value="0.0107658157602664" calcext:value-type="percentage">
            <text:p>1.08%</text:p>
          </table:table-cell>
          <table:table-cell table:style-name="ce4" table:formula="of:=[.J13]/[.$L$14]" office:value-type="percentage" office:value="0.00774448144037489" calcext:value-type="percentage">
            <text:p>0.77%</text:p>
          </table:table-cell>
          <table:table-cell table:style-name="ce4" table:formula="of:=[.K13]/[.$L$14]" office:value-type="percentage" office:value="0.00472314712048341" calcext:value-type="percentage">
            <text:p>0.47%</text:p>
          </table:table-cell>
          <table:table-cell/>
          <table:table-cell table:style-name="ce6" office:value-type="percentage" office:value="0.0182266617338759" calcext:value-type="percentage">
            <text:p>1.82%</text:p>
          </table:table-cell>
          <table:table-cell table:style-name="ce6" table:formula="of:=[.N22]+[.M23]" office:value-type="percentage" office:value="0.150376125292884" calcext:value-type="percentage">
            <text:p>15.04%</text:p>
          </table:table-cell>
        </table:table-row>
        <table:table-row table:style-name="ro1">
          <table:table-cell table:number-columns-repeated="2"/>
          <table:table-cell table:style-name="ce4" table:formula="of:=[.C14]/[.$L$14]" office:value-type="percentage" office:value="0" calcext:value-type="percentage">
            <text:p>0.00%</text:p>
          </table:table-cell>
          <table:table-cell table:style-name="ce4" table:formula="of:=[.D14]/[.$L$14]" office:value-type="percentage" office:value="0.00363793316068566" calcext:value-type="percentage">
            <text:p>0.36%</text:p>
          </table:table-cell>
          <table:table-cell table:style-name="ce4" table:formula="of:=[.E14]/[.$L$14]" office:value-type="percentage" office:value="0.00727586632137132" calcext:value-type="percentage">
            <text:p>0.73%</text:p>
          </table:table-cell>
          <table:table-cell table:style-name="ce5" table:formula="of:=[.F14]/[.$L$14]" office:value-type="percentage" office:value="0.010913799482057" calcext:value-type="percentage">
            <text:p>1.09%</text:p>
          </table:table-cell>
          <table:table-cell table:formula="of:=[.G14]/[.$L$14]" office:value-type="percentage" office:value="0.0160069059070169" calcext:value-type="percentage">
            <text:p>1.60%</text:p>
          </table:table-cell>
          <table:table-cell table:style-name="ce5" table:formula="of:=[.H14]/[.$L$14]" office:value-type="percentage" office:value="0.0123689727463312" calcext:value-type="percentage">
            <text:p>1.24%</text:p>
          </table:table-cell>
          <table:table-cell table:style-name="ce4" table:formula="of:=[.I14]/[.$L$14]" office:value-type="percentage" office:value="0.00873103958564558" calcext:value-type="percentage">
            <text:p>0.87%</text:p>
          </table:table-cell>
          <table:table-cell table:style-name="ce4" table:formula="of:=[.J14]/[.$L$14]" office:value-type="percentage" office:value="0.00509310642495992" calcext:value-type="percentage">
            <text:p>0.51%</text:p>
          </table:table-cell>
          <table:table-cell table:style-name="ce4" table:formula="of:=[.K14]/[.$L$14]" office:value-type="percentage" office:value="0.00145517326427427" calcext:value-type="percentage">
            <text:p>0.15%</text:p>
          </table:table-cell>
          <table:table-cell table:style-name="ce1" table:formula="of:=SUM([.C16:.K24])" office:value-type="percentage" office:value="1" calcext:value-type="percentage">
            <text:p>100.00%</text:p>
          </table:table-cell>
          <table:table-cell table:style-name="ce6" office:value-type="percentage" office:value="0.0178197064989518" calcext:value-type="percentage">
            <text:p>1.78%</text:p>
          </table:table-cell>
          <table:table-cell table:style-name="ce6" table:formula="of:=[.N23]+[.M24]" office:value-type="percentage" office:value="0.168195831791836" calcext:value-type="percentage">
            <text:p>16.82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6" office:value-type="percentage" office:value="0.0177580466148724" calcext:value-type="percentage">
            <text:p>1.78%</text:p>
          </table:table-cell>
          <table:table-cell table:style-name="ce6" table:formula="of:=[.N24]+[.M25]" office:value-type="percentage" office:value="0.185953878406709" calcext:value-type="percentage">
            <text:p>18.60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98544826735725" calcext:value-type="percentage">
            <text:p>99.85%</text:p>
          </table:table-cell>
          <table:table-cell table:style-name="ce4" office:value-type="percentage" office:value="0.974694783573807" calcext:value-type="percentage">
            <text:p>97.47%</text:p>
          </table:table-cell>
          <table:table-cell table:style-name="ce5" office:value-type="percentage" office:value="0.893698359847083" calcext:value-type="percentage">
            <text:p>89.37%</text:p>
          </table:table-cell>
          <table:table-cell table:style-name="ce5" office:value-type="percentage" office:value="0.736083364163275" calcext:value-type="percentage">
            <text:p>73.61%</text:p>
          </table:table-cell>
          <table:table-cell office:value-type="percentage" office:value="0.323270440251572" calcext:value-type="percentage">
            <text:p>32.33%</text:p>
          </table:table-cell>
          <table:table-cell table:style-name="ce5" office:value-type="percentage" office:value="0.622444197804908" calcext:value-type="percentage">
            <text:p>62.24%</text:p>
          </table:table-cell>
          <table:table-cell table:style-name="ce5" office:value-type="percentage" office:value="0.845899617708719" calcext:value-type="percentage">
            <text:p>84.59%</text:p>
          </table:table-cell>
          <table:table-cell table:style-name="ce4" office:value-type="percentage" office:value="0.948846960167715" calcext:value-type="percentage">
            <text:p>94.88%</text:p>
          </table:table-cell>
          <table:table-cell table:style-name="ce4" office:value-type="percentage" office:value="0.988580589468492" calcext:value-type="percentage">
            <text:p>98.86%</text:p>
          </table:table-cell>
          <table:table-cell/>
          <table:table-cell table:style-name="ce6" office:value-type="percentage" office:value="0.0176100628930818" calcext:value-type="percentage">
            <text:p>1.76%</text:p>
          </table:table-cell>
          <table:table-cell table:style-name="ce6" table:formula="of:=[.N25]+[.M26]" office:value-type="percentage" office:value="0.20356394129979" calcext:value-type="percentage">
            <text:p>20.36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68738438771735" calcext:value-type="percentage">
            <text:p>96.87%</text:p>
          </table:table-cell>
          <table:table-cell table:style-name="ce4" office:value-type="percentage" office:value="0.902552719200888" calcext:value-type="percentage">
            <text:p>90.26%</text:p>
          </table:table-cell>
          <table:table-cell table:style-name="ce5" office:value-type="percentage" office:value="0.771056850413121" calcext:value-type="percentage">
            <text:p>77.11%</text:p>
          </table:table-cell>
          <table:table-cell table:style-name="ce5" office:value-type="percentage" office:value="0.56761622888149" calcext:value-type="percentage">
            <text:p>56.76%</text:p>
          </table:table-cell>
          <table:table-cell office:value-type="percentage" office:value="0.238562091503268" calcext:value-type="percentage">
            <text:p>23.86%</text:p>
          </table:table-cell>
          <table:table-cell table:style-name="ce6" office:value-type="percentage" office:value="0.481428042915279" calcext:value-type="percentage">
            <text:p>48.14%</text:p>
          </table:table-cell>
          <table:table-cell table:style-name="ce5" office:value-type="percentage" office:value="0.699136761622888" calcext:value-type="percentage">
            <text:p>69.91%</text:p>
          </table:table-cell>
          <table:table-cell table:style-name="ce5" office:value-type="percentage" office:value="0.855765199161425" calcext:value-type="percentage">
            <text:p>85.58%</text:p>
          </table:table-cell>
          <table:table-cell table:style-name="ce4" office:value-type="percentage" office:value="0.934356887409051" calcext:value-type="percentage">
            <text:p>93.44%</text:p>
          </table:table-cell>
          <table:table-cell/>
          <table:table-cell table:style-name="ce6" office:value-type="percentage" office:value="0.0175484030090023" calcext:value-type="percentage">
            <text:p>1.75%</text:p>
          </table:table-cell>
          <table:table-cell table:style-name="ce6" table:formula="of:=[.N26]+[.M27]" office:value-type="percentage" office:value="0.221112344308793" calcext:value-type="percentage">
            <text:p>22.11%</text:p>
          </table:table-cell>
        </table:table-row>
        <table:table-row table:style-name="ro1">
          <table:table-cell table:number-columns-repeated="2"/>
          <table:table-cell table:style-name="ce5" office:value-type="percentage" office:value="0.865606116660501" calcext:value-type="percentage">
            <text:p>86.56%</text:p>
          </table:table-cell>
          <table:table-cell table:style-name="ce5" office:value-type="percentage" office:value="0.759674435812061" calcext:value-type="percentage">
            <text:p>75.97%</text:p>
          </table:table-cell>
          <table:table-cell table:style-name="ce5" office:value-type="percentage" office:value="0.608940683191516" calcext:value-type="percentage">
            <text:p>60.89%</text:p>
          </table:table-cell>
          <table:table-cell table:style-name="ce6" office:value-type="percentage" office:value="0.436132692070539" calcext:value-type="percentage">
            <text:p>43.61%</text:p>
          </table:table-cell>
          <table:table-cell office:value-type="percentage" office:value="0.132149463559009" calcext:value-type="percentage">
            <text:p>13.21%</text:p>
          </table:table-cell>
          <table:table-cell table:style-name="ce6" office:value-type="percentage" office:value="0.372697003329634" calcext:value-type="percentage">
            <text:p>37.27%</text:p>
          </table:table-cell>
          <table:table-cell table:style-name="ce94" office:value-type="percentage" office:value="0.4999" calcext:value-type="percentage">
            <text:p>49.99%</text:p>
          </table:table-cell>
          <table:table-cell table:style-name="ce5" office:value-type="percentage" office:value="0.686743124922925" calcext:value-type="percentage">
            <text:p>68.67%</text:p>
          </table:table-cell>
          <table:table-cell table:style-name="ce5" office:value-type="percentage" office:value="0.814601060550006" calcext:value-type="percentage">
            <text:p>81.46%</text:p>
          </table:table-cell>
          <table:table-cell/>
          <table:table-cell table:style-name="ce6" office:value-type="percentage" office:value="0.0174497471944753" calcext:value-type="percentage">
            <text:p>1.74%</text:p>
          </table:table-cell>
          <table:table-cell table:style-name="ce6" table:formula="of:=[.N27]+[.M28]" office:value-type="percentage" office:value="0.238562091503268" calcext:value-type="percentage">
            <text:p>23.86%</text:p>
          </table:table-cell>
        </table:table-row>
        <table:table-row table:style-name="ro1">
          <table:table-cell table:number-columns-repeated="2"/>
          <table:table-cell table:style-name="ce5" office:value-type="percentage" office:value="0.63579972869651" calcext:value-type="percentage">
            <text:p>63.58%</text:p>
          </table:table-cell>
          <table:table-cell table:style-name="ce5" office:value-type="percentage" office:value="0.510913799482057" calcext:value-type="percentage">
            <text:p>51.09%</text:p>
          </table:table-cell>
          <table:table-cell table:style-name="ce6" office:value-type="percentage" office:value="0.404649155259588" calcext:value-type="percentage">
            <text:p>40.46%</text:p>
          </table:table-cell>
          <table:table-cell table:style-name="ce6" office:value-type="percentage" office:value="0.255802195091873" calcext:value-type="percentage">
            <text:p>25.58%</text:p>
          </table:table-cell>
          <table:table-cell office:value-type="percentage" office:value="0.0580836108028117" calcext:value-type="percentage">
            <text:p>5.81%</text:p>
          </table:table-cell>
          <table:table-cell table:style-name="ce6" office:value-type="percentage" office:value="0.185953878406709" calcext:value-type="percentage">
            <text:p>18.60%</text:p>
          </table:table-cell>
          <table:table-cell table:style-name="ce6" office:value-type="percentage" office:value="0.356357134048588" calcext:value-type="percentage">
            <text:p>35.64%</text:p>
          </table:table-cell>
          <table:table-cell table:style-name="ce6" office:value-type="percentage" office:value="0.46650635096806" calcext:value-type="percentage">
            <text:p>46.65%</text:p>
          </table:table-cell>
          <table:table-cell table:style-name="ce5" office:value-type="percentage" office:value="0.581489702799359" calcext:value-type="percentage">
            <text:p>58.15%</text:p>
          </table:table-cell>
          <table:table-cell/>
          <table:table-cell table:style-name="ce6" office:value-type="percentage" office:value="0.0172401035886053" calcext:value-type="percentage">
            <text:p>1.72%</text:p>
          </table:table-cell>
          <table:table-cell table:style-name="ce6" table:formula="of:=[.N28]+[.M29]" office:value-type="percentage" office:value="0.255802195091873" calcext:value-type="percentage">
            <text:p>25.58%</text:p>
          </table:table-cell>
        </table:table-row>
        <table:table-row table:style-name="ro1">
          <table:table-cell table:number-columns-repeated="2"/>
          <table:table-cell table:style-name="ce6" office:value-type="percentage" office:value="0.28981378715008" calcext:value-type="percentage">
            <text:p>28.98%</text:p>
          </table:table-cell>
          <table:table-cell table:style-name="ce6" office:value-type="percentage" office:value="0.221112344308793" calcext:value-type="percentage">
            <text:p>22.11%</text:p>
          </table:table-cell>
          <table:table-cell table:style-name="ce6" office:value-type="percentage" office:value="0.150376125292884" calcext:value-type="percentage">
            <text:p>15.04%</text:p>
          </table:table-cell>
          <table:table-cell table:style-name="ce6" office:value-type="percentage" office:value="0.0769885312615612" calcext:value-type="percentage">
            <text:p>7.70%</text:p>
          </table:table-cell>
          <table:table-cell office:value-type="percentage" office:value="0.0198544826735726" calcext:value-type="percentage">
            <text:p>1.99%</text:p>
          </table:table-cell>
          <table:table-cell table:style-name="ce6" office:value-type="percentage" office:value="0.0390307066222715" calcext:value-type="percentage">
            <text:p>3.90%</text:p>
          </table:table-cell>
          <table:table-cell table:style-name="ce6" office:value-type="percentage" office:value="0.0954864964853866" calcext:value-type="percentage">
            <text:p>9.55%</text:p>
          </table:table-cell>
          <table:table-cell table:style-name="ce6" office:value-type="percentage" office:value="0.168195831791836" calcext:value-type="percentage">
            <text:p>16.82%</text:p>
          </table:table-cell>
          <table:table-cell table:style-name="ce6" office:value-type="percentage" office:value="0.272943642865951" calcext:value-type="percentage">
            <text:p>27.29%</text:p>
          </table:table-cell>
          <table:table-cell/>
          <table:table-cell table:style-name="ce6" office:value-type="percentage" office:value="0.0171414477740782" calcext:value-type="percentage">
            <text:p>1.71%</text:p>
          </table:table-cell>
          <table:table-cell table:style-name="ce6" table:formula="of:=[.N29]+[.M30]" office:value-type="percentage" office:value="0.272943642865952" calcext:value-type="percentage">
            <text:p>27.29%</text:p>
          </table:table-cell>
        </table:table-row>
        <table:table-row table:style-name="ro1">
          <table:table-cell table:number-columns-repeated="2"/>
          <table:table-cell table:style-name="ce5" office:value-type="percentage" office:value="0.825144900727586" calcext:value-type="percentage">
            <text:p>82.51%</text:p>
          </table:table-cell>
          <table:table-cell table:style-name="ce5" office:value-type="percentage" office:value="0.723837711185103" calcext:value-type="percentage">
            <text:p>72.38%</text:p>
          </table:table-cell>
          <table:table-cell table:style-name="ce5" office:value-type="percentage" office:value="0.553705759033173" calcext:value-type="percentage">
            <text:p>55.37%</text:p>
          </table:table-cell>
          <table:table-cell table:style-name="ce6" office:value-type="percentage" office:value="0.420557405352078" calcext:value-type="percentage">
            <text:p>42.06%</text:p>
          </table:table-cell>
          <table:table-cell office:value-type="percentage" office:value="0.113898137871501" calcext:value-type="percentage">
            <text:p>11.39%</text:p>
          </table:table-cell>
          <table:table-cell table:style-name="ce6" office:value-type="percentage" office:value="0.339893944999383" calcext:value-type="percentage">
            <text:p>33.99%</text:p>
          </table:table-cell>
          <table:table-cell table:style-name="ce6" office:value-type="percentage" office:value="0.496263411024787" calcext:value-type="percentage">
            <text:p>49.63%</text:p>
          </table:table-cell>
          <table:table-cell table:style-name="ce5" office:value-type="percentage" office:value="0.648846960167715" calcext:value-type="percentage">
            <text:p>64.88%</text:p>
          </table:table-cell>
          <table:table-cell table:style-name="ce5" office:value-type="percentage" office:value="0.782315945246023" calcext:value-type="percentage">
            <text:p>78.23%</text:p>
          </table:table-cell>
          <table:table-cell/>
          <table:table-cell table:style-name="ce6" office:value-type="percentage" office:value="0.0168701442841287" calcext:value-type="percentage">
            <text:p>1.69%</text:p>
          </table:table-cell>
          <table:table-cell table:style-name="ce6" table:formula="of:=[.N30]+[.M31]" office:value-type="percentage" office:value="0.28981378715008" calcext:value-type="percentage">
            <text:p>28.98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55876186952768" calcext:value-type="percentage">
            <text:p>95.59%</text:p>
          </table:table-cell>
          <table:table-cell table:style-name="ce5" office:value-type="percentage" office:value="0.884597360956961" calcext:value-type="percentage">
            <text:p>88.46%</text:p>
          </table:table-cell>
          <table:table-cell table:style-name="ce5" office:value-type="percentage" office:value="0.747922061906524" calcext:value-type="percentage">
            <text:p>74.79%</text:p>
          </table:table-cell>
          <table:table-cell table:style-name="ce5" office:value-type="percentage" office:value="0.539585645578987" calcext:value-type="percentage">
            <text:p>53.96%</text:p>
          </table:table-cell>
          <table:table-cell office:value-type="percentage" office:value="0.20356394129979" calcext:value-type="percentage">
            <text:p>20.36%</text:p>
          </table:table-cell>
          <table:table-cell table:style-name="ce6" office:value-type="percentage" office:value="0.451338019484523" calcext:value-type="percentage">
            <text:p>45.13%</text:p>
          </table:table-cell>
          <table:table-cell table:style-name="ce5" office:value-type="percentage" office:value="0.661647552102602" calcext:value-type="percentage">
            <text:p>66.16%</text:p>
          </table:table-cell>
          <table:table-cell table:style-name="ce5" office:value-type="percentage" office:value="0.835540757183376" calcext:value-type="percentage">
            <text:p>83.55%</text:p>
          </table:table-cell>
          <table:table-cell table:style-name="ce4" office:value-type="percentage" office:value="0.919274879763226" calcext:value-type="percentage">
            <text:p>91.93%</text:p>
          </table:table-cell>
          <table:table-cell/>
          <table:table-cell table:style-name="ce6" office:value-type="percentage" office:value="0.0168084844000493" calcext:value-type="percentage">
            <text:p>1.68%</text:p>
          </table:table-cell>
          <table:table-cell table:style-name="ce6" table:formula="of:=[.N31]+[.M32]" office:value-type="percentage" office:value="0.306622271550129" calcext:value-type="percentage">
            <text:p>30.66%</text:p>
          </table:table-cell>
        </table:table-row>
        <table:table-row table:style-name="ro1">
          <table:table-cell table:number-columns-repeated="2"/>
          <table:table-cell table:style-name="ce4" office:value-type="percentage" office:value="0.995733136021704" calcext:value-type="percentage">
            <text:p>99.57%</text:p>
          </table:table-cell>
          <table:table-cell table:style-name="ce4" office:value-type="percentage" office:value="0.962412134665187" calcext:value-type="percentage">
            <text:p>96.24%</text:p>
          </table:table-cell>
          <table:table-cell table:style-name="ce5" office:value-type="percentage" office:value="0.87516339869281" calcext:value-type="percentage">
            <text:p>87.52%</text:p>
          </table:table-cell>
          <table:table-cell table:style-name="ce5" office:value-type="percentage" office:value="0.674226168454803" calcext:value-type="percentage">
            <text:p>67.42%</text:p>
          </table:table-cell>
          <table:table-cell office:value-type="percentage" office:value="0.306622271550129" calcext:value-type="percentage">
            <text:p>30.66%</text:p>
          </table:table-cell>
          <table:table-cell table:style-name="ce5" office:value-type="percentage" office:value="0.595276852879517" calcext:value-type="percentage">
            <text:p>59.53%</text:p>
          </table:table-cell>
          <table:table-cell table:style-name="ce5" office:value-type="percentage" office:value="0.803995560488346" calcext:value-type="percentage">
            <text:p>80.40%</text:p>
          </table:table-cell>
          <table:table-cell table:style-name="ce4" office:value-type="percentage" office:value="0.927019361203601" calcext:value-type="percentage">
            <text:p>92.70%</text:p>
          </table:table-cell>
          <table:table-cell table:style-name="ce4" office:value-type="percentage" office:value="0.98451103711925" calcext:value-type="percentage">
            <text:p>98.45%</text:p>
          </table:table-cell>
          <table:table-cell/>
          <table:table-cell table:style-name="ce6" office:value-type="percentage" office:value="0.0166481687014428" calcext:value-type="percentage">
            <text:p>1.66%</text:p>
          </table:table-cell>
          <table:table-cell table:style-name="ce6" table:formula="of:=[.N32]+[.M33]" office:value-type="percentage" office:value="0.323270440251572" calcext:value-type="percentage">
            <text:p>32.33%</text:p>
          </table:table-cell>
        </table:table-row>
        <table:table-row table:style-name="ro1">
          <table:table-cell table:number-columns-repeated="2"/>
          <table:table-cell table:style-name="ce7" office:value-type="percentage" office:value="1" calcext:value-type="percentage">
            <text:p>100.0%</text:p>
          </table:table-cell>
          <table:table-cell table:style-name="ce4" office:value-type="percentage" office:value="0.992218522629177" calcext:value-type="percentage">
            <text:p>99.22%</text:p>
          </table:table-cell>
          <table:table-cell table:style-name="ce4" office:value-type="percentage" office:value="0.941632753730423" calcext:value-type="percentage">
            <text:p>94.16%</text:p>
          </table:table-cell>
          <table:table-cell table:style-name="ce5" office:value-type="percentage" office:value="0.79322974472808" calcext:value-type="percentage">
            <text:p>79.32%</text:p>
          </table:table-cell>
          <table:table-cell office:value-type="percentage" office:value="0.388703909236651" calcext:value-type="percentage">
            <text:p>38.87%</text:p>
          </table:table-cell>
          <table:table-cell table:style-name="ce5" office:value-type="percentage" office:value="0.711505734369219" calcext:value-type="percentage">
            <text:p>71.15%</text:p>
          </table:table-cell>
          <table:table-cell table:style-name="ce4" office:value-type="percentage" office:value="0.911283758786533" calcext:value-type="percentage">
            <text:p>91.13%</text:p>
          </table:table-cell>
          <table:table-cell table:style-name="ce4" office:value-type="percentage" office:value="0.979787889998767" calcext:value-type="percentage">
            <text:p>97.98%</text:p>
          </table:table-cell>
          <table:table-cell table:style-name="ce7" office:value-type="percentage" office:value="1" calcext:value-type="percentage">
            <text:p>100.0%</text:p>
          </table:table-cell>
          <table:table-cell/>
          <table:table-cell table:style-name="ce6" office:value-type="percentage" office:value="0.0166235047478111" calcext:value-type="percentage">
            <text:p>1.66%</text:p>
          </table:table-cell>
          <table:table-cell table:style-name="ce6" table:formula="of:=[.N33]+[.M34]" office:value-type="percentage" office:value="0.339893944999383" calcext:value-type="percentage">
            <text:p>33.99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6" office:value-type="percentage" office:value="0.0164631890492046" calcext:value-type="percentage">
            <text:p>1.65%</text:p>
          </table:table-cell>
          <table:table-cell table:style-name="ce6" table:formula="of:=[.N34]+[.M35]" office:value-type="percentage" office:value="0.356357134048588" calcext:value-type="percentage">
            <text:p>35.64%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/>
          <table:table-cell table:style-name="ce6" office:value-type="percentage" office:value="0.0163398692810458" calcext:value-type="percentage">
            <text:p>1.63%</text:p>
          </table:table-cell>
          <table:table-cell table:style-name="ce6" table:formula="of:=[.N35]+[.M36]" office:value-type="percentage" office:value="0.372697003329634" calcext:value-type="percentage">
            <text:p>37.27%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" table:formula="of:=SUM([.C16:.E18])" office:value-type="percentage" office:value="0.0796892341842398" calcext:value-type="percentage">
            <text:p>7.97%</text:p>
          </table:table-cell>
          <table:table-cell table:style-name="ce24"/>
          <table:table-cell table:style-name="ce9"/>
          <table:table-cell table:style-name="ce1" table:formula="of:=SUM([.F16:.H18])" office:value-type="percentage" office:value="0.138845726970033" calcext:value-type="percentage">
            <text:p>13.88%</text:p>
          </table:table-cell>
          <table:table-cell table:style-name="ce24"/>
          <table:table-cell table:style-name="ce9"/>
          <table:table-cell table:style-name="ce1" table:formula="of:=SUM([.I16:.K18])" office:value-type="percentage" office:value="0.0887902330743619" calcext:value-type="percentage">
            <text:p>8.88%</text:p>
          </table:table-cell>
          <table:table-cell table:style-name="ce24"/>
          <table:table-cell/>
          <table:table-cell table:style-name="ce6" office:value-type="percentage" office:value="0.0160069059070169" calcext:value-type="percentage">
            <text:p>1.60%</text:p>
          </table:table-cell>
          <table:table-cell table:style-name="ce6" table:formula="of:=[.N36]+[.M37]" office:value-type="percentage" office:value="0.388703909236651" calcext:value-type="percentage">
            <text:p>38.87%</text:p>
          </table:table-cell>
        </table:table-row>
        <table:table-row table:style-name="ro1">
          <table:table-cell table:style-name="ce1" table:formula="of:=[.G37]+[.D40]+[.G40]+[.J40]" office:value-type="percentage" office:value="0.573473917869034" calcext:value-type="percentage">
            <text:p>57.35%</text:p>
          </table:table-cell>
          <table:table-cell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/>
          <table:table-cell table:style-name="ce6" office:value-type="percentage" office:value="0.0159452460229375" calcext:value-type="percentage">
            <text:p>1.59%</text:p>
          </table:table-cell>
          <table:table-cell table:style-name="ce6" table:formula="of:=[.N37]+[.M38]" office:value-type="percentage" office:value="0.404649155259588" calcext:value-type="percentage">
            <text:p>40.46%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/>
          <table:table-cell table:style-name="ce6" office:value-type="percentage" office:value="0.0159082500924898" calcext:value-type="percentage">
            <text:p>1.59%</text:p>
          </table:table-cell>
          <table:table-cell table:style-name="ce6" table:formula="of:=[.N38]+[.M39]" office:value-type="percentage" office:value="0.420557405352078" calcext:value-type="percentage">
            <text:p>42.06%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" table:formula="of:=SUM([.C19:.E21])" office:value-type="percentage" office:value="0.133592304846467" calcext:value-type="percentage">
            <text:p>13.36%</text:p>
          </table:table-cell>
          <table:table-cell table:style-name="ce24"/>
          <table:table-cell table:style-name="ce9"/>
          <table:table-cell table:style-name="ce1" table:formula="of:=SUM([.F19:.H21])" office:value-type="percentage" office:value="0.162930077691454" calcext:value-type="percentage">
            <text:p>16.29%</text:p>
          </table:table-cell>
          <table:table-cell table:style-name="ce24"/>
          <table:table-cell table:style-name="ce9"/>
          <table:table-cell table:style-name="ce1" table:formula="of:=SUM([.I19:.K21])" office:value-type="percentage" office:value="0.13810580836108" calcext:value-type="percentage">
            <text:p>13.81%</text:p>
          </table:table-cell>
          <table:table-cell table:style-name="ce24"/>
          <table:table-cell/>
          <table:table-cell table:style-name="ce6" office:value-type="percentage" office:value="0.015575286718461" calcext:value-type="percentage">
            <text:p>1.56%</text:p>
          </table:table-cell>
          <table:table-cell table:style-name="ce6" table:formula="of:=[.N39]+[.M40]" office:value-type="percentage" office:value="0.436132692070539" calcext:value-type="percentage">
            <text:p>43.61%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/>
          <table:table-cell table:style-name="ce6" office:value-type="percentage" office:value="0.0152053274139845" calcext:value-type="percentage">
            <text:p>1.52%</text:p>
          </table:table-cell>
          <table:table-cell table:style-name="ce6" table:formula="of:=[.N40]+[.M41]" office:value-type="percentage" office:value="0.451338019484524" calcext:value-type="percentage">
            <text:p>45.13%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 table:style-name="ce8"/>
          <table:table-cell table:style-name="ce17"/>
          <table:table-cell table:style-name="ce23"/>
          <table:table-cell/>
          <table:table-cell table:style-name="ce6" office:value-type="percentage" office:value="0.0151683314835368" calcext:value-type="percentage">
            <text:p>1.52%</text:p>
          </table:table-cell>
          <table:table-cell table:style-name="ce6" table:formula="of:=[.N41]+[.M42]" office:value-type="percentage" office:value="0.46650635096806" calcext:value-type="percentage">
            <text:p>46.65%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" table:formula="of:=SUM([.C22:.E24])" office:value-type="percentage" office:value="0.0588235294117647" calcext:value-type="percentage">
            <text:p>5.88%</text:p>
          </table:table-cell>
          <table:table-cell table:style-name="ce24"/>
          <table:table-cell table:style-name="ce9"/>
          <table:table-cell table:style-name="ce1" table:formula="of:=SUM([.F22:.H24])" office:value-type="percentage" office:value="0.129522752497225" calcext:value-type="percentage">
            <text:p>12.95%</text:p>
          </table:table-cell>
          <table:table-cell table:style-name="ce24"/>
          <table:table-cell table:style-name="ce9"/>
          <table:table-cell table:style-name="ce1" table:formula="of:=SUM([.I22:.K24])" office:value-type="percentage" office:value="0.069700332963374" calcext:value-type="percentage">
            <text:p>6.97%</text:p>
          </table:table-cell>
          <table:table-cell table:style-name="ce24"/>
          <table:table-cell/>
          <table:table-cell table:style-name="ce6" office:value-type="percentage" office:value="0.0149216919472191" calcext:value-type="percentage">
            <text:p>1.49%</text:p>
          </table:table-cell>
          <table:table-cell table:style-name="ce6" table:formula="of:=[.N42]+[.M43]" office:value-type="percentage" office:value="0.481428042915279" calcext:value-type="percentage">
            <text:p>48.14%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0"/>
          <table:table-cell table:style-name="ce18"/>
          <table:table-cell table:style-name="ce25"/>
          <table:table-cell table:style-name="ce1" table:formula="of:=SUM([.C36:.K44])" office:value-type="percentage" office:value="1" calcext:value-type="percentage">
            <text:p>100.00%</text:p>
          </table:table-cell>
          <table:table-cell table:style-name="ce6" office:value-type="percentage" office:value="0.014835368109508" calcext:value-type="percentage">
            <text:p>1.48%</text:p>
          </table:table-cell>
          <table:table-cell table:style-name="ce6" table:formula="of:=[.N43]+[.M44]" office:value-type="percentage" office:value="0.496263411024787" calcext:value-type="percentage">
            <text:p>49.63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percentage" office:value="0.0146503884572697" calcext:value-type="percentage">
            <text:p>1.47%</text:p>
          </table:table-cell>
          <table:table-cell table:formula="of:=[.N44]+[.M45]" office:value-type="percentage" office:value="0.510913799482057" calcext:value-type="percentage">
            <text:p>51.09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9"/>
          <table:table-cell table:style-name="ce26"/>
          <table:table-cell table:style-name="ce14"/>
          <table:table-cell table:style-name="ce35"/>
          <table:table-cell table:style-name="ce26"/>
          <table:table-cell table:style-name="ce14"/>
          <table:table-cell table:style-name="ce19"/>
          <table:table-cell table:style-name="ce39"/>
          <table:table-cell/>
          <table:table-cell office:value-type="percentage" office:value="0.0144284128745838" calcext:value-type="percentage">
            <text:p>1.44%</text:p>
          </table:table-cell>
          <table:table-cell table:formula="of:=[.N45]+[.M46]" office:value-type="percentage" office:value="0.525342212356641" calcext:value-type="percentage">
            <text:p>52.53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MIN([.C26:.E28])" office:value-type="percentage" office:value="0.608940683191516" calcext:value-type="percentage">
            <text:p>60.89%</text:p>
          </table:table-cell>
          <table:table-cell table:style-name="ce27"/>
          <table:table-cell table:style-name="ce32"/>
          <table:table-cell table:formula="of:=MIN([.F26:.H28])" office:value-type="percentage" office:value="0.132149463559009" calcext:value-type="percentage">
            <text:p>13.21%</text:p>
          </table:table-cell>
          <table:table-cell table:style-name="ce30"/>
          <table:table-cell table:style-name="ce32"/>
          <table:table-cell table:style-name="ce5" table:formula="of:=MIN([.I26:.K28])" office:value-type="percentage" office:value="0.4999" calcext:value-type="percentage">
            <text:p>49.99%</text:p>
          </table:table-cell>
          <table:table-cell table:style-name="ce40"/>
          <table:table-cell/>
          <table:table-cell office:value-type="percentage" office:value="0.0142434332223455" calcext:value-type="percentage">
            <text:p>1.42%</text:p>
          </table:table-cell>
          <table:table-cell table:formula="of:=[.N46]+[.M47]" office:value-type="percentage" office:value="0.539585645578987" calcext:value-type="percentage">
            <text:p>53.96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13"/>
          <table:table-cell table:style-name="ce20"/>
          <table:table-cell table:style-name="ce28"/>
          <table:table-cell/>
          <table:table-cell office:value-type="percentage" office:value="0.0141201134541867" calcext:value-type="percentage">
            <text:p>1.41%</text:p>
          </table:table-cell>
          <table:table-cell table:formula="of:=[.N47]+[.M48]" office:value-type="percentage" office:value="0.553705759033173" calcext:value-type="percentage">
            <text:p>55.37%</text:p>
          </table:table-cell>
        </table:table-row>
        <table:table-row table:style-name="ro1">
          <table:table-cell table:number-columns-repeated="2"/>
          <table:table-cell table:style-name="ce14"/>
          <table:table-cell table:style-name="ce21"/>
          <table:table-cell table:style-name="ce29"/>
          <table:table-cell table:style-name="ce34"/>
          <table:table-cell table:style-name="ce35"/>
          <table:table-cell table:style-name="ce29"/>
          <table:table-cell table:style-name="ce34"/>
          <table:table-cell table:style-name="ce35"/>
          <table:table-cell table:style-name="ce26"/>
          <table:table-cell/>
          <table:table-cell office:value-type="percentage" office:value="0.0139104698483167" calcext:value-type="percentage">
            <text:p>1.39%</text:p>
          </table:table-cell>
          <table:table-cell table:formula="of:=[.N48]+[.M49]" office:value-type="percentage" office:value="0.56761622888149" calcext:value-type="percentage">
            <text:p>56.76%</text:p>
          </table:table-cell>
        </table:table-row>
        <table:table-row table:style-name="ro1">
          <table:table-cell table:number-columns-repeated="2"/>
          <table:table-cell table:style-name="ce15"/>
          <table:table-cell table:style-name="ce6" table:formula="of:=MIN([.C29:.E31])" office:value-type="percentage" office:value="0.150376125292884" calcext:value-type="percentage">
            <text:p>15.04%</text:p>
          </table:table-cell>
          <table:table-cell table:style-name="ce30"/>
          <table:table-cell table:style-name="ce15"/>
          <table:table-cell table:formula="of:=MIN([.F29:.H31])" office:value-type="percentage" office:value="0.0198544826735726" calcext:value-type="percentage">
            <text:p>1.99%</text:p>
          </table:table-cell>
          <table:table-cell table:style-name="ce30"/>
          <table:table-cell table:style-name="ce15"/>
          <table:table-cell table:style-name="ce6" table:formula="of:=MIN([.I29:.K31])" office:value-type="percentage" office:value="0.0954864964853866" calcext:value-type="percentage">
            <text:p>9.55%</text:p>
          </table:table-cell>
          <table:table-cell table:style-name="ce30"/>
          <table:table-cell/>
          <table:table-cell office:value-type="percentage" office:value="0.013873473917869" calcext:value-type="percentage">
            <text:p>1.39%</text:p>
          </table:table-cell>
          <table:table-cell table:formula="of:=[.N49]+[.M50]" office:value-type="percentage" office:value="0.581489702799359" calcext:value-type="percentage">
            <text:p>58.15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33"/>
          <table:table-cell table:style-name="ce20"/>
          <table:table-cell table:style-name="ce28"/>
          <table:table-cell/>
          <table:table-cell office:value-type="percentage" office:value="0.0137871500801579" calcext:value-type="percentage">
            <text:p>1.38%</text:p>
          </table:table-cell>
          <table:table-cell table:formula="of:=[.N50]+[.M51]" office:value-type="percentage" office:value="0.595276852879517" calcext:value-type="percentage">
            <text:p>59.53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21"/>
          <table:table-cell table:style-name="ce26"/>
          <table:table-cell table:style-name="ce14"/>
          <table:table-cell table:style-name="ce35"/>
          <table:table-cell table:style-name="ce29"/>
          <table:table-cell table:style-name="ce14"/>
          <table:table-cell table:style-name="ce21"/>
          <table:table-cell table:style-name="ce39"/>
          <table:table-cell/>
          <table:table-cell office:value-type="percentage" office:value="0.013663830311999" calcext:value-type="percentage">
            <text:p>1.37%</text:p>
          </table:table-cell>
          <table:table-cell table:formula="of:=[.N51]+[.M52]" office:value-type="percentage" office:value="0.608940683191516" calcext:value-type="percentage">
            <text:p>60.89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MIN([.C32:.E34])" office:value-type="percentage" office:value="0.747922061906524" calcext:value-type="percentage">
            <text:p>74.79%</text:p>
          </table:table-cell>
          <table:table-cell table:style-name="ce27"/>
          <table:table-cell table:style-name="ce32"/>
          <table:table-cell table:formula="of:=MIN([.F32:.H34])" office:value-type="percentage" office:value="0.20356394129979" calcext:value-type="percentage">
            <text:p>20.36%</text:p>
          </table:table-cell>
          <table:table-cell table:style-name="ce27"/>
          <table:table-cell table:style-name="ce32"/>
          <table:table-cell table:style-name="ce4" table:formula="of:=MIN([.I32:.K34])" office:value-type="percentage" office:value="0.661647552102602" calcext:value-type="percentage">
            <text:p>66.16%</text:p>
          </table:table-cell>
          <table:table-cell table:style-name="ce40"/>
          <table:table-cell/>
          <table:table-cell office:value-type="percentage" office:value="0.0135035146133925" calcext:value-type="percentage">
            <text:p>1.35%</text:p>
          </table:table-cell>
          <table:table-cell table:formula="of:=[.N52]+[.M53]" office:value-type="percentage" office:value="0.622444197804908" calcext:value-type="percentage">
            <text:p>62.24%</text:p>
          </table:table-cell>
        </table:table-row>
        <table:table-row table:style-name="ro1">
          <table:table-cell table:number-columns-repeated="2"/>
          <table:table-cell table:style-name="ce16"/>
          <table:table-cell table:style-name="ce22"/>
          <table:table-cell table:style-name="ce31"/>
          <table:table-cell table:style-name="ce13"/>
          <table:table-cell table:style-name="ce36"/>
          <table:table-cell table:style-name="ce28"/>
          <table:table-cell table:style-name="ce38"/>
          <table:table-cell table:style-name="ce22"/>
          <table:table-cell table:style-name="ce41"/>
          <table:table-cell/>
          <table:table-cell office:value-type="percentage" office:value="0.0133555308916019" calcext:value-type="percentage">
            <text:p>1.34%</text:p>
          </table:table-cell>
          <table:table-cell table:formula="of:=[.N53]+[.M54]" office:value-type="percentage" office:value="0.63579972869651" calcext:value-type="percentage">
            <text:p>63.58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percentage" office:value="0.0130472314712048" calcext:value-type="percentage">
            <text:p>1.30%</text:p>
          </table:table-cell>
          <table:table-cell table:formula="of:=[.N54]+[.M55]" office:value-type="percentage" office:value="0.648846960167715" calcext:value-type="percentage">
            <text:p>64.88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9"/>
          <table:table-cell table:style-name="ce26"/>
          <table:table-cell table:style-name="ce14"/>
          <table:table-cell table:style-name="ce35"/>
          <table:table-cell table:style-name="ce26"/>
          <table:table-cell table:style-name="ce14"/>
          <table:table-cell table:style-name="ce19"/>
          <table:table-cell table:style-name="ce39"/>
          <table:table-cell/>
          <table:table-cell office:value-type="percentage" office:value="0.0128005919348872" calcext:value-type="percentage">
            <text:p>1.28%</text:p>
          </table:table-cell>
          <table:table-cell table:formula="of:=[.N55]+[.M56]" office:value-type="percentage" office:value="0.661647552102602" calcext:value-type="percentage">
            <text:p>66.16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AVERAGE([.C26:.E28])" office:value-type="percentage" office:value="0.860389690467382" calcext:value-type="percentage">
            <text:p>86.04%</text:p>
          </table:table-cell>
          <table:table-cell table:style-name="ce27"/>
          <table:table-cell table:style-name="ce32"/>
          <table:table-cell table:formula="of:=AVERAGE([.F26:.H28])" office:value-type="percentage" office:value="0.434487058275442" calcext:value-type="percentage">
            <text:p>43.45%</text:p>
          </table:table-cell>
          <table:table-cell table:style-name="ce30"/>
          <table:table-cell table:style-name="ce32"/>
          <table:table-cell table:style-name="ce5" table:formula="of:=AVERAGE([.I26:.K28])" office:value-type="percentage" office:value="0.808203355667914" calcext:value-type="percentage">
            <text:p>80.82%</text:p>
          </table:table-cell>
          <table:table-cell table:style-name="ce40"/>
          <table:table-cell/>
          <table:table-cell office:value-type="percentage" office:value="0.0125786163522013" calcext:value-type="percentage">
            <text:p>1.26%</text:p>
          </table:table-cell>
          <table:table-cell table:formula="of:=[.N56]+[.M57]" office:value-type="percentage" office:value="0.674226168454803" calcext:value-type="percentage">
            <text:p>67.42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13"/>
          <table:table-cell table:style-name="ce20"/>
          <table:table-cell table:style-name="ce28"/>
          <table:table-cell/>
          <table:table-cell office:value-type="percentage" office:value="0.0125169564681218" calcext:value-type="percentage">
            <text:p>1.25%</text:p>
          </table:table-cell>
          <table:table-cell table:formula="of:=[.N57]+[.M58]" office:value-type="percentage" office:value="0.686743124922925" calcext:value-type="percentage">
            <text:p>68.67%</text:p>
          </table:table-cell>
        </table:table-row>
        <table:table-row table:style-name="ro1">
          <table:table-cell table:number-columns-repeated="2"/>
          <table:table-cell table:style-name="ce14"/>
          <table:table-cell table:style-name="ce21"/>
          <table:table-cell table:style-name="ce29"/>
          <table:table-cell table:style-name="ce34"/>
          <table:table-cell table:style-name="ce35"/>
          <table:table-cell table:style-name="ce29"/>
          <table:table-cell table:style-name="ce34"/>
          <table:table-cell table:style-name="ce35"/>
          <table:table-cell table:style-name="ce26"/>
          <table:table-cell/>
          <table:table-cell office:value-type="percentage" office:value="0.012393636699963" calcext:value-type="percentage">
            <text:p>1.24%</text:p>
          </table:table-cell>
          <table:table-cell table:formula="of:=[.N58]+[.M59]" office:value-type="percentage" office:value="0.699136761622888" calcext:value-type="percentage">
            <text:p>69.91%</text:p>
          </table:table-cell>
        </table:table-row>
        <table:table-row table:style-name="ro1">
          <table:table-cell table:number-columns-repeated="2"/>
          <table:table-cell table:style-name="ce15"/>
          <table:table-cell table:style-name="ce6" table:formula="of:=AVERAGE([.C29:.E31])" office:value-type="percentage" office:value="0.479483701237308" calcext:value-type="percentage">
            <text:p>47.95%</text:p>
          </table:table-cell>
          <table:table-cell table:style-name="ce30"/>
          <table:table-cell table:style-name="ce15"/>
          <table:table-cell table:formula="of:=AVERAGE([.F29:.H31])" office:value-type="percentage" office:value="0.167784765897973" calcext:value-type="percentage">
            <text:p>16.78%</text:p>
          </table:table-cell>
          <table:table-cell table:style-name="ce30"/>
          <table:table-cell table:style-name="ce15"/>
          <table:table-cell table:style-name="ce6" table:formula="of:=AVERAGE([.I29:.K31])" office:value-type="percentage" office:value="0.429822830599745" calcext:value-type="percentage">
            <text:p>42.98%</text:p>
          </table:table-cell>
          <table:table-cell table:style-name="ce30"/>
          <table:table-cell/>
          <table:table-cell office:value-type="percentage" office:value="0.0123689727463312" calcext:value-type="percentage">
            <text:p>1.24%</text:p>
          </table:table-cell>
          <table:table-cell table:formula="of:=[.N59]+[.M60]" office:value-type="percentage" office:value="0.711505734369219" calcext:value-type="percentage">
            <text:p>71.15%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20"/>
          <table:table-cell table:style-name="ce28"/>
          <table:table-cell table:style-name="ce33"/>
          <table:table-cell table:style-name="ce36"/>
          <table:table-cell table:style-name="ce37"/>
          <table:table-cell table:style-name="ce33"/>
          <table:table-cell table:style-name="ce20"/>
          <table:table-cell table:style-name="ce28"/>
          <table:table-cell/>
          <table:table-cell office:value-type="percentage" office:value="0.0123319768158836" calcext:value-type="percentage">
            <text:p>1.23%</text:p>
          </table:table-cell>
          <table:table-cell table:formula="of:=[.N60]+[.M61]" office:value-type="percentage" office:value="0.723837711185103" calcext:value-type="percentage">
            <text:p>72.38%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21"/>
          <table:table-cell table:style-name="ce26"/>
          <table:table-cell table:style-name="ce14"/>
          <table:table-cell table:style-name="ce35"/>
          <table:table-cell table:style-name="ce29"/>
          <table:table-cell table:style-name="ce14"/>
          <table:table-cell table:style-name="ce21"/>
          <table:table-cell table:style-name="ce39"/>
          <table:table-cell/>
          <table:table-cell office:value-type="percentage" office:value="0.0122456529781724" calcext:value-type="percentage">
            <text:p>1.22%</text:p>
          </table:table-cell>
          <table:table-cell table:formula="of:=[.N61]+[.M62]" office:value-type="percentage" office:value="0.736083364163275" calcext:value-type="percentage">
            <text:p>73.61%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4" table:formula="of:=AVERAGE([.C32:.E34])" office:value-type="percentage" office:value="0.928395061728395" calcext:value-type="percentage">
            <text:p>92.84%</text:p>
          </table:table-cell>
          <table:table-cell table:style-name="ce27"/>
          <table:table-cell table:style-name="ce32"/>
          <table:table-cell table:formula="of:=AVERAGE([.F32:.H34])" office:value-type="percentage" office:value="0.518228031953522" calcext:value-type="percentage">
            <text:p>51.82%</text:p>
          </table:table-cell>
          <table:table-cell table:style-name="ce27"/>
          <table:table-cell table:style-name="ce32"/>
          <table:table-cell table:style-name="ce4" table:formula="of:=AVERAGE([.I32:.K34])" office:value-type="percentage" office:value="0.8914511996273" calcext:value-type="percentage">
            <text:p>89.15%</text:p>
          </table:table-cell>
          <table:table-cell table:style-name="ce40"/>
          <table:table-cell/>
          <table:table-cell office:value-type="percentage" office:value="0.0118386977432482" calcext:value-type="percentage">
            <text:p>1.18%</text:p>
          </table:table-cell>
          <table:table-cell table:formula="of:=[.N62]+[.M63]" office:value-type="percentage" office:value="0.747922061906524" calcext:value-type="percentage">
            <text:p>74.79%</text:p>
          </table:table-cell>
        </table:table-row>
        <table:table-row table:style-name="ro1">
          <table:table-cell table:number-columns-repeated="2"/>
          <table:table-cell table:style-name="ce16"/>
          <table:table-cell table:style-name="ce22"/>
          <table:table-cell table:style-name="ce31"/>
          <table:table-cell table:style-name="ce13"/>
          <table:table-cell table:style-name="ce36"/>
          <table:table-cell table:style-name="ce28"/>
          <table:table-cell table:style-name="ce38"/>
          <table:table-cell table:style-name="ce22"/>
          <table:table-cell table:style-name="ce41"/>
          <table:table-cell/>
          <table:table-cell office:value-type="percentage" office:value="0.0117523739055371" calcext:value-type="percentage">
            <text:p>1.18%</text:p>
          </table:table-cell>
          <table:table-cell table:formula="of:=[.N63]+[.M64]" office:value-type="percentage" office:value="0.759674435812061" calcext:value-type="percentage">
            <text:p>75.97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percentage" office:value="0.0113824146010606" calcext:value-type="percentage">
            <text:p>1.14%</text:p>
          </table:table-cell>
          <table:table-cell table:formula="of:=[.N64]+[.M65]" office:value-type="percentage" office:value="0.771056850413121" calcext:value-type="percentage">
            <text:p>77.11%</text:p>
          </table:table-cell>
        </table:table-row>
        <table:table-row table:style-name="ro1">
          <table:table-cell table:number-columns-repeated="2"/>
          <table:table-cell table:style-name="ce58"/>
          <table:table-cell table:style-name="ce67" table:number-columns-repeated="3"/>
          <table:table-cell table:style-name="ce83"/>
          <table:table-cell table:style-name="ce67" table:number-columns-repeated="3"/>
          <table:table-cell table:style-name="ce91"/>
          <table:table-cell/>
          <table:table-cell office:value-type="percentage" office:value="0.0112590948329017" calcext:value-type="percentage">
            <text:p>1.13%</text:p>
          </table:table-cell>
          <table:table-cell table:formula="of:=[.N65]+[.M66]" office:value-type="percentage" office:value="0.782315945246023" calcext:value-type="percentage">
            <text:p>78.23%</text:p>
          </table:table-cell>
        </table:table-row>
        <table:table-row table:style-name="ro1">
          <table:table-cell table:number-columns-repeated="2"/>
          <table:table-cell table:style-name="ce59"/>
          <table:table-cell/>
          <table:table-cell table:style-name="ce1" table:formula="of:=SUM([.C16:.G18])" office:value-type="percentage" office:value="0.173769885312616" calcext:value-type="percentage">
            <text:p>17.38%</text:p>
          </table:table-cell>
          <table:table-cell/>
          <table:table-cell table:style-name="ce84"/>
          <table:table-cell/>
          <table:table-cell table:style-name="ce1" table:formula="of:=SUM([.G16:.K18])" office:value-type="percentage" office:value="0.185904550499445" calcext:value-type="percentage">
            <text:p>18.59%</text:p>
          </table:table-cell>
          <table:table-cell/>
          <table:table-cell table:style-name="ce92"/>
          <table:table-cell/>
          <table:table-cell office:value-type="percentage" office:value="0.010913799482057" calcext:value-type="percentage">
            <text:p>1.09%</text:p>
          </table:table-cell>
          <table:table-cell table:formula="of:=[.N66]+[.M67]" office:value-type="percentage" office:value="0.79322974472808" calcext:value-type="percentage">
            <text:p>79.32%</text:p>
          </table:table-cell>
        </table:table-row>
        <table:table-row table:style-name="ro1">
          <table:table-cell table:number-columns-repeated="2"/>
          <table:table-cell table:style-name="ce60"/>
          <table:table-cell table:style-name="ce68" table:number-columns-repeated="3"/>
          <table:table-cell table:style-name="ce85"/>
          <table:table-cell table:style-name="ce68" table:number-columns-repeated="3"/>
          <table:table-cell table:style-name="ce93"/>
          <table:table-cell/>
          <table:table-cell office:value-type="percentage" office:value="0.0107658157602664" calcext:value-type="percentage">
            <text:p>1.08%</text:p>
          </table:table-cell>
          <table:table-cell table:formula="of:=[.N67]+[.M68]" office:value-type="percentage" office:value="0.803995560488346" calcext:value-type="percentage">
            <text:p>80.40%</text:p>
          </table:table-cell>
        </table:table-row>
        <table:table-row table:style-name="ro1">
          <table:table-cell table:number-columns-repeated="2"/>
          <table:table-cell table:style-name="ce58"/>
          <table:table-cell table:style-name="ce67" table:number-columns-repeated="3"/>
          <table:table-cell table:style-name="ce83"/>
          <table:table-cell table:style-name="ce67" table:number-columns-repeated="3"/>
          <table:table-cell table:style-name="ce91"/>
          <table:table-cell/>
          <table:table-cell office:value-type="percentage" office:value="0.0106055000616599" calcext:value-type="percentage">
            <text:p>1.06%</text:p>
          </table:table-cell>
          <table:table-cell table:formula="of:=[.N68]+[.M69]" office:value-type="percentage" office:value="0.814601060550006" calcext:value-type="percentage">
            <text:p>81.46%</text:p>
          </table:table-cell>
        </table:table-row>
        <table:table-row table:style-name="ro1">
          <table:table-cell table:number-columns-repeated="2"/>
          <table:table-cell table:style-name="ce59"/>
          <table:table-cell/>
          <table:table-cell table:style-name="ce1" table:formula="of:=SUM([.C19:.G21])" office:value-type="percentage" office:value="0.242964607226538" calcext:value-type="percentage">
            <text:p>24.30%</text:p>
          </table:table-cell>
          <table:table-cell/>
          <table:table-cell table:style-name="ce84"/>
          <table:table-cell/>
          <table:table-cell table:style-name="ce1" table:formula="of:=SUM([.G19:.K21])" office:value-type="percentage" office:value="0.24898261191269" calcext:value-type="percentage">
            <text:p>24.90%</text:p>
          </table:table-cell>
          <table:table-cell/>
          <table:table-cell table:style-name="ce92"/>
          <table:table-cell/>
          <table:table-cell office:value-type="percentage" office:value="0.0105438401775805" calcext:value-type="percentage">
            <text:p>1.05%</text:p>
          </table:table-cell>
          <table:table-cell table:formula="of:=[.N69]+[.M70]" office:value-type="percentage" office:value="0.825144900727587" calcext:value-type="percentage">
            <text:p>82.51%</text:p>
          </table:table-cell>
        </table:table-row>
        <table:table-row table:style-name="ro1">
          <table:table-cell table:number-columns-repeated="2"/>
          <table:table-cell table:style-name="ce60"/>
          <table:table-cell table:style-name="ce68" table:number-columns-repeated="3"/>
          <table:table-cell table:style-name="ce85"/>
          <table:table-cell table:style-name="ce68" table:number-columns-repeated="3"/>
          <table:table-cell table:style-name="ce93"/>
          <table:table-cell/>
          <table:table-cell office:value-type="percentage" office:value="0.0103958564557899" calcext:value-type="percentage">
            <text:p>1.04%</text:p>
          </table:table-cell>
          <table:table-cell table:formula="of:=[.N70]+[.M71]" office:value-type="percentage" office:value="0.835540757183376" calcext:value-type="percentage">
            <text:p>83.55%</text:p>
          </table:table-cell>
        </table:table-row>
        <table:table-row table:style-name="ro1">
          <table:table-cell table:number-columns-repeated="2"/>
          <table:table-cell table:style-name="ce58"/>
          <table:table-cell table:style-name="ce67" table:number-columns-repeated="3"/>
          <table:table-cell table:style-name="ce83"/>
          <table:table-cell table:style-name="ce67" table:number-columns-repeated="3"/>
          <table:table-cell table:style-name="ce91"/>
          <table:table-cell/>
          <table:table-cell office:value-type="percentage" office:value="0.0103588605253422" calcext:value-type="percentage">
            <text:p>1.04%</text:p>
          </table:table-cell>
          <table:table-cell table:formula="of:=[.N71]+[.M72]" office:value-type="percentage" office:value="0.845899617708719" calcext:value-type="percentage">
            <text:p>84.59%</text:p>
          </table:table-cell>
        </table:table-row>
        <table:table-row table:style-name="ro1">
          <table:table-cell table:number-columns-repeated="2"/>
          <table:table-cell table:style-name="ce59"/>
          <table:table-cell/>
          <table:table-cell table:style-name="ce1" table:formula="of:=SUM([.C22:.G24])" office:value-type="percentage" office:value="0.146984831668516" calcext:value-type="percentage">
            <text:p>14.70%</text:p>
          </table:table-cell>
          <table:table-cell/>
          <table:table-cell table:style-name="ce84"/>
          <table:table-cell/>
          <table:table-cell table:style-name="ce1" table:formula="of:=SUM([.G22:.K24])" office:value-type="percentage" office:value="0.161487236403996" calcext:value-type="percentage">
            <text:p>16.15%</text:p>
          </table:table-cell>
          <table:table-cell/>
          <table:table-cell table:style-name="ce92"/>
          <table:table-cell/>
          <table:table-cell office:value-type="percentage" office:value="0.00986558145270687" calcext:value-type="percentage">
            <text:p>0.99%</text:p>
          </table:table-cell>
          <table:table-cell table:formula="of:=[.N72]+[.M73]" office:value-type="percentage" office:value="0.855765199161426" calcext:value-type="percentage">
            <text:p>85.58%</text:p>
          </table:table-cell>
        </table:table-row>
        <table:table-row table:style-name="ro1">
          <table:table-cell table:number-columns-repeated="2"/>
          <table:table-cell table:style-name="ce60"/>
          <table:table-cell table:style-name="ce68" table:number-columns-repeated="3"/>
          <table:table-cell table:style-name="ce85"/>
          <table:table-cell table:style-name="ce68" table:number-columns-repeated="3"/>
          <table:table-cell table:style-name="ce93"/>
          <table:table-cell table:style-name="ce1" table:formula="of:=SUM([.C66:.K74])" office:value-type="percentage" office:value="1.1600937230238" calcext:value-type="percentage">
            <text:p>116.01%</text:p>
          </table:table-cell>
          <table:table-cell office:value-type="percentage" office:value="0.0098409174990751" calcext:value-type="percentage">
            <text:p>0.98%</text:p>
          </table:table-cell>
          <table:table-cell table:formula="of:=[.N73]+[.M74]" office:value-type="percentage" office:value="0.865606116660501" calcext:value-type="percentage">
            <text:p>86.56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percentage" office:value="0.00955728203230978" calcext:value-type="percentage">
            <text:p>0.96%</text:p>
          </table:table-cell>
          <table:table-cell table:formula="of:=[.N74]+[.M75]" office:value-type="percentage" office:value="0.87516339869281" calcext:value-type="percentage">
            <text:p>87.52%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table:number-columns-repeated="2"/>
          <table:table-cell/>
          <table:table-cell table:style-name="ce5" table:number-columns-repeated="2"/>
          <table:table-cell table:style-name="ce4" table:number-columns-repeated="2"/>
          <table:table-cell/>
          <table:table-cell office:value-type="percentage" office:value="0.00943396226415094" calcext:value-type="percentage">
            <text:p>0.94%</text:p>
          </table:table-cell>
          <table:table-cell table:formula="of:=[.N75]+[.M76]" office:value-type="percentage" office:value="0.884597360956961" calcext:value-type="percentage">
            <text:p>88.46%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table:formula="of:=MIN([.C26:.G28])" office:value-type="percentage" office:value="0.132149463559009" calcext:value-type="percentage">
            <text:p>13.21%</text:p>
          </table:table-cell>
          <table:table-cell table:style-name="ce5"/>
          <table:table-cell/>
          <table:table-cell table:style-name="ce6"/>
          <table:table-cell table:style-name="ce5" table:formula="of:=MIN([.G26:.K28])" office:value-type="percentage" office:value="0.132149463559009" calcext:value-type="percentage">
            <text:p>13.21%</text:p>
          </table:table-cell>
          <table:table-cell table:style-name="ce5"/>
          <table:table-cell table:style-name="ce4"/>
          <table:table-cell/>
          <table:table-cell office:value-type="percentage" office:value="0.00910099889012209" calcext:value-type="percentage">
            <text:p>0.91%</text:p>
          </table:table-cell>
          <table:table-cell table:formula="of:=[.N76]+[.M77]" office:value-type="percentage" office:value="0.893698359847083" calcext:value-type="percentage">
            <text:p>89.37%</text:p>
          </table:table-cell>
        </table:table-row>
        <table:table-row table:style-name="ro1">
          <table:table-cell table:number-columns-repeated="2"/>
          <table:table-cell table:style-name="ce5" table:number-columns-repeated="3"/>
          <table:table-cell table:style-name="ce6"/>
          <table:table-cell/>
          <table:table-cell table:style-name="ce6"/>
          <table:table-cell table:style-name="ce5" table:number-columns-repeated="3"/>
          <table:table-cell/>
          <table:table-cell table:style-name="ce4" office:value-type="percentage" office:value="0.00885435935380442" calcext:value-type="percentage">
            <text:p>0.89%</text:p>
          </table:table-cell>
          <table:table-cell table:style-name="ce4" table:formula="of:=[.N77]+[.M78]" office:value-type="percentage" office:value="0.902552719200888" calcext:value-type="percentage">
            <text:p>90.26%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style-name="ce6" table:number-columns-repeated="2"/>
          <table:table-cell/>
          <table:table-cell table:style-name="ce6" table:number-columns-repeated="3"/>
          <table:table-cell table:style-name="ce5"/>
          <table:table-cell/>
          <table:table-cell table:style-name="ce4" office:value-type="percentage" office:value="0.00873103958564558" calcext:value-type="percentage">
            <text:p>0.87%</text:p>
          </table:table-cell>
          <table:table-cell table:style-name="ce4" table:formula="of:=[.N78]+[.M79]" office:value-type="percentage" office:value="0.911283758786533" calcext:value-type="percentage">
            <text:p>91.13%</text:p>
          </table:table-cell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table:formula="of:=MIN([.C29:.G31])" office:value-type="percentage" office:value="0.0198544826735726" calcext:value-type="percentage">
            <text:p>1.99%</text:p>
          </table:table-cell>
          <table:table-cell table:style-name="ce6"/>
          <table:table-cell/>
          <table:table-cell table:style-name="ce6"/>
          <table:table-cell table:style-name="ce6" table:formula="of:=MIN([.G29:.K31])" office:value-type="percentage" office:value="0.0198544826735726" calcext:value-type="percentage">
            <text:p>1.99%</text:p>
          </table:table-cell>
          <table:table-cell table:style-name="ce6" table:number-columns-repeated="2"/>
          <table:table-cell/>
          <table:table-cell table:style-name="ce4" office:value-type="percentage" office:value="0.00799112097669257" calcext:value-type="percentage">
            <text:p>0.80%</text:p>
          </table:table-cell>
          <table:table-cell table:style-name="ce4" table:formula="of:=[.N79]+[.M80]" office:value-type="percentage" office:value="0.919274879763226" calcext:value-type="percentage">
            <text:p>91.93%</text:p>
          </table:table-cell>
        </table:table-row>
        <table:table-row table:style-name="ro1">
          <table:table-cell table:number-columns-repeated="2"/>
          <table:table-cell table:style-name="ce5" table:number-columns-repeated="3"/>
          <table:table-cell table:style-name="ce6"/>
          <table:table-cell/>
          <table:table-cell table:style-name="ce6" table:number-columns-repeated="2"/>
          <table:table-cell table:style-name="ce5" table:number-columns-repeated="2"/>
          <table:table-cell/>
          <table:table-cell table:style-name="ce4" office:value-type="percentage" office:value="0.00774448144037489" calcext:value-type="percentage">
            <text:p>0.77%</text:p>
          </table:table-cell>
          <table:table-cell table:style-name="ce4" table:formula="of:=[.N80]+[.M81]" office:value-type="percentage" office:value="0.927019361203601" calcext:value-type="percentage">
            <text:p>92.70%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5" table:number-columns-repeated="3"/>
          <table:table-cell/>
          <table:table-cell table:style-name="ce6"/>
          <table:table-cell table:style-name="ce5" table:number-columns-repeated="2"/>
          <table:table-cell table:style-name="ce4"/>
          <table:table-cell/>
          <table:table-cell table:style-name="ce4" office:value-type="percentage" office:value="0.00733752620545074" calcext:value-type="percentage">
            <text:p>0.73%</text:p>
          </table:table-cell>
          <table:table-cell table:style-name="ce4" table:formula="of:=[.N81]+[.M82]" office:value-type="percentage" office:value="0.934356887409052" calcext:value-type="percentage">
            <text:p>93.44%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table:formula="of:=MIN([.C32:.G34])" office:value-type="percentage" office:value="0.20356394129979" calcext:value-type="percentage">
            <text:p>20.36%</text:p>
          </table:table-cell>
          <table:table-cell table:style-name="ce5"/>
          <table:table-cell/>
          <table:table-cell table:style-name="ce5"/>
          <table:table-cell table:style-name="ce5" table:formula="of:=MIN([.G32:.K34])" office:value-type="percentage" office:value="0.20356394129979" calcext:value-type="percentage">
            <text:p>20.36%</text:p>
          </table:table-cell>
          <table:table-cell table:style-name="ce4" table:number-columns-repeated="2"/>
          <table:table-cell/>
          <table:table-cell table:style-name="ce4" office:value-type="percentage" office:value="0.00727586632137132" calcext:value-type="percentage">
            <text:p>0.73%</text:p>
          </table:table-cell>
          <table:table-cell table:style-name="ce4" table:formula="of:=[.N82]+[.M83]" office:value-type="percentage" office:value="0.941632753730423" calcext:value-type="percentage">
            <text:p>94.16%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4" table:number-columns-repeated="2"/>
          <table:table-cell table:style-name="ce5"/>
          <table:table-cell/>
          <table:table-cell table:style-name="ce5"/>
          <table:table-cell table:style-name="ce4" table:number-columns-repeated="2"/>
          <table:table-cell table:style-name="ce7"/>
          <table:table-cell/>
          <table:table-cell table:style-name="ce4" office:value-type="percentage" office:value="0.0072142064372919" calcext:value-type="percentage">
            <text:p>0.72%</text:p>
          </table:table-cell>
          <table:table-cell table:style-name="ce4" table:formula="of:=[.N83]+[.M84]" office:value-type="percentage" office:value="0.948846960167715" calcext:value-type="percentage">
            <text:p>94.88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702922678505365" calcext:value-type="percentage">
            <text:p>0.70%</text:p>
          </table:table-cell>
          <table:table-cell table:style-name="ce4" table:formula="of:=[.N84]+[.M85]" office:value-type="percentage" office:value="0.955876186952768" calcext:value-type="percentage">
            <text:p>95.59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65359477124183" calcext:value-type="percentage">
            <text:p>0.65%</text:p>
          </table:table-cell>
          <table:table-cell table:style-name="ce4" table:formula="of:=[.N85]+[.M86]" office:value-type="percentage" office:value="0.962412134665187" calcext:value-type="percentage">
            <text:p>96.24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632630410654828" calcext:value-type="percentage">
            <text:p>0.63%</text:p>
          </table:table-cell>
          <table:table-cell table:style-name="ce4" table:formula="of:=[.N86]+[.M87]" office:value-type="percentage" office:value="0.968738438771735" calcext:value-type="percentage">
            <text:p>96.87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595634480207177" calcext:value-type="percentage">
            <text:p>0.60%</text:p>
          </table:table-cell>
          <table:table-cell table:style-name="ce4" table:formula="of:=[.N87]+[.M88]" office:value-type="percentage" office:value="0.974694783573807" calcext:value-type="percentage">
            <text:p>97.47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509310642495992" calcext:value-type="percentage">
            <text:p>0.51%</text:p>
          </table:table-cell>
          <table:table-cell table:style-name="ce4" table:formula="of:=[.N88]+[.M89]" office:value-type="percentage" office:value="0.979787889998767" calcext:value-type="percentage">
            <text:p>97.98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472314712048341" calcext:value-type="percentage">
            <text:p>0.47%</text:p>
          </table:table-cell>
          <table:table-cell table:style-name="ce4" table:formula="of:=[.N89]+[.M90]" office:value-type="percentage" office:value="0.98451103711925" calcext:value-type="percentage">
            <text:p>98.45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406955234924159" calcext:value-type="percentage">
            <text:p>0.41%</text:p>
          </table:table-cell>
          <table:table-cell table:style-name="ce4" table:formula="of:=[.N90]+[.M91]" office:value-type="percentage" office:value="0.988580589468492" calcext:value-type="percentage">
            <text:p>98.86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363793316068566" calcext:value-type="percentage">
            <text:p>0.36%</text:p>
          </table:table-cell>
          <table:table-cell table:style-name="ce4" table:formula="of:=[.N91]+[.M92]" office:value-type="percentage" office:value="0.992218522629177" calcext:value-type="percentage">
            <text:p>99.22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351461339252682" calcext:value-type="percentage">
            <text:p>0.35%</text:p>
          </table:table-cell>
          <table:table-cell table:style-name="ce4" table:formula="of:=[.N92]+[.M93]" office:value-type="percentage" office:value="0.995733136021704" calcext:value-type="percentage">
            <text:p>99.57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281169071402146" calcext:value-type="percentage">
            <text:p>0.28%</text:p>
          </table:table-cell>
          <table:table-cell table:style-name="ce4" table:formula="of:=[.N93]+[.M94]" office:value-type="percentage" office:value="0.998544826735725" calcext:value-type="percentage">
            <text:p>99.85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.00145517326427427" calcext:value-type="percentage">
            <text:p>0.15%</text:p>
          </table:table-cell>
          <table:table-cell table:style-name="ce7" table:formula="of:=[.N94]+[.M95]" office:value-type="percentage" office:value="1" calcext:value-type="percentage">
            <text:p>100.0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ce4" office:value-type="percentage" office:value="0" calcext:value-type="percentage">
            <text:p>0.00%</text:p>
          </table:table-cell>
          <table:table-cell table:style-name="ce7" table:formula="of:=[.N95]+[.M96]" office:value-type="percentage" office:value="1" calcext:value-type="percentage">
            <text:p>100.0%</text:p>
          </table:table-cell>
        </table:table-row>
      </table:table>
      <table:named-expressions/>
      <table:database-ranges>
        <table:database-range table:name="__Anonymous_Sheet_DB__0" table:target-range-address="Sheet1.M16:Sheet1.M9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Sheet1_2.M16:Sheet1_2.M9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7:09:47.312813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yer</meta:initial-creator>
    <meta:creation-date>2019-06-20T14:20:38.743508412</meta:creation-date>
    <dc:date>2019-06-21T14:36:36.629487625</dc:date>
    <dc:creator>Martin Dyer</dc:creator>
    <meta:editing-duration>PT5H37M34S</meta:editing-duration>
    <meta:editing-cycles>6</meta:editing-cycles>
    <meta:generator>LibreOffice/6.2.2.2$Linux_X86_64 LibreOffice_project/20$Build-2</meta:generator>
    <meta:document-statistic meta:table-count="2" meta:cell-count="936" meta:object-count="0"/>
  </office:meta>
</office:document-meta>
</file>